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59M25.949S" calcext:value-type="time">
            <text:p>15:59:25.9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323783" calcext:value-type="float">
            <text:p>-1.32E-10</text:p>
          </table:table-cell>
          <table:table-cell table:formula="of:=[.C4]*10^9" office:value-type="float" office:value="-0.1323783" calcext:value-type="float">
            <text:p>-0.1323783</text:p>
          </table:table-cell>
          <table:table-cell table:formula="of:=[.$N$1]*[.D4]" office:value-type="float" office:value="-0.110174636576937" calcext:value-type="float">
            <text:p>-0.11017463657693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59M26.324S" calcext:value-type="time">
            <text:p>15:59:26.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752089" calcext:value-type="float">
            <text:p>7.75E-11</text:p>
          </table:table-cell>
          <table:table-cell table:formula="of:=[.C5]*10^9" office:value-type="float" office:value="0.07752089" calcext:value-type="float">
            <text:p>0.07752089</text:p>
          </table:table-cell>
          <table:table-cell table:formula="of:=[.$N$1]*[.D5]" office:value-type="float" office:value="0.0645183982788018" calcext:value-type="float">
            <text:p>0.06451839827880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0748982257373068" calcext:value-type="float">
            <text:p>0.00748982257373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13499454711387" calcext:value-type="float">
            <text:p>0.113499454711387</text:p>
          </table:table-cell>
          <table:table-cell/>
          <table:table-cell table:formula="of:=(MAX([.E4:.E8])-MIN([.E4:.E8]))/2" office:value-type="float" office:value="0.136373158323263" calcext:value-type="float">
            <text:p>0.136373158323263</text:p>
          </table:table-cell>
          <table:table-cell table:number-columns-repeated="2"/>
        </table:table-row>
        <table:table-row table:style-name="ro1">
          <table:table-cell office:value-type="time" office:time-value="PT15H59M26.692S" calcext:value-type="time">
            <text:p>15:59:26.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5335" calcext:value-type="float">
            <text:p>1.95E-10</text:p>
          </table:table-cell>
          <table:table-cell table:formula="of:=[.C6]*10^9" office:value-type="float" office:value="0.195335" calcext:value-type="float">
            <text:p>0.195335</text:p>
          </table:table-cell>
          <table:table-cell table:formula="of:=[.$N$1]*[.D6]" office:value-type="float" office:value="0.162571680069588" calcext:value-type="float">
            <text:p>0.162571680069588</text:p>
          </table:table-cell>
          <table:table-cell table:number-columns-repeated="9"/>
        </table:table-row>
        <table:table-row table:style-name="ro1">
          <table:table-cell office:value-type="time" office:time-value="PT15H59M27.059S" calcext:value-type="time">
            <text:p>15:59:27.0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1055902" calcext:value-type="float">
            <text:p>-1.06E-11</text:p>
          </table:table-cell>
          <table:table-cell table:formula="of:=[.C7]*10^9" office:value-type="float" office:value="-0.01055902" calcext:value-type="float">
            <text:p>-0.01055902</text:p>
          </table:table-cell>
          <table:table-cell table:formula="of:=[.$N$1]*[.D7]" office:value-type="float" office:value="-0.00878796744714661" calcext:value-type="float">
            <text:p>-0.008787967447147</text:p>
          </table:table-cell>
          <table:table-cell table:number-columns-repeated="9"/>
        </table:table-row>
        <table:table-row table:style-name="ro1">
          <table:table-cell office:value-type="time" office:time-value="PT15H59M27.427S" calcext:value-type="time">
            <text:p>15:59:27.4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8492228" calcext:value-type="float">
            <text:p>-8.49E-11</text:p>
          </table:table-cell>
          <table:table-cell table:formula="of:=[.C8]*10^9" office:value-type="float" office:value="-0.08492228" calcext:value-type="float">
            <text:p>-0.08492228</text:p>
          </table:table-cell>
          <table:table-cell table:formula="of:=[.$N$1]*[.D8]" office:value-type="float" office:value="-0.0706783614556531" calcext:value-type="float">
            <text:p>-0.070678361455653</text:p>
          </table:table-cell>
          <table:table-cell table:number-columns-repeated="9"/>
        </table:table-row>
        <table:table-row table:style-name="ro1">
          <table:table-cell office:value-type="time" office:time-value="PT15H59M27.803S" calcext:value-type="time">
            <text:p>15:59:27.8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188047" calcext:value-type="float">
            <text:p>-2.19E-10</text:p>
          </table:table-cell>
          <table:table-cell table:formula="of:=[.C9]*10^9" office:value-type="float" office:value="-0.2188047" calcext:value-type="float">
            <text:p>-0.2188047</text:p>
          </table:table-cell>
          <table:table-cell table:formula="of:=[.$N$1]*[.D9]" office:value-type="float" office:value="-0.182104833676106" calcext:value-type="float">
            <text:p>-0.182104833676106</text:p>
          </table:table-cell>
          <table:table-cell table:number-columns-repeated="9"/>
        </table:table-row>
        <table:table-row table:style-name="ro1">
          <table:table-cell office:value-type="time" office:time-value="PT15H59M28.179S" calcext:value-type="time">
            <text:p>15:59:28.1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987878" calcext:value-type="float">
            <text:p>-3.99E-11</text:p>
          </table:table-cell>
          <table:table-cell table:formula="of:=[.C10]*10^9" office:value-type="float" office:value="-0.03987878" calcext:value-type="float">
            <text:p>-0.03987878</text:p>
          </table:table-cell>
          <table:table-cell table:formula="of:=[.$N$1]*[.D10]" office:value-type="float" office:value="-0.0331899570672204" calcext:value-type="float">
            <text:p>-0.03318995706722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102020303769413" calcext:value-type="float">
            <text:p>-0.102020303769413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878255923106857" calcext:value-type="float">
            <text:p>0.087825592310686</text:p>
          </table:table-cell>
          <table:table-cell/>
          <table:table-cell table:formula="of:=(MAX([.E9:.E13])-MIN([.E9:.E13]))/2" office:value-type="float" office:value="0.105521500270672" calcext:value-type="float">
            <text:p>0.105521500270672</text:p>
          </table:table-cell>
          <table:table-cell table:number-columns-repeated="2"/>
        </table:table-row>
        <table:table-row table:style-name="ro1">
          <table:table-cell office:value-type="time" office:time-value="PT15H59M28.555S" calcext:value-type="time">
            <text:p>15:59:28.5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3477012" calcext:value-type="float">
            <text:p>3.48E-11</text:p>
          </table:table-cell>
          <table:table-cell table:formula="of:=[.C11]*10^9" office:value-type="float" office:value="0.03477012" calcext:value-type="float">
            <text:p>0.03477012</text:p>
          </table:table-cell>
          <table:table-cell table:formula="of:=[.$N$1]*[.D11]" office:value-type="float" office:value="0.0289381668652376" calcext:value-type="float">
            <text:p>0.028938166865238</text:p>
          </table:table-cell>
          <table:table-cell table:number-columns-repeated="9"/>
        </table:table-row>
        <table:table-row table:style-name="ro1">
          <table:table-cell office:value-type="time" office:time-value="PT15H59M28.93S" calcext:value-type="time">
            <text:p>15:59:28.9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151864" calcext:value-type="float">
            <text:p>-2.15E-10</text:p>
          </table:table-cell>
          <table:table-cell table:formula="of:=[.C12]*10^9" office:value-type="float" office:value="-0.2151864" calcext:value-type="float">
            <text:p>-0.2151864</text:p>
          </table:table-cell>
          <table:table-cell table:formula="of:=[.$N$1]*[.D12]" office:value-type="float" office:value="-0.179093427066969" calcext:value-type="float">
            <text:p>-0.179093427066969</text:p>
          </table:table-cell>
          <table:table-cell table:number-columns-repeated="9"/>
        </table:table-row>
        <table:table-row table:style-name="ro1">
          <table:table-cell office:value-type="time" office:time-value="PT15H59M29.299S" calcext:value-type="time">
            <text:p>15:59:29.3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738033" calcext:value-type="float">
            <text:p>-1.74E-10</text:p>
          </table:table-cell>
          <table:table-cell table:formula="of:=[.C13]*10^9" office:value-type="float" office:value="-0.1738033" calcext:value-type="float">
            <text:p>-0.1738033</text:p>
          </table:table-cell>
          <table:table-cell table:formula="of:=[.$N$1]*[.D13]" office:value-type="float" office:value="-0.144651467902008" calcext:value-type="float">
            <text:p>-0.144651467902008</text:p>
          </table:table-cell>
          <table:table-cell table:number-columns-repeated="9"/>
        </table:table-row>
        <table:table-row table:style-name="ro1">
          <table:table-cell office:value-type="time" office:time-value="PT15H59M29.675S" calcext:value-type="time">
            <text:p>15:59:29.6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922008" calcext:value-type="float">
            <text:p>-9.22E-11</text:p>
          </table:table-cell>
          <table:table-cell table:formula="of:=[.C14]*10^9" office:value-type="float" office:value="-0.0922008" calcext:value-type="float">
            <text:p>-0.0922008</text:p>
          </table:table-cell>
          <table:table-cell table:formula="of:=[.$N$1]*[.D14]" office:value-type="float" office:value="-0.0767360634794588" calcext:value-type="float">
            <text:p>-0.076736063479459</text:p>
          </table:table-cell>
          <table:table-cell table:number-columns-repeated="9"/>
        </table:table-row>
        <table:table-row table:style-name="ro1">
          <table:table-cell office:value-type="time" office:time-value="PT15H59M30.059S" calcext:value-type="time">
            <text:p>15:59:30.0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03322951" calcext:value-type="float">
            <text:p>-3.32E-12</text:p>
          </table:table-cell>
          <table:table-cell table:formula="of:=[.C15]*10^9" office:value-type="float" office:value="-0.003322951" calcext:value-type="float">
            <text:p>-0.003322951</text:p>
          </table:table-cell>
          <table:table-cell table:formula="of:=[.$N$1]*[.D15]" office:value-type="float" office:value="-0.00276559616483947" calcext:value-type="float">
            <text:p>-0.00276559616483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915035079538903" calcext:value-type="float">
            <text:p>-0.09150350795389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763178205672574" calcext:value-type="float">
            <text:p>0.076317820567257</text:p>
          </table:table-cell>
          <table:table-cell/>
          <table:table-cell table:formula="of:=(MAX([.E14:.E18])-MIN([.E14:.E18]))/2" office:value-type="float" office:value="0.0916948256960042" calcext:value-type="float">
            <text:p>0.091694825696004</text:p>
          </table:table-cell>
          <table:table-cell table:number-columns-repeated="2"/>
        </table:table-row>
        <table:table-row table:style-name="ro1">
          <table:table-cell office:value-type="time" office:time-value="PT15H59M30.443S" calcext:value-type="time">
            <text:p>15:59:30.4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27512" calcext:value-type="float">
            <text:p>-1.28E-10</text:p>
          </table:table-cell>
          <table:table-cell table:formula="of:=[.C16]*10^9" office:value-type="float" office:value="-0.127512" calcext:value-type="float">
            <text:p>-0.127512</text:p>
          </table:table-cell>
          <table:table-cell table:formula="of:=[.$N$1]*[.D16]" office:value-type="float" office:value="-0.106124555604645" calcext:value-type="float">
            <text:p>-0.106124555604645</text:p>
          </table:table-cell>
          <table:table-cell table:number-columns-repeated="9"/>
        </table:table-row>
        <table:table-row table:style-name="ro1">
          <table:table-cell office:value-type="time" office:time-value="PT15H59M30.827S" calcext:value-type="time">
            <text:p>15:59:30.8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236714" calcext:value-type="float">
            <text:p>-2.24E-10</text:p>
          </table:table-cell>
          <table:table-cell table:formula="of:=[.C17]*10^9" office:value-type="float" office:value="-0.2236714" calcext:value-type="float">
            <text:p>-0.2236714</text:p>
          </table:table-cell>
          <table:table-cell table:formula="of:=[.$N$1]*[.D17]" office:value-type="float" office:value="-0.186155247556848" calcext:value-type="float">
            <text:p>-0.186155247556848</text:p>
          </table:table-cell>
          <table:table-cell table:number-columns-repeated="9"/>
        </table:table-row>
        <table:table-row table:style-name="ro1">
          <table:table-cell office:value-type="time" office:time-value="PT15H59M31.21S" calcext:value-type="time">
            <text:p>15:59:31.2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030146" calcext:value-type="float">
            <text:p>-1.03E-10</text:p>
          </table:table-cell>
          <table:table-cell table:formula="of:=[.C18]*10^9" office:value-type="float" office:value="-0.1030146" calcext:value-type="float">
            <text:p>-0.1030146</text:p>
          </table:table-cell>
          <table:table-cell table:formula="of:=[.$N$1]*[.D18]" office:value-type="float" office:value="-0.0857360769636604" calcext:value-type="float">
            <text:p>-0.08573607696366</text:p>
          </table:table-cell>
          <table:table-cell table:number-columns-repeated="9"/>
        </table:table-row>
        <table:table-row table:style-name="ro1">
          <table:table-cell office:value-type="time" office:time-value="PT15H59M31.594S" calcext:value-type="time">
            <text:p>15:59:31.59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913669" calcext:value-type="float">
            <text:p>3.91E-11</text:p>
          </table:table-cell>
          <table:table-cell table:formula="of:=[.C19]*10^9" office:value-type="float" office:value="0.03913669" calcext:value-type="float">
            <text:p>0.03913669</text:p>
          </table:table-cell>
          <table:table-cell table:formula="of:=[.$N$1]*[.D19]" office:value-type="float" office:value="0.0325723369885717" calcext:value-type="float">
            <text:p>0.032572336988572</text:p>
          </table:table-cell>
          <table:table-cell table:number-columns-repeated="9"/>
        </table:table-row>
        <table:table-row table:style-name="ro1">
          <table:table-cell office:value-type="time" office:time-value="PT15H59M31.978S" calcext:value-type="time">
            <text:p>15:59:31.9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784628" calcext:value-type="float">
            <text:p>-5.78E-11</text:p>
          </table:table-cell>
          <table:table-cell table:formula="of:=[.C20]*10^9" office:value-type="float" office:value="-0.05784628" calcext:value-type="float">
            <text:p>-0.05784628</text:p>
          </table:table-cell>
          <table:table-cell table:formula="of:=[.$N$1]*[.D20]" office:value-type="float" office:value="-0.0481437884934897" calcext:value-type="float">
            <text:p>-0.0481437884934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755270348689509" calcext:value-type="float">
            <text:p>-0.075527034868951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17100812879" calcext:value-type="float">
            <text:p>0.1017100812879</text:p>
          </table:table-cell>
          <table:table-cell/>
          <table:table-cell table:formula="of:=(MAX([.E19:.E23])-MIN([.E19:.E23]))/2" office:value-type="float" office:value="0.122206110243016" calcext:value-type="float">
            <text:p>0.122206110243016</text:p>
          </table:table-cell>
          <table:table-cell table:number-columns-repeated="2"/>
        </table:table-row>
        <table:table-row table:style-name="ro1">
          <table:table-cell office:value-type="time" office:time-value="PT15H59M32.362S" calcext:value-type="time">
            <text:p>15:59:32.3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45323" calcext:value-type="float">
            <text:p>-2.55E-10</text:p>
          </table:table-cell>
          <table:table-cell table:formula="of:=[.C21]*10^9" office:value-type="float" office:value="-0.2545323" calcext:value-type="float">
            <text:p>-0.2545323</text:p>
          </table:table-cell>
          <table:table-cell table:formula="of:=[.$N$1]*[.D21]" office:value-type="float" office:value="-0.21183988349746" calcext:value-type="float">
            <text:p>-0.21183988349746</text:p>
          </table:table-cell>
          <table:table-cell table:number-columns-repeated="9"/>
        </table:table-row>
        <table:table-row table:style-name="ro1">
          <table:table-cell office:value-type="time" office:time-value="PT15H59M32.746S" calcext:value-type="time">
            <text:p>15:59:32.7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22938" calcext:value-type="float">
            <text:p>-2.02E-10</text:p>
          </table:table-cell>
          <table:table-cell table:formula="of:=[.C22]*10^9" office:value-type="float" office:value="-0.2022938" calcext:value-type="float">
            <text:p>-0.2022938</text:p>
          </table:table-cell>
          <table:table-cell table:formula="of:=[.$N$1]*[.D22]" office:value-type="float" office:value="-0.168363288369526" calcext:value-type="float">
            <text:p>-0.168363288369526</text:p>
          </table:table-cell>
          <table:table-cell table:number-columns-repeated="9"/>
        </table:table-row>
        <table:table-row table:style-name="ro1">
          <table:table-cell office:value-type="time" office:time-value="PT15H59M33.129S" calcext:value-type="time">
            <text:p>15:59:33.13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2179512" calcext:value-type="float">
            <text:p>2.18E-11</text:p>
          </table:table-cell>
          <table:table-cell table:formula="of:=[.C23]*10^9" office:value-type="float" office:value="0.02179512" calcext:value-type="float">
            <text:p>0.02179512</text:p>
          </table:table-cell>
          <table:table-cell table:formula="of:=[.$N$1]*[.D23]" office:value-type="float" office:value="0.0181394490271497" calcext:value-type="float">
            <text:p>0.01813944902715</text:p>
          </table:table-cell>
          <table:table-cell table:number-columns-repeated="9"/>
        </table:table-row>
        <table:table-row table:style-name="ro1">
          <table:table-cell office:value-type="time" office:time-value="PT15H59M33.513S" calcext:value-type="time">
            <text:p>15:59:33.5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735991" calcext:value-type="float">
            <text:p>-2.74E-11</text:p>
          </table:table-cell>
          <table:table-cell table:formula="of:=[.C24]*10^9" office:value-type="float" office:value="-0.02735991" calcext:value-type="float">
            <text:p>-0.02735991</text:p>
          </table:table-cell>
          <table:table-cell table:formula="of:=[.$N$1]*[.D24]" office:value-type="float" office:value="-0.0227708630570698" calcext:value-type="float">
            <text:p>-0.02277086305707</text:p>
          </table:table-cell>
          <table:table-cell table:number-columns-repeated="9"/>
        </table:table-row>
        <table:table-row table:style-name="ro1">
          <table:table-cell office:value-type="time" office:time-value="PT15H59M33.896S" calcext:value-type="time">
            <text:p>15:59:33.9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67384" calcext:value-type="float">
            <text:p>-2.67E-10</text:p>
          </table:table-cell>
          <table:table-cell table:formula="of:=[.C25]*10^9" office:value-type="float" office:value="-0.267384" calcext:value-type="float">
            <text:p>-0.267384</text:p>
          </table:table-cell>
          <table:table-cell table:formula="of:=[.$N$1]*[.D25]" office:value-type="float" office:value="-0.222535982305919" calcext:value-type="float">
            <text:p>-0.22253598230591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30576819394255" calcext:value-type="float">
            <text:p>-0.130576819394255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28140957687026" calcext:value-type="float">
            <text:p>0.092814095768703</text:p>
          </table:table-cell>
          <table:table-cell/>
          <table:table-cell table:formula="of:=(MAX([.E24:.E28])-MIN([.E24:.E28]))/2" office:value-type="float" office:value="0.111513298905498" calcext:value-type="float">
            <text:p>0.111513298905498</text:p>
          </table:table-cell>
          <table:table-cell table:number-columns-repeated="2"/>
        </table:table-row>
        <table:table-row table:style-name="ro1">
          <table:table-cell office:value-type="time" office:time-value="PT15H59M34.279S" calcext:value-type="time">
            <text:p>15:59:34.2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993842" calcext:value-type="float">
            <text:p>-2.99E-11</text:p>
          </table:table-cell>
          <table:table-cell table:formula="of:=[.C26]*10^9" office:value-type="float" office:value="-0.02993842" calcext:value-type="float">
            <text:p>-0.02993842</text:p>
          </table:table-cell>
          <table:table-cell table:formula="of:=[.$N$1]*[.D26]" office:value-type="float" office:value="-0.0249168824738473" calcext:value-type="float">
            <text:p>-0.024916882473847</text:p>
          </table:table-cell>
          <table:table-cell table:number-columns-repeated="9"/>
        </table:table-row>
        <table:table-row table:style-name="ro1">
          <table:table-cell office:value-type="time" office:time-value="PT15H59M34.655S" calcext:value-type="time">
            <text:p>15:59:34.6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644451" calcext:value-type="float">
            <text:p>-1.64E-10</text:p>
          </table:table-cell>
          <table:table-cell table:formula="of:=[.C27]*10^9" office:value-type="float" office:value="-0.1644451" calcext:value-type="float">
            <text:p>-0.1644451</text:p>
          </table:table-cell>
          <table:table-cell table:formula="of:=[.$N$1]*[.D27]" office:value-type="float" office:value="-0.13686290826637" calcext:value-type="float">
            <text:p>-0.13686290826637</text:p>
          </table:table-cell>
          <table:table-cell table:number-columns-repeated="9"/>
        </table:table-row>
        <table:table-row table:style-name="ro1">
          <table:table-cell office:value-type="time" office:time-value="PT15H59M35.023S" calcext:value-type="time">
            <text:p>15:59:35.0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53334" calcext:value-type="float">
            <text:p>-2.95E-10</text:p>
          </table:table-cell>
          <table:table-cell table:formula="of:=[.C28]*10^9" office:value-type="float" office:value="-0.2953334" calcext:value-type="float">
            <text:p>-0.2953334</text:p>
          </table:table-cell>
          <table:table-cell table:formula="of:=[.$N$1]*[.D28]" office:value-type="float" office:value="-0.245797460868066" calcext:value-type="float">
            <text:p>-0.245797460868066</text:p>
          </table:table-cell>
          <table:table-cell table:number-columns-repeated="9"/>
        </table:table-row>
        <table:table-row table:style-name="ro1">
          <table:table-cell office:value-type="time" office:time-value="PT15H59M35.399S" calcext:value-type="time">
            <text:p>15:59:35.4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197891" calcext:value-type="float">
            <text:p>-3.20E-10</text:p>
          </table:table-cell>
          <table:table-cell table:formula="of:=[.C29]*10^9" office:value-type="float" office:value="-0.3197891" calcext:value-type="float">
            <text:p>-0.3197891</text:p>
          </table:table-cell>
          <table:table-cell table:formula="of:=[.$N$1]*[.D29]" office:value-type="float" office:value="-0.266151233803167" calcext:value-type="float">
            <text:p>-0.266151233803167</text:p>
          </table:table-cell>
          <table:table-cell table:number-columns-repeated="9"/>
        </table:table-row>
        <table:table-row table:style-name="ro1">
          <table:table-cell office:value-type="time" office:time-value="PT15H59M35.782S" calcext:value-type="time">
            <text:p>15:59:35.7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872521" calcext:value-type="float">
            <text:p>-7.87E-11</text:p>
          </table:table-cell>
          <table:table-cell table:formula="of:=[.C30]*10^9" office:value-type="float" office:value="-0.07872521" calcext:value-type="float">
            <text:p>-0.07872521</text:p>
          </table:table-cell>
          <table:table-cell table:formula="of:=[.$N$1]*[.D30]" office:value-type="float" office:value="-0.0655207190392462" calcext:value-type="float">
            <text:p>-0.06552071903924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65586770310722" calcext:value-type="float">
            <text:p>-0.165586770310722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834980673124597" calcext:value-type="float">
            <text:p>0.08349806731246</text:p>
          </table:table-cell>
          <table:table-cell/>
          <table:table-cell table:formula="of:=(MAX([.E29:.E33])-MIN([.E29:.E33]))/2" office:value-type="float" office:value="0.10031525738196" calcext:value-type="float">
            <text:p>0.10031525738196</text:p>
          </table:table-cell>
          <table:table-cell table:number-columns-repeated="2"/>
        </table:table-row>
        <table:table-row table:style-name="ro1">
          <table:table-cell office:value-type="time" office:time-value="PT15H59M36.166S" calcext:value-type="time">
            <text:p>15:59:36.1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8434012" calcext:value-type="float">
            <text:p>-8.43E-11</text:p>
          </table:table-cell>
          <table:table-cell table:formula="of:=[.C31]*10^9" office:value-type="float" office:value="-0.08434012" calcext:value-type="float">
            <text:p>-0.08434012</text:p>
          </table:table-cell>
          <table:table-cell table:formula="of:=[.$N$1]*[.D31]" office:value-type="float" office:value="-0.0701938464979173" calcext:value-type="float">
            <text:p>-0.070193846497917</text:p>
          </table:table-cell>
          <table:table-cell table:number-columns-repeated="9"/>
        </table:table-row>
        <table:table-row table:style-name="ro1">
          <table:table-cell office:value-type="time" office:time-value="PT15H59M36.55S" calcext:value-type="time">
            <text:p>15:59:36.5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632664" calcext:value-type="float">
            <text:p>-2.63E-10</text:p>
          </table:table-cell>
          <table:table-cell table:formula="of:=[.C32]*10^9" office:value-type="float" office:value="-0.2632664" calcext:value-type="float">
            <text:p>-0.2632664</text:p>
          </table:table-cell>
          <table:table-cell table:formula="of:=[.$N$1]*[.D32]" office:value-type="float" office:value="-0.219109022724408" calcext:value-type="float">
            <text:p>-0.219109022724408</text:p>
          </table:table-cell>
          <table:table-cell table:number-columns-repeated="9"/>
        </table:table-row>
        <table:table-row table:style-name="ro1">
          <table:table-cell office:value-type="time" office:time-value="PT15H59M36.935S" calcext:value-type="time">
            <text:p>15:59:36.9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486678" calcext:value-type="float">
            <text:p>-2.49E-10</text:p>
          </table:table-cell>
          <table:table-cell table:formula="of:=[.C33]*10^9" office:value-type="float" office:value="-0.2486678" calcext:value-type="float">
            <text:p>-0.2486678</text:p>
          </table:table-cell>
          <table:table-cell table:formula="of:=[.$N$1]*[.D33]" office:value-type="float" office:value="-0.20695902948887" calcext:value-type="float">
            <text:p>-0.20695902948887</text:p>
          </table:table-cell>
          <table:table-cell table:number-columns-repeated="9"/>
        </table:table-row>
        <table:table-row table:style-name="ro1">
          <table:table-cell office:value-type="time" office:time-value="PT15H59M37.319S" calcext:value-type="time">
            <text:p>15:59:37.3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858916" calcext:value-type="float">
            <text:p>-2.86E-10</text:p>
          </table:table-cell>
          <table:table-cell table:formula="of:=[.C34]*10^9" office:value-type="float" office:value="-0.2858916" calcext:value-type="float">
            <text:p>-0.2858916</text:p>
          </table:table-cell>
          <table:table-cell table:formula="of:=[.$N$1]*[.D34]" office:value-type="float" office:value="-0.237939323366436" calcext:value-type="float">
            <text:p>-0.237939323366436</text:p>
          </table:table-cell>
          <table:table-cell table:number-columns-repeated="9"/>
        </table:table-row>
        <table:table-row table:style-name="ro1">
          <table:table-cell office:value-type="time" office:time-value="PT15H59M37.702S" calcext:value-type="time">
            <text:p>15:59:37.70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4371097" calcext:value-type="float">
            <text:p>4.37E-11</text:p>
          </table:table-cell>
          <table:table-cell table:formula="of:=[.C35]*10^9" office:value-type="float" office:value="0.04371097" calcext:value-type="float">
            <text:p>0.04371097</text:p>
          </table:table-cell>
          <table:table-cell table:formula="of:=[.$N$1]*[.D35]" office:value-type="float" office:value="0.0363793781471389" calcext:value-type="float">
            <text:p>0.03637937814713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36566707966851" calcext:value-type="float">
            <text:p>-0.13656670796685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1415803327044" calcext:value-type="float">
            <text:p>0.11415803327044</text:p>
          </table:table-cell>
          <table:table-cell/>
          <table:table-cell table:formula="of:=(MAX([.E34:.E38])-MIN([.E34:.E38]))/2" office:value-type="float" office:value="0.137159350756787" calcext:value-type="float">
            <text:p>0.137159350756787</text:p>
          </table:table-cell>
          <table:table-cell table:number-columns-repeated="2"/>
        </table:table-row>
        <table:table-row table:style-name="ro1">
          <table:table-cell office:value-type="time" office:time-value="PT15H59M38.077S" calcext:value-type="time">
            <text:p>15:59:38.0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17599" calcext:value-type="float">
            <text:p>-2.18E-10</text:p>
          </table:table-cell>
          <table:table-cell table:formula="of:=[.C36]*10^9" office:value-type="float" office:value="-0.217599" calcext:value-type="float">
            <text:p>-0.217599</text:p>
          </table:table-cell>
          <table:table-cell table:formula="of:=[.$N$1]*[.D36]" office:value-type="float" office:value="-0.18110136438151" calcext:value-type="float">
            <text:p>-0.18110136438151</text:p>
          </table:table-cell>
          <table:table-cell table:number-columns-repeated="9"/>
        </table:table-row>
        <table:table-row table:style-name="ro1">
          <table:table-cell office:value-type="time" office:time-value="PT15H59M38.446S" calcext:value-type="time">
            <text:p>15:59:38.4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299517" calcext:value-type="float">
            <text:p>-2.30E-10</text:p>
          </table:table-cell>
          <table:table-cell table:formula="of:=[.C37]*10^9" office:value-type="float" office:value="-0.2299517" calcext:value-type="float">
            <text:p>-0.2299517</text:p>
          </table:table-cell>
          <table:table-cell table:formula="of:=[.$N$1]*[.D37]" office:value-type="float" office:value="-0.191382159898932" calcext:value-type="float">
            <text:p>-0.191382159898932</text:p>
          </table:table-cell>
          <table:table-cell table:number-columns-repeated="9"/>
        </table:table-row>
        <table:table-row table:style-name="ro1">
          <table:table-cell office:value-type="time" office:time-value="PT15H59M38.822S" calcext:value-type="time">
            <text:p>15:59:38.8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307147" calcext:value-type="float">
            <text:p>-1.31E-10</text:p>
          </table:table-cell>
          <table:table-cell table:formula="of:=[.C38]*10^9" office:value-type="float" office:value="-0.1307147" calcext:value-type="float">
            <text:p>-0.1307147</text:p>
          </table:table-cell>
          <table:table-cell table:formula="of:=[.$N$1]*[.D38]" office:value-type="float" office:value="-0.108790070334514" calcext:value-type="float">
            <text:p>-0.108790070334514</text:p>
          </table:table-cell>
          <table:table-cell table:number-columns-repeated="9"/>
        </table:table-row>
        <table:table-row table:style-name="ro1">
          <table:table-cell office:value-type="time" office:time-value="PT15H59M39.206S" calcext:value-type="time">
            <text:p>15:59:39.2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3784079" calcext:value-type="float">
            <text:p>-3.78E-11</text:p>
          </table:table-cell>
          <table:table-cell table:formula="of:=[.C39]*10^9" office:value-type="float" office:value="-0.03784079" calcext:value-type="float">
            <text:p>-0.03784079</text:p>
          </table:table-cell>
          <table:table-cell table:formula="of:=[.$N$1]*[.D39]" office:value-type="float" office:value="-0.0314937968385618" calcext:value-type="float">
            <text:p>-0.031493796838562</text:p>
          </table:table-cell>
          <table:table-cell table:number-columns-repeated="9"/>
        </table:table-row>
        <table:table-row table:style-name="ro1">
          <table:table-cell office:value-type="time" office:time-value="PT15H59M39.589S" calcext:value-type="time">
            <text:p>15:59:39.5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196789" calcext:value-type="float">
            <text:p>-2.20E-10</text:p>
          </table:table-cell>
          <table:table-cell table:formula="of:=[.C40]*10^9" office:value-type="float" office:value="-0.2196789" calcext:value-type="float">
            <text:p>-0.2196789</text:p>
          </table:table-cell>
          <table:table-cell table:formula="of:=[.$N$1]*[.D40]" office:value-type="float" office:value="-0.182832405092989" calcext:value-type="float">
            <text:p>-0.18283240509298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0788975919357296" calcext:value-type="float">
            <text:p>-0.07889759193573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865575453384271" calcext:value-type="float">
            <text:p>0.086557545338427</text:p>
          </table:table-cell>
          <table:table-cell/>
          <table:table-cell table:formula="of:=(MAX([.E39:.E43])-MIN([.E39:.E43]))/2" office:value-type="float" office:value="0.103999363772754" calcext:value-type="float">
            <text:p>0.103999363772754</text:p>
          </table:table-cell>
          <table:table-cell table:number-columns-repeated="2"/>
        </table:table-row>
        <table:table-row table:style-name="ro1">
          <table:table-cell office:value-type="time" office:time-value="PT15H59M39.973S" calcext:value-type="time">
            <text:p>15:59:39.9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282051" calcext:value-type="float">
            <text:p>-2.28E-10</text:p>
          </table:table-cell>
          <table:table-cell table:formula="of:=[.C41]*10^9" office:value-type="float" office:value="-0.2282051" calcext:value-type="float">
            <text:p>-0.2282051</text:p>
          </table:table-cell>
          <table:table-cell table:formula="of:=[.$N$1]*[.D41]" office:value-type="float" office:value="-0.18992851515319" calcext:value-type="float">
            <text:p>-0.18992851515319</text:p>
          </table:table-cell>
          <table:table-cell table:number-columns-repeated="9"/>
        </table:table-row>
        <table:table-row table:style-name="ro1">
          <table:table-cell office:value-type="time" office:time-value="PT15H59M40.357S" calcext:value-type="time">
            <text:p>15:59:40.3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09976863" calcext:value-type="float">
            <text:p>-9.98E-12</text:p>
          </table:table-cell>
          <table:table-cell table:formula="of:=[.C42]*10^9" office:value-type="float" office:value="-0.009976863" calcext:value-type="float">
            <text:p>-0.009976863</text:p>
          </table:table-cell>
          <table:table-cell table:formula="of:=[.$N$1]*[.D42]" office:value-type="float" office:value="-0.00830345498622424" calcext:value-type="float">
            <text:p>-0.008303454986224</text:p>
          </table:table-cell>
          <table:table-cell table:number-columns-repeated="9"/>
        </table:table-row>
        <table:table-row table:style-name="ro1">
          <table:table-cell office:value-type="time" office:time-value="PT15H59M40.741S" calcext:value-type="time">
            <text:p>15:59:40.74</text:p>
          </table:table-cell>
          <table:table-cell office:value-type="float" office:value="-35" calcext:value-type="float">
            <text:p>-35</text:p>
          </table:table-cell>
          <table:table-cell office:value-type="float" office:value="0.00000000002171193" calcext:value-type="float">
            <text:p>2.17E-11</text:p>
          </table:table-cell>
          <table:table-cell table:formula="of:=[.C43]*10^9" office:value-type="float" office:value="0.02171193" calcext:value-type="float">
            <text:p>0.02171193</text:p>
          </table:table-cell>
          <table:table-cell table:formula="of:=[.$N$1]*[.D43]" office:value-type="float" office:value="0.0180702123923173" calcext:value-type="float">
            <text:p>0.018070212392317</text:p>
          </table:table-cell>
          <table:table-cell table:number-columns-repeated="9"/>
        </table:table-row>
        <table:table-row table:style-name="ro1">
          <table:table-cell office:value-type="time" office:time-value="PT15H59M41.126S" calcext:value-type="time">
            <text:p>15:59:41.1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92531" calcext:value-type="float">
            <text:p>-1.09E-10</text:p>
          </table:table-cell>
          <table:table-cell table:formula="of:=[.C44]*10^9" office:value-type="float" office:value="-0.1092531" calcext:value-type="float">
            <text:p>-0.1092531</text:p>
          </table:table-cell>
          <table:table-cell table:formula="of:=[.$N$1]*[.D44]" office:value-type="float" office:value="-0.090928200372748" calcext:value-type="float">
            <text:p>-0.090928200372748</text:p>
          </table:table-cell>
          <table:table-cell table:number-columns-repeated="9"/>
        </table:table-row>
        <table:table-row table:style-name="ro1">
          <table:table-cell office:value-type="time" office:time-value="PT15H59M41.509S" calcext:value-type="time">
            <text:p>15:59:41.5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15338" calcext:value-type="float">
            <text:p>-3.15E-10</text:p>
          </table:table-cell>
          <table:table-cell table:formula="of:=[.C45]*10^9" office:value-type="float" office:value="-0.315338" calcext:value-type="float">
            <text:p>-0.315338</text:p>
          </table:table-cell>
          <table:table-cell table:formula="of:=[.$N$1]*[.D45]" office:value-type="float" office:value="-0.262446711801694" calcext:value-type="float">
            <text:p>-0.262446711801694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50210473068119" calcext:value-type="float">
            <text:p>-0.150210473068119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963011007208377" calcext:value-type="float">
            <text:p>0.096301100720838</text:p>
          </table:table-cell>
          <table:table-cell/>
          <table:table-cell table:formula="of:=(MAX([.E44:.E48])-MIN([.E44:.E48]))/2" office:value-type="float" office:value="0.115701457818671" calcext:value-type="float">
            <text:p>0.115701457818671</text:p>
          </table:table-cell>
          <table:table-cell table:number-columns-repeated="2"/>
        </table:table-row>
        <table:table-row table:style-name="ro1">
          <table:table-cell office:value-type="time" office:time-value="PT15H59M41.893S" calcext:value-type="time">
            <text:p>15:59:41.8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907312" calcext:value-type="float">
            <text:p>-1.91E-10</text:p>
          </table:table-cell>
          <table:table-cell table:formula="of:=[.C46]*10^9" office:value-type="float" office:value="-0.1907312" calcext:value-type="float">
            <text:p>-0.1907312</text:p>
          </table:table-cell>
          <table:table-cell table:formula="of:=[.$N$1]*[.D46]" office:value-type="float" office:value="-0.158740070267431" calcext:value-type="float">
            <text:p>-0.158740070267431</text:p>
          </table:table-cell>
          <table:table-cell table:number-columns-repeated="9"/>
        </table:table-row>
        <table:table-row table:style-name="ro1">
          <table:table-cell office:value-type="time" office:time-value="PT15H59M42.276S" calcext:value-type="time">
            <text:p>15:59:42.2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373001" calcext:value-type="float">
            <text:p>-3.73E-11</text:p>
          </table:table-cell>
          <table:table-cell table:formula="of:=[.C47]*10^9" office:value-type="float" office:value="-0.0373001" calcext:value-type="float">
            <text:p>-0.0373001</text:p>
          </table:table-cell>
          <table:table-cell table:formula="of:=[.$N$1]*[.D47]" office:value-type="float" office:value="-0.0310437961643517" calcext:value-type="float">
            <text:p>-0.031043796164352</text:p>
          </table:table-cell>
          <table:table-cell table:number-columns-repeated="9"/>
        </table:table-row>
        <table:table-row table:style-name="ro1">
          <table:table-cell office:value-type="time" office:time-value="PT15H59M42.66S" calcext:value-type="time">
            <text:p>15:59:42.6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497907" calcext:value-type="float">
            <text:p>-2.50E-10</text:p>
          </table:table-cell>
          <table:table-cell table:formula="of:=[.C48]*10^9" office:value-type="float" office:value="-0.2497907" calcext:value-type="float">
            <text:p>-0.2497907</text:p>
          </table:table-cell>
          <table:table-cell table:formula="of:=[.$N$1]*[.D48]" office:value-type="float" office:value="-0.207893586734372" calcext:value-type="float">
            <text:p>-0.207893586734372</text:p>
          </table:table-cell>
          <table:table-cell table:number-columns-repeated="9"/>
        </table:table-row>
        <table:table-row table:style-name="ro1">
          <table:table-cell office:value-type="time" office:time-value="PT15H59M43.045S" calcext:value-type="time">
            <text:p>15:59:43.0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33016" calcext:value-type="float">
            <text:p>-3.13E-10</text:p>
          </table:table-cell>
          <table:table-cell table:formula="of:=[.C49]*10^9" office:value-type="float" office:value="-0.3133016" calcext:value-type="float">
            <text:p>-0.3133016</text:p>
          </table:table-cell>
          <table:table-cell table:formula="of:=[.$N$1]*[.D49]" office:value-type="float" office:value="-0.260751874884123" calcext:value-type="float">
            <text:p>-0.260751874884123</text:p>
          </table:table-cell>
          <table:table-cell table:number-columns-repeated="9"/>
        </table:table-row>
        <table:table-row table:style-name="ro1">
          <table:table-cell office:value-type="time" office:time-value="PT15H59M43.428S" calcext:value-type="time">
            <text:p>15:59:43.4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092407" calcext:value-type="float">
            <text:p>-6.09E-11</text:p>
          </table:table-cell>
          <table:table-cell table:formula="of:=[.C50]*10^9" office:value-type="float" office:value="-0.06092407" calcext:value-type="float">
            <text:p>-0.06092407</text:p>
          </table:table-cell>
          <table:table-cell table:formula="of:=[.$N$1]*[.D50]" office:value-type="float" office:value="-0.0507053442372191" calcext:value-type="float">
            <text:p>-0.050705344237219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29151610023746" calcext:value-type="float">
            <text:p>-0.129151610023746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13352700277699" calcext:value-type="float">
            <text:p>0.113352700277699</text:p>
          </table:table-cell>
          <table:table-cell/>
          <table:table-cell table:formula="of:=(MAX([.E49:.E53])-MIN([.E49:.E53]))/2" office:value-type="float" office:value="0.13619222674219" calcext:value-type="float">
            <text:p>0.13619222674219</text:p>
          </table:table-cell>
          <table:table-cell table:number-columns-repeated="2"/>
        </table:table-row>
        <table:table-row table:style-name="ro1">
          <table:table-cell office:value-type="time" office:time-value="PT15H59M43.812S" calcext:value-type="time">
            <text:p>15:59:43.81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1397691" calcext:value-type="float">
            <text:p>1.40E-11</text:p>
          </table:table-cell>
          <table:table-cell table:formula="of:=[.C51]*10^9" office:value-type="float" office:value="0.01397691" calcext:value-type="float">
            <text:p>0.01397691</text:p>
          </table:table-cell>
          <table:table-cell table:formula="of:=[.$N$1]*[.D51]" office:value-type="float" office:value="0.0116325786002582" calcext:value-type="float">
            <text:p>0.011632578600258</text:p>
          </table:table-cell>
          <table:table-cell table:number-columns-repeated="9"/>
        </table:table-row>
        <table:table-row table:style-name="ro1">
          <table:table-cell office:value-type="time" office:time-value="PT15H59M44.196S" calcext:value-type="time">
            <text:p>15:59:44.2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539225" calcext:value-type="float">
            <text:p>-1.54E-10</text:p>
          </table:table-cell>
          <table:table-cell table:formula="of:=[.C52]*10^9" office:value-type="float" office:value="-0.1539225" calcext:value-type="float">
            <text:p>-0.1539225</text:p>
          </table:table-cell>
          <table:table-cell table:formula="of:=[.$N$1]*[.D52]" office:value-type="float" office:value="-0.128105252133572" calcext:value-type="float">
            <text:p>-0.128105252133572</text:p>
          </table:table-cell>
          <table:table-cell table:number-columns-repeated="9"/>
        </table:table-row>
        <table:table-row table:style-name="ro1">
          <table:table-cell office:value-type="time" office:time-value="PT15H59M44.579S" calcext:value-type="time">
            <text:p>15:59:44.5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617274" calcext:value-type="float">
            <text:p>-2.62E-10</text:p>
          </table:table-cell>
          <table:table-cell table:formula="of:=[.C53]*10^9" office:value-type="float" office:value="-0.2617274" calcext:value-type="float">
            <text:p>-0.2617274</text:p>
          </table:table-cell>
          <table:table-cell table:formula="of:=[.$N$1]*[.D53]" office:value-type="float" office:value="-0.217828157464075" calcext:value-type="float">
            <text:p>-0.217828157464075</text:p>
          </table:table-cell>
          <table:table-cell table:number-columns-repeated="9"/>
        </table:table-row>
        <table:table-row table:style-name="ro1">
          <table:table-cell office:value-type="time" office:time-value="PT15H59M44.963S" calcext:value-type="time">
            <text:p>15:59:44.9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52732" calcext:value-type="float">
            <text:p>-7.53E-11</text:p>
          </table:table-cell>
          <table:table-cell table:formula="of:=[.C54]*10^9" office:value-type="float" office:value="-0.0752732" calcext:value-type="float">
            <text:p>-0.0752732</text:p>
          </table:table-cell>
          <table:table-cell table:formula="of:=[.$N$1]*[.D54]" office:value-type="float" office:value="-0.0626477107953727" calcext:value-type="float">
            <text:p>-0.062647710795373</text:p>
          </table:table-cell>
          <table:table-cell table:number-columns-repeated="9"/>
        </table:table-row>
        <table:table-row table:style-name="ro1">
          <table:table-cell office:value-type="time" office:time-value="PT15H59M45.346S" calcext:value-type="time">
            <text:p>15:59:45.3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308392" calcext:value-type="float">
            <text:p>-1.31E-10</text:p>
          </table:table-cell>
          <table:table-cell table:formula="of:=[.C55]*10^9" office:value-type="float" office:value="-0.1308392" calcext:value-type="float">
            <text:p>-0.1308392</text:p>
          </table:table-cell>
          <table:table-cell table:formula="of:=[.$N$1]*[.D55]" office:value-type="float" office:value="-0.108893688089492" calcext:value-type="float">
            <text:p>-0.108893688089492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57203040277743" calcext:value-type="float">
            <text:p>-0.157203040277743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878904770377297" calcext:value-type="float">
            <text:p>0.08789047703773</text:p>
          </table:table-cell>
          <table:table-cell/>
          <table:table-cell table:formula="of:=(MAX([.E54:.E58])-MIN([.E54:.E58]))/2" office:value-type="float" office:value="0.105594357284895" calcext:value-type="float">
            <text:p>0.105594357284895</text:p>
          </table:table-cell>
          <table:table-cell table:number-columns-repeated="2"/>
        </table:table-row>
        <table:table-row table:style-name="ro1">
          <table:table-cell office:value-type="time" office:time-value="PT15H59M45.731S" calcext:value-type="time">
            <text:p>15:59:45.7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290231" calcext:value-type="float">
            <text:p>-3.29E-10</text:p>
          </table:table-cell>
          <table:table-cell table:formula="of:=[.C56]*10^9" office:value-type="float" office:value="-0.3290231" calcext:value-type="float">
            <text:p>-0.3290231</text:p>
          </table:table-cell>
          <table:table-cell table:formula="of:=[.$N$1]*[.D56]" office:value-type="float" office:value="-0.273836425365163" calcext:value-type="float">
            <text:p>-0.273836425365163</text:p>
          </table:table-cell>
          <table:table-cell table:number-columns-repeated="9"/>
        </table:table-row>
        <table:table-row table:style-name="ro1">
          <table:table-cell office:value-type="time" office:time-value="PT15H59M46.116S" calcext:value-type="time">
            <text:p>15:59:46.1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221599" calcext:value-type="float">
            <text:p>-3.22E-10</text:p>
          </table:table-cell>
          <table:table-cell table:formula="of:=[.C57]*10^9" office:value-type="float" office:value="-0.3221599" calcext:value-type="float">
            <text:p>-0.3221599</text:p>
          </table:table-cell>
          <table:table-cell table:formula="of:=[.$N$1]*[.D57]" office:value-type="float" office:value="-0.268124382184711" calcext:value-type="float">
            <text:p>-0.268124382184711</text:p>
          </table:table-cell>
          <table:table-cell table:number-columns-repeated="9"/>
        </table:table-row>
        <table:table-row table:style-name="ro1">
          <table:table-cell office:value-type="time" office:time-value="PT15H59M46.499S" calcext:value-type="time">
            <text:p>15:59:46.5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8712665" calcext:value-type="float">
            <text:p>-8.71E-11</text:p>
          </table:table-cell>
          <table:table-cell table:formula="of:=[.C58]*10^9" office:value-type="float" office:value="-0.08712665" calcext:value-type="float">
            <text:p>-0.08712665</text:p>
          </table:table-cell>
          <table:table-cell table:formula="of:=[.$N$1]*[.D58]" office:value-type="float" office:value="-0.0725129949539765" calcext:value-type="float">
            <text:p>-0.072512994953977</text:p>
          </table:table-cell>
          <table:table-cell table:number-columns-repeated="9"/>
        </table:table-row>
        <table:table-row table:style-name="ro1">
          <table:table-cell office:value-type="time" office:time-value="PT15H59M46.883S" calcext:value-type="time">
            <text:p>15:59:46.8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811943" calcext:value-type="float">
            <text:p>-6.81E-11</text:p>
          </table:table-cell>
          <table:table-cell table:formula="of:=[.C59]*10^9" office:value-type="float" office:value="-0.06811943" calcext:value-type="float">
            <text:p>-0.06811943</text:p>
          </table:table-cell>
          <table:table-cell table:formula="of:=[.$N$1]*[.D59]" office:value-type="float" office:value="-0.0566938345943262" calcext:value-type="float">
            <text:p>-0.056693834594326</text:p>
          </table:table-cell>
          <table:table-cell table:number-columns-repeated="9"/>
        </table:table-row>
        <table:table-row table:style-name="ro1">
          <table:table-cell office:value-type="time" office:time-value="PT15H59M47.266S" calcext:value-type="time">
            <text:p>15:59:47.2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02883" calcext:value-type="float">
            <text:p>-3.20E-10</text:p>
          </table:table-cell>
          <table:table-cell table:formula="of:=[.C60]*10^9" office:value-type="float" office:value="-0.3202883" calcext:value-type="float">
            <text:p>-0.3202883</text:p>
          </table:table-cell>
          <table:table-cell table:formula="of:=[.$N$1]*[.D60]" office:value-type="float" office:value="-0.266566703548429" calcext:value-type="float">
            <text:p>-0.266566703548429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79024463417066" calcext:value-type="float">
            <text:p>-0.179024463417066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0527738478457" calcext:value-type="float">
            <text:p>0.10527738478457</text:p>
          </table:table-cell>
          <table:table-cell/>
          <table:table-cell table:formula="of:=(MAX([.E59:.E63])-MIN([.E59:.E63]))/2" office:value-type="float" office:value="0.126484545605044" calcext:value-type="float">
            <text:p>0.126484545605044</text:p>
          </table:table-cell>
          <table:table-cell table:number-columns-repeated="2"/>
        </table:table-row>
        <table:table-row table:style-name="ro1">
          <table:table-cell office:value-type="time" office:time-value="PT15H59M47.65S" calcext:value-type="time">
            <text:p>15:59:47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544765" calcext:value-type="float">
            <text:p>-3.54E-10</text:p>
          </table:table-cell>
          <table:table-cell table:formula="of:=[.C61]*10^9" office:value-type="float" office:value="-0.3544765" calcext:value-type="float">
            <text:p>-0.3544765</text:p>
          </table:table-cell>
          <table:table-cell table:formula="of:=[.$N$1]*[.D61]" office:value-type="float" office:value="-0.295020555201" calcext:value-type="float">
            <text:p>-0.295020555201</text:p>
          </table:table-cell>
          <table:table-cell table:number-columns-repeated="9"/>
        </table:table-row>
        <table:table-row table:style-name="ro1">
          <table:table-cell office:value-type="time" office:time-value="PT15H59M48.034S" calcext:value-type="time">
            <text:p>15:59:48.0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21073" calcext:value-type="float">
            <text:p>-2.82E-10</text:p>
          </table:table-cell>
          <table:table-cell table:formula="of:=[.C62]*10^9" office:value-type="float" office:value="-0.2821073" calcext:value-type="float">
            <text:p>-0.2821073</text:p>
          </table:table-cell>
          <table:table-cell table:formula="of:=[.$N$1]*[.D62]" office:value-type="float" office:value="-0.234789759750661" calcext:value-type="float">
            <text:p>-0.234789759750661</text:p>
          </table:table-cell>
          <table:table-cell table:number-columns-repeated="9"/>
        </table:table-row>
        <table:table-row table:style-name="ro1">
          <table:table-cell office:value-type="time" office:time-value="PT15H59M48.418S" calcext:value-type="time">
            <text:p>15:59:48.4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5052616" calcext:value-type="float">
            <text:p>-5.05E-11</text:p>
          </table:table-cell>
          <table:table-cell table:formula="of:=[.C63]*10^9" office:value-type="float" office:value="-0.05052616" calcext:value-type="float">
            <text:p>-0.05052616</text:p>
          </table:table-cell>
          <table:table-cell table:formula="of:=[.$N$1]*[.D63]" office:value-type="float" office:value="-0.0420514639909122" calcext:value-type="float">
            <text:p>-0.042051463990912</text:p>
          </table:table-cell>
          <table:table-cell table:number-columns-repeated="9"/>
        </table:table-row>
        <table:table-row table:style-name="ro1">
          <table:table-cell office:value-type="time" office:time-value="PT15H59M48.802S" calcext:value-type="time">
            <text:p>15:59:48.8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405717" calcext:value-type="float">
            <text:p>-1.41E-10</text:p>
          </table:table-cell>
          <table:table-cell table:formula="of:=[.C64]*10^9" office:value-type="float" office:value="-0.1405717" calcext:value-type="float">
            <text:p>-0.1405717</text:p>
          </table:table-cell>
          <table:table-cell table:formula="of:=[.$N$1]*[.D64]" office:value-type="float" office:value="-0.116993766806963" calcext:value-type="float">
            <text:p>-0.116993766806963</text:p>
          </table:table-cell>
          <table:table-cell table:number-columns-repeated="9"/>
        </table:table-row>
        <table:table-row table:style-name="ro1">
          <table:table-cell office:value-type="time" office:time-value="PT15H59M49.177S" calcext:value-type="time">
            <text:p>15:59:49.1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085037" calcext:value-type="float">
            <text:p>-4.09E-10</text:p>
          </table:table-cell>
          <table:table-cell table:formula="of:=[.C65]*10^9" office:value-type="float" office:value="-0.4085037" calcext:value-type="float">
            <text:p>-0.4085037</text:p>
          </table:table-cell>
          <table:table-cell table:formula="of:=[.$N$1]*[.D65]" office:value-type="float" office:value="-0.339985833689011" calcext:value-type="float">
            <text:p>-0.33998583368901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09804431299549" calcext:value-type="float">
            <text:p>-0.20980443129954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964800655010811" calcext:value-type="float">
            <text:p>0.096480065501081</text:p>
          </table:table-cell>
          <table:table-cell/>
          <table:table-cell table:formula="of:=(MAX([.E64:.E68])-MIN([.E64:.E68]))/2" office:value-type="float" office:value="0.115909525599752" calcext:value-type="float">
            <text:p>0.115909525599752</text:p>
          </table:table-cell>
          <table:table-cell table:number-columns-repeated="2"/>
        </table:table-row>
        <table:table-row table:style-name="ro1">
          <table:table-cell office:value-type="time" office:time-value="PT15H59M49.545S" calcext:value-type="time">
            <text:p>15:59:49.5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939193" calcext:value-type="float">
            <text:p>-2.94E-10</text:p>
          </table:table-cell>
          <table:table-cell table:formula="of:=[.C66]*10^9" office:value-type="float" office:value="-0.2939193" calcext:value-type="float">
            <text:p>-0.2939193</text:p>
          </table:table-cell>
          <table:table-cell table:formula="of:=[.$N$1]*[.D66]" office:value-type="float" office:value="-0.244620546271161" calcext:value-type="float">
            <text:p>-0.244620546271161</text:p>
          </table:table-cell>
          <table:table-cell table:number-columns-repeated="9"/>
        </table:table-row>
        <table:table-row table:style-name="ro1">
          <table:table-cell office:value-type="time" office:time-value="PT15H59M49.922S" calcext:value-type="time">
            <text:p>15:59:49.9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74727" calcext:value-type="float">
            <text:p>-2.87E-10</text:p>
          </table:table-cell>
          <table:table-cell table:formula="of:=[.C67]*10^9" office:value-type="float" office:value="-0.2874727" calcext:value-type="float">
            <text:p>-0.2874727</text:p>
          </table:table-cell>
          <table:table-cell table:formula="of:=[.$N$1]*[.D67]" office:value-type="float" office:value="-0.239255227241102" calcext:value-type="float">
            <text:p>-0.239255227241102</text:p>
          </table:table-cell>
          <table:table-cell table:number-columns-repeated="9"/>
        </table:table-row>
        <table:table-row table:style-name="ro1">
          <table:table-cell office:value-type="time" office:time-value="PT15H59M50.306S" calcext:value-type="time">
            <text:p>15:59:50.3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299658" calcext:value-type="float">
            <text:p>-1.30E-10</text:p>
          </table:table-cell>
          <table:table-cell table:formula="of:=[.C68]*10^9" office:value-type="float" office:value="-0.1299658" calcext:value-type="float">
            <text:p>-0.1299658</text:p>
          </table:table-cell>
          <table:table-cell table:formula="of:=[.$N$1]*[.D68]" office:value-type="float" office:value="-0.108166782489508" calcext:value-type="float">
            <text:p>-0.108166782489508</text:p>
          </table:table-cell>
          <table:table-cell table:number-columns-repeated="9"/>
        </table:table-row>
        <table:table-row table:style-name="ro1">
          <table:table-cell office:value-type="time" office:time-value="PT15H59M50.69S" calcext:value-type="time">
            <text:p>15:59:50.6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111249" calcext:value-type="float">
            <text:p>-1.11E-10</text:p>
          </table:table-cell>
          <table:table-cell table:formula="of:=[.C69]*10^9" office:value-type="float" office:value="-0.1111249" calcext:value-type="float">
            <text:p>-0.1111249</text:p>
          </table:table-cell>
          <table:table-cell table:formula="of:=[.$N$1]*[.D69]" office:value-type="float" office:value="-0.0924860454632553" calcext:value-type="float">
            <text:p>-0.092486045463255</text:p>
          </table:table-cell>
          <table:table-cell table:number-columns-repeated="9"/>
        </table:table-row>
        <table:table-row table:style-name="ro1">
          <table:table-cell office:value-type="time" office:time-value="PT15H59M51.072S" calcext:value-type="time">
            <text:p>15:59:51.0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169751" calcext:value-type="float">
            <text:p>-2.17E-10</text:p>
          </table:table-cell>
          <table:table-cell table:formula="of:=[.C70]*10^9" office:value-type="float" office:value="-0.2169751" calcext:value-type="float">
            <text:p>-0.2169751</text:p>
          </table:table-cell>
          <table:table-cell table:formula="of:=[.$N$1]*[.D70]" office:value-type="float" office:value="-0.180582110427045" calcext:value-type="float">
            <text:p>-0.180582110427045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22148227189097" calcext:value-type="float">
            <text:p>-0.222148227189097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17142077422177" calcext:value-type="float">
            <text:p>0.091714207742218</text:p>
          </table:table-cell>
          <table:table-cell/>
          <table:table-cell table:formula="of:=(MAX([.E69:.E73])-MIN([.E69:.E73]))/2" office:value-type="float" office:value="0.110180628929032" calcext:value-type="float">
            <text:p>0.110180628929032</text:p>
          </table:table-cell>
          <table:table-cell table:number-columns-repeated="2"/>
        </table:table-row>
        <table:table-row table:style-name="ro1">
          <table:table-cell office:value-type="time" office:time-value="PT15H59M51.456S" calcext:value-type="time">
            <text:p>15:59:51.4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563894" calcext:value-type="float">
            <text:p>-3.56E-10</text:p>
          </table:table-cell>
          <table:table-cell table:formula="of:=[.C71]*10^9" office:value-type="float" office:value="-0.3563894" calcext:value-type="float">
            <text:p>-0.3563894</text:p>
          </table:table-cell>
          <table:table-cell table:formula="of:=[.$N$1]*[.D71]" office:value-type="float" office:value="-0.296612606634717" calcext:value-type="float">
            <text:p>-0.296612606634717</text:p>
          </table:table-cell>
          <table:table-cell table:number-columns-repeated="9"/>
        </table:table-row>
        <table:table-row table:style-name="ro1">
          <table:table-cell office:value-type="time" office:time-value="PT15H59M51.841S" calcext:value-type="time">
            <text:p>15:59:51.8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758959" calcext:value-type="float">
            <text:p>-3.76E-10</text:p>
          </table:table-cell>
          <table:table-cell table:formula="of:=[.C72]*10^9" office:value-type="float" office:value="-0.3758959" calcext:value-type="float">
            <text:p>-0.3758959</text:p>
          </table:table-cell>
          <table:table-cell table:formula="of:=[.$N$1]*[.D72]" office:value-type="float" office:value="-0.312847303321319" calcext:value-type="float">
            <text:p>-0.312847303321319</text:p>
          </table:table-cell>
          <table:table-cell table:number-columns-repeated="9"/>
        </table:table-row>
        <table:table-row table:style-name="ro1">
          <table:table-cell office:value-type="time" office:time-value="PT15H59M52.224S" calcext:value-type="time">
            <text:p>15:59:52.2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742052" calcext:value-type="float">
            <text:p>-2.74E-10</text:p>
          </table:table-cell>
          <table:table-cell table:formula="of:=[.C73]*10^9" office:value-type="float" office:value="-0.2742052" calcext:value-type="float">
            <text:p>-0.2742052</text:p>
          </table:table-cell>
          <table:table-cell table:formula="of:=[.$N$1]*[.D73]" office:value-type="float" office:value="-0.22821307009915" calcext:value-type="float">
            <text:p>-0.22821307009915</text:p>
          </table:table-cell>
          <table:table-cell table:number-columns-repeated="9"/>
        </table:table-row>
        <table:table-row table:style-name="ro1">
          <table:table-cell office:value-type="time" office:time-value="PT15H59M52.608S" calcext:value-type="time">
            <text:p>15:59:52.6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434272" calcext:value-type="float">
            <text:p>-2.43E-10</text:p>
          </table:table-cell>
          <table:table-cell table:formula="of:=[.C74]*10^9" office:value-type="float" office:value="-0.2434272" calcext:value-type="float">
            <text:p>-0.2434272</text:p>
          </table:table-cell>
          <table:table-cell table:formula="of:=[.$N$1]*[.D74]" office:value-type="float" office:value="-0.202597429434744" calcext:value-type="float">
            <text:p>-0.202597429434744</text:p>
          </table:table-cell>
          <table:table-cell table:number-columns-repeated="9"/>
        </table:table-row>
        <table:table-row table:style-name="ro1">
          <table:table-cell office:value-type="time" office:time-value="PT15H59M52.991S" calcext:value-type="time">
            <text:p>15:59:52.9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9419719" calcext:value-type="float">
            <text:p>-9.42E-11</text:p>
          </table:table-cell>
          <table:table-cell table:formula="of:=[.C75]*10^9" office:value-type="float" office:value="-0.09419719" calcext:value-type="float">
            <text:p>-0.09419719</text:p>
          </table:table-cell>
          <table:table-cell table:formula="of:=[.$N$1]*[.D75]" office:value-type="float" office:value="-0.0783976012293456" calcext:value-type="float">
            <text:p>-0.078397601229346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33585145506196" calcext:value-type="float">
            <text:p>-0.233585145506196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94423401936071" calcext:value-type="float">
            <text:p>0.094423401936071</text:p>
          </table:table-cell>
          <table:table-cell/>
          <table:table-cell table:formula="of:=(MAX([.E74:.E78])-MIN([.E74:.E78]))/2" office:value-type="float" office:value="0.113434563505152" calcext:value-type="float">
            <text:p>0.113434563505152</text:p>
          </table:table-cell>
          <table:table-cell table:number-columns-repeated="2"/>
        </table:table-row>
        <table:table-row table:style-name="ro1">
          <table:table-cell office:value-type="time" office:time-value="PT15H59M53.367S" calcext:value-type="time">
            <text:p>15:59:53.3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667876" calcext:value-type="float">
            <text:p>-3.67E-10</text:p>
          </table:table-cell>
          <table:table-cell table:formula="of:=[.C76]*10^9" office:value-type="float" office:value="-0.3667876" calcext:value-type="float">
            <text:p>-0.3667876</text:p>
          </table:table-cell>
          <table:table-cell table:formula="of:=[.$N$1]*[.D76]" office:value-type="float" office:value="-0.30526672823965" calcext:value-type="float">
            <text:p>-0.30526672823965</text:p>
          </table:table-cell>
          <table:table-cell table:number-columns-repeated="9"/>
        </table:table-row>
        <table:table-row table:style-name="ro1">
          <table:table-cell office:value-type="time" office:time-value="PT15H59M53.743S" calcext:value-type="time">
            <text:p>15:59:53.7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553496" calcext:value-type="float">
            <text:p>-3.55E-10</text:p>
          </table:table-cell>
          <table:table-cell table:formula="of:=[.C77]*10^9" office:value-type="float" office:value="-0.3553496" calcext:value-type="float">
            <text:p>-0.3553496</text:p>
          </table:table-cell>
          <table:table-cell table:formula="of:=[.$N$1]*[.D77]" office:value-type="float" office:value="-0.295747211119646" calcext:value-type="float">
            <text:p>-0.295747211119646</text:p>
          </table:table-cell>
          <table:table-cell table:number-columns-repeated="9"/>
        </table:table-row>
        <table:table-row table:style-name="ro1">
          <table:table-cell office:value-type="time" office:time-value="PT15H59M54.126S" calcext:value-type="time">
            <text:p>15:59:54.1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43538" calcext:value-type="float">
            <text:p>-3.44E-10</text:p>
          </table:table-cell>
          <table:table-cell table:formula="of:=[.C78]*10^9" office:value-type="float" office:value="-0.343538" calcext:value-type="float">
            <text:p>-0.343538</text:p>
          </table:table-cell>
          <table:table-cell table:formula="of:=[.$N$1]*[.D78]" office:value-type="float" office:value="-0.285916757507596" calcext:value-type="float">
            <text:p>-0.285916757507596</text:p>
          </table:table-cell>
          <table:table-cell table:number-columns-repeated="9"/>
        </table:table-row>
        <table:table-row table:style-name="ro1">
          <table:table-cell office:value-type="time" office:time-value="PT15H59M54.511S" calcext:value-type="time">
            <text:p>15:59:54.5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27026" calcext:value-type="float">
            <text:p>-3.27E-10</text:p>
          </table:table-cell>
          <table:table-cell table:formula="of:=[.C79]*10^9" office:value-type="float" office:value="-0.327026" calcext:value-type="float">
            <text:p>-0.327026</text:p>
          </table:table-cell>
          <table:table-cell table:formula="of:=[.$N$1]*[.D79]" office:value-type="float" office:value="-0.272174296702778" calcext:value-type="float">
            <text:p>-0.272174296702778</text:p>
          </table:table-cell>
          <table:table-cell table:number-columns-repeated="9"/>
        </table:table-row>
        <table:table-row table:style-name="ro1">
          <table:table-cell office:value-type="time" office:time-value="PT15H59M54.895S" calcext:value-type="time">
            <text:p>15:59:54.9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027234" calcext:value-type="float">
            <text:p>-1.03E-10</text:p>
          </table:table-cell>
          <table:table-cell table:formula="of:=[.C80]*10^9" office:value-type="float" office:value="-0.1027234" calcext:value-type="float">
            <text:p>-0.1027234</text:p>
          </table:table-cell>
          <table:table-cell table:formula="of:=[.$N$1]*[.D80]" office:value-type="float" office:value="-0.0854937196122576" calcext:value-type="float">
            <text:p>-0.085493719612258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183192112672922" calcext:value-type="float">
            <text:p>-0.183192112672922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776957066148003" calcext:value-type="float">
            <text:p>0.0776957066148</text:p>
          </table:table-cell>
          <table:table-cell/>
          <table:table-cell table:formula="of:=(MAX([.E79:.E83])-MIN([.E79:.E83]))/2" office:value-type="float" office:value="0.0933402885452603" calcext:value-type="float">
            <text:p>0.09334028854526</text:p>
          </table:table-cell>
          <table:table-cell table:number-columns-repeated="2"/>
        </table:table-row>
        <table:table-row table:style-name="ro1">
          <table:table-cell office:value-type="time" office:time-value="PT15H59M55.279S" calcext:value-type="time">
            <text:p>15:59:55.2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258898" calcext:value-type="float">
            <text:p>-1.26E-10</text:p>
          </table:table-cell>
          <table:table-cell table:formula="of:=[.C81]*10^9" office:value-type="float" office:value="-0.1258898" calcext:value-type="float">
            <text:p>-0.1258898</text:p>
          </table:table-cell>
          <table:table-cell table:formula="of:=[.$N$1]*[.D81]" office:value-type="float" office:value="-0.104774445386769" calcext:value-type="float">
            <text:p>-0.104774445386769</text:p>
          </table:table-cell>
          <table:table-cell table:number-columns-repeated="9"/>
        </table:table-row>
        <table:table-row table:style-name="ro1">
          <table:table-cell office:value-type="time" office:time-value="PT15H59M55.662S" calcext:value-type="time">
            <text:p>15:59:55.6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350258" calcext:value-type="float">
            <text:p>-2.35E-10</text:p>
          </table:table-cell>
          <table:table-cell table:formula="of:=[.C82]*10^9" office:value-type="float" office:value="-0.2350258" calcext:value-type="float">
            <text:p>-0.2350258</text:p>
          </table:table-cell>
          <table:table-cell table:formula="of:=[.$N$1]*[.D82]" office:value-type="float" office:value="-0.195605186810858" calcext:value-type="float">
            <text:p>-0.195605186810858</text:p>
          </table:table-cell>
          <table:table-cell table:number-columns-repeated="9"/>
        </table:table-row>
        <table:table-row table:style-name="ro1">
          <table:table-cell office:value-type="time" office:time-value="PT15H59M56.046S" calcext:value-type="time">
            <text:p>15:59:56.0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098905" calcext:value-type="float">
            <text:p>-3.10E-10</text:p>
          </table:table-cell>
          <table:table-cell table:formula="of:=[.C83]*10^9" office:value-type="float" office:value="-0.3098905" calcext:value-type="float">
            <text:p>-0.3098905</text:p>
          </table:table-cell>
          <table:table-cell table:formula="of:=[.$N$1]*[.D83]" office:value-type="float" office:value="-0.257912914851945" calcext:value-type="float">
            <text:p>-0.257912914851945</text:p>
          </table:table-cell>
          <table:table-cell table:number-columns-repeated="9"/>
        </table:table-row>
        <table:table-row table:style-name="ro1">
          <table:table-cell office:value-type="time" office:time-value="PT15H59M56.43S" calcext:value-type="time">
            <text:p>15:59:56.4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831747" calcext:value-type="float">
            <text:p>-3.83E-10</text:p>
          </table:table-cell>
          <table:table-cell table:formula="of:=[.C84]*10^9" office:value-type="float" office:value="-0.3831747" calcext:value-type="float">
            <text:p>-0.3831747</text:p>
          </table:table-cell>
          <table:table-cell table:formula="of:=[.$N$1]*[.D84]" office:value-type="float" office:value="-0.31890523838104" calcext:value-type="float">
            <text:p>-0.31890523838104</text:p>
          </table:table-cell>
          <table:table-cell table:number-columns-repeated="9"/>
        </table:table-row>
        <table:table-row table:style-name="ro1">
          <table:table-cell office:value-type="time" office:time-value="PT15H59M56.813S" calcext:value-type="time">
            <text:p>15:59:56.8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551144" calcext:value-type="float">
            <text:p>-2.55E-10</text:p>
          </table:table-cell>
          <table:table-cell table:formula="of:=[.C85]*10^9" office:value-type="float" office:value="-0.2551144" calcext:value-type="float">
            <text:p>-0.2551144</text:p>
          </table:table-cell>
          <table:table-cell table:formula="of:=[.$N$1]*[.D85]" office:value-type="float" office:value="-0.212324348518929" calcext:value-type="float">
            <text:p>-0.212324348518929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17138136979308" calcext:value-type="float">
            <text:p>-0.17138136979308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63177342310806" calcext:value-type="float">
            <text:p>0.096317734231081</text:p>
          </table:table-cell>
          <table:table-cell/>
          <table:table-cell table:formula="of:=(MAX([.E84:.E88])-MIN([.E84:.E88]))/2" office:value-type="float" office:value="0.115719226807175" calcext:value-type="float">
            <text:p>0.115719226807175</text:p>
          </table:table-cell>
          <table:table-cell table:number-columns-repeated="2"/>
        </table:table-row>
        <table:table-row table:style-name="ro1">
          <table:table-cell office:value-type="time" office:time-value="PT15H59M57.197S" calcext:value-type="time">
            <text:p>15:59:57.2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672318" calcext:value-type="float">
            <text:p>-1.67E-10</text:p>
          </table:table-cell>
          <table:table-cell table:formula="of:=[.C86]*10^9" office:value-type="float" office:value="-0.1672318" calcext:value-type="float">
            <text:p>-0.1672318</text:p>
          </table:table-cell>
          <table:table-cell table:formula="of:=[.$N$1]*[.D86]" office:value-type="float" office:value="-0.139182198208521" calcext:value-type="float">
            <text:p>-0.139182198208521</text:p>
          </table:table-cell>
          <table:table-cell table:number-columns-repeated="9"/>
        </table:table-row>
        <table:table-row table:style-name="ro1">
          <table:table-cell office:value-type="time" office:time-value="PT15H59M57.581S" calcext:value-type="time">
            <text:p>15:59:57.5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050941" calcext:value-type="float">
            <text:p>-1.05E-10</text:p>
          </table:table-cell>
          <table:table-cell table:formula="of:=[.C87]*10^9" office:value-type="float" office:value="-0.1050941" calcext:value-type="float">
            <text:p>-0.1050941</text:p>
          </table:table-cell>
          <table:table-cell table:formula="of:=[.$N$1]*[.D87]" office:value-type="float" office:value="-0.0874667847666896" calcext:value-type="float">
            <text:p>-0.08746678476669</text:p>
          </table:table-cell>
          <table:table-cell table:number-columns-repeated="9"/>
        </table:table-row>
        <table:table-row table:style-name="ro1">
          <table:table-cell office:value-type="time" office:time-value="PT15H59M57.965S" calcext:value-type="time">
            <text:p>15:59:57.9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189856" calcext:value-type="float">
            <text:p>-1.19E-10</text:p>
          </table:table-cell>
          <table:table-cell table:formula="of:=[.C88]*10^9" office:value-type="float" office:value="-0.1189856" calcext:value-type="float">
            <text:p>-0.1189856</text:p>
          </table:table-cell>
          <table:table-cell table:formula="of:=[.$N$1]*[.D88]" office:value-type="float" office:value="-0.0990282790902194" calcext:value-type="float">
            <text:p>-0.099028279090219</text:p>
          </table:table-cell>
          <table:table-cell table:number-columns-repeated="9"/>
        </table:table-row>
        <table:table-row table:style-name="ro1">
          <table:table-cell office:value-type="time" office:time-value="PT15H59M58.35S" calcext:value-type="time">
            <text:p>15:59:58.3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444397" calcext:value-type="float">
            <text:p>-1.44E-10</text:p>
          </table:table-cell>
          <table:table-cell table:formula="of:=[.C89]*10^9" office:value-type="float" office:value="-0.1444397" calcext:value-type="float">
            <text:p>-0.1444397</text:p>
          </table:table-cell>
          <table:table-cell table:formula="of:=[.$N$1]*[.D89]" office:value-type="float" office:value="-0.120212991515844" calcext:value-type="float">
            <text:p>-0.120212991515844</text:p>
          </table:table-cell>
          <table:table-cell table:number-columns-repeated="9"/>
        </table:table-row>
        <table:table-row table:style-name="ro1">
          <table:table-cell office:value-type="time" office:time-value="PT15H59M58.733S" calcext:value-type="time">
            <text:p>15:59:58.7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411253" calcext:value-type="float">
            <text:p>-3.41E-10</text:p>
          </table:table-cell>
          <table:table-cell table:formula="of:=[.C90]*10^9" office:value-type="float" office:value="-0.3411253" calcext:value-type="float">
            <text:p>-0.3411253</text:p>
          </table:table-cell>
          <table:table-cell table:formula="of:=[.$N$1]*[.D90]" office:value-type="float" office:value="-0.283908736965942" calcext:value-type="float">
            <text:p>-0.28390873696594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08855938506342" calcext:value-type="float">
            <text:p>-0.208855938506342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959758633111806" calcext:value-type="float">
            <text:p>0.095975863311181</text:p>
          </table:table-cell>
          <table:table-cell/>
          <table:table-cell table:formula="of:=(MAX([.E89:.E93])-MIN([.E89:.E93]))/2" office:value-type="float" office:value="0.115303765384625" calcext:value-type="float">
            <text:p>0.115303765384625</text:p>
          </table:table-cell>
          <table:table-cell table:number-columns-repeated="2"/>
        </table:table-row>
        <table:table-row table:style-name="ro1">
          <table:table-cell office:value-type="time" office:time-value="PT15H59M59.116S" calcext:value-type="time">
            <text:p>15:59:59.1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726935" calcext:value-type="float">
            <text:p>-3.73E-10</text:p>
          </table:table-cell>
          <table:table-cell table:formula="of:=[.C91]*10^9" office:value-type="float" office:value="-0.3726935" calcext:value-type="float">
            <text:p>-0.3726935</text:p>
          </table:table-cell>
          <table:table-cell table:formula="of:=[.$N$1]*[.D91]" office:value-type="float" office:value="-0.310182038272788" calcext:value-type="float">
            <text:p>-0.310182038272788</text:p>
          </table:table-cell>
          <table:table-cell table:number-columns-repeated="9"/>
        </table:table-row>
        <table:table-row table:style-name="ro1">
          <table:table-cell office:value-type="time" office:time-value="PT15H59M59.5S" calcext:value-type="time">
            <text:p>15:59:59.5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008652" calcext:value-type="float">
            <text:p>-3.01E-10</text:p>
          </table:table-cell>
          <table:table-cell table:formula="of:=[.C92]*10^9" office:value-type="float" office:value="-0.3008652" calcext:value-type="float">
            <text:p>-0.3008652</text:p>
          </table:table-cell>
          <table:table-cell table:formula="of:=[.$N$1]*[.D92]" office:value-type="float" office:value="-0.250401418273595" calcext:value-type="float">
            <text:p>-0.250401418273595</text:p>
          </table:table-cell>
          <table:table-cell table:number-columns-repeated="9"/>
        </table:table-row>
        <table:table-row table:style-name="ro1">
          <table:table-cell office:value-type="time" office:time-value="PT15H59M59.884S" calcext:value-type="time">
            <text:p>15:59:59.8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9561128" calcext:value-type="float">
            <text:p>-9.56E-11</text:p>
          </table:table-cell>
          <table:table-cell table:formula="of:=[.C93]*10^9" office:value-type="float" office:value="-0.09561128" calcext:value-type="float">
            <text:p>-0.09561128</text:p>
          </table:table-cell>
          <table:table-cell table:formula="of:=[.$N$1]*[.D93]" office:value-type="float" office:value="-0.0795745075035391" calcext:value-type="float">
            <text:p>-0.079574507503539</text:p>
          </table:table-cell>
          <table:table-cell table:number-columns-repeated="9"/>
        </table:table-row>
        <table:table-row table:style-name="ro1">
          <table:table-cell office:value-type="time" office:time-value="PT16H00M00.269S" calcext:value-type="time">
            <text:p>16:00:00.2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205245" calcext:value-type="float">
            <text:p>-1.21E-10</text:p>
          </table:table-cell>
          <table:table-cell table:formula="of:=[.C94]*10^9" office:value-type="float" office:value="-0.1205245" calcext:value-type="float">
            <text:p>-0.1205245</text:p>
          </table:table-cell>
          <table:table-cell table:formula="of:=[.$N$1]*[.D94]" office:value-type="float" office:value="-0.10030906112344" calcext:value-type="float">
            <text:p>-0.10030906112344</text:p>
          </table:table-cell>
          <table:table-cell table:number-columns-repeated="9"/>
        </table:table-row>
        <table:table-row table:style-name="ro1">
          <table:table-cell office:value-type="time" office:time-value="PT16H00M00.652S" calcext:value-type="time">
            <text:p>16:00:00.6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722228" calcext:value-type="float">
            <text:p>-1.72E-10</text:p>
          </table:table-cell>
          <table:table-cell table:formula="of:=[.C95]*10^9" office:value-type="float" office:value="-0.1722228" calcext:value-type="float">
            <text:p>-0.1722228</text:p>
          </table:table-cell>
          <table:table-cell table:formula="of:=[.$N$1]*[.D95]" office:value-type="float" office:value="-0.143336063390015" calcext:value-type="float">
            <text:p>-0.14333606339001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19074466827326" calcext:value-type="float">
            <text:p>-0.219074466827326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3783483270097" calcext:value-type="float">
            <text:p>0.103783483270097</text:p>
          </table:table-cell>
          <table:table-cell/>
          <table:table-cell table:formula="of:=(MAX([.E94:.E98])-MIN([.E94:.E98]))/2" office:value-type="float" office:value="0.124684617812605" calcext:value-type="float">
            <text:p>0.124684617812605</text:p>
          </table:table-cell>
          <table:table-cell table:number-columns-repeated="2"/>
        </table:table-row>
        <table:table-row table:style-name="ro1">
          <table:table-cell office:value-type="time" office:time-value="PT16H00M01.036S" calcext:value-type="time">
            <text:p>16:00:01.0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18583" calcext:value-type="float">
            <text:p>-3.19E-10</text:p>
          </table:table-cell>
          <table:table-cell table:formula="of:=[.C96]*10^9" office:value-type="float" office:value="-0.318583" calcext:value-type="float">
            <text:p>-0.318583</text:p>
          </table:table-cell>
          <table:table-cell table:formula="of:=[.$N$1]*[.D96]" office:value-type="float" office:value="-0.265147431600121" calcext:value-type="float">
            <text:p>-0.265147431600121</text:p>
          </table:table-cell>
          <table:table-cell table:number-columns-repeated="9"/>
        </table:table-row>
        <table:table-row table:style-name="ro1">
          <table:table-cell office:value-type="time" office:time-value="PT16H00M01.42S" calcext:value-type="time">
            <text:p>16:00:01.4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201495" calcext:value-type="float">
            <text:p>-4.20E-10</text:p>
          </table:table-cell>
          <table:table-cell table:formula="of:=[.C97]*10^9" office:value-type="float" office:value="-0.4201495" calcext:value-type="float">
            <text:p>-0.4201495</text:p>
          </table:table-cell>
          <table:table-cell table:formula="of:=[.$N$1]*[.D97]" office:value-type="float" office:value="-0.349678296748649" calcext:value-type="float">
            <text:p>-0.349678296748649</text:p>
          </table:table-cell>
          <table:table-cell table:number-columns-repeated="9"/>
        </table:table-row>
        <table:table-row table:style-name="ro1">
          <table:table-cell office:value-type="time" office:time-value="PT16H00M01.803S" calcext:value-type="time">
            <text:p>16:00:01.8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846446" calcext:value-type="float">
            <text:p>-2.85E-10</text:p>
          </table:table-cell>
          <table:table-cell table:formula="of:=[.C98]*10^9" office:value-type="float" office:value="-0.2846446" calcext:value-type="float">
            <text:p>-0.2846446</text:p>
          </table:table-cell>
          <table:table-cell table:formula="of:=[.$N$1]*[.D98]" office:value-type="float" office:value="-0.236901481274405" calcext:value-type="float">
            <text:p>-0.236901481274405</text:p>
          </table:table-cell>
          <table:table-cell table:number-columns-repeated="9"/>
        </table:table-row>
        <table:table-row table:style-name="ro1">
          <table:table-cell office:value-type="time" office:time-value="PT16H00M02.187S" calcext:value-type="time">
            <text:p>16:00:02.1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584418" calcext:value-type="float">
            <text:p>-2.58E-10</text:p>
          </table:table-cell>
          <table:table-cell table:formula="of:=[.C99]*10^9" office:value-type="float" office:value="-0.2584418" calcext:value-type="float">
            <text:p>-0.2584418</text:p>
          </table:table-cell>
          <table:table-cell table:formula="of:=[.$N$1]*[.D99]" office:value-type="float" office:value="-0.215093647458" calcext:value-type="float">
            <text:p>-0.215093647458</text:p>
          </table:table-cell>
          <table:table-cell table:number-columns-repeated="9"/>
        </table:table-row>
        <table:table-row table:style-name="ro1">
          <table:table-cell office:value-type="time" office:time-value="PT16H00M02.571S" calcext:value-type="time">
            <text:p>16:00:02.5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681466" calcext:value-type="float">
            <text:p>-1.68E-10</text:p>
          </table:table-cell>
          <table:table-cell table:formula="of:=[.C100]*10^9" office:value-type="float" office:value="-0.1681466" calcext:value-type="float">
            <text:p>-0.1681466</text:p>
          </table:table-cell>
          <table:table-cell table:formula="of:=[.$N$1]*[.D100]" office:value-type="float" office:value="-0.139943559833051" calcext:value-type="float">
            <text:p>-0.139943559833051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09125913942734" calcext:value-type="float">
            <text:p>-0.209125913942734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03924127810252" calcext:value-type="float">
            <text:p>0.080392412781025</text:p>
          </table:table-cell>
          <table:table-cell/>
          <table:table-cell table:formula="of:=(MAX([.E99:.E103])-MIN([.E99:.E103]))/2" office:value-type="float" office:value="0.0965769493341953" calcext:value-type="float">
            <text:p>0.096576949334195</text:p>
          </table:table-cell>
          <table:table-cell table:number-columns-repeated="2"/>
        </table:table-row>
        <table:table-row table:style-name="ro1">
          <table:table-cell office:value-type="time" office:time-value="PT16H00M02.956S" calcext:value-type="time">
            <text:p>16:00:02.9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464775" calcext:value-type="float">
            <text:p>-1.46E-10</text:p>
          </table:table-cell>
          <table:table-cell table:formula="of:=[.C101]*10^9" office:value-type="float" office:value="-0.1464775" calcext:value-type="float">
            <text:p>-0.1464775</text:p>
          </table:table-cell>
          <table:table-cell table:formula="of:=[.$N$1]*[.D101]" office:value-type="float" office:value="-0.121908993612989" calcext:value-type="float">
            <text:p>-0.121908993612989</text:p>
          </table:table-cell>
          <table:table-cell table:number-columns-repeated="9"/>
        </table:table-row>
        <table:table-row table:style-name="ro1">
          <table:table-cell office:value-type="time" office:time-value="PT16H00M03.34S" calcext:value-type="time">
            <text:p>16:00:03.3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04733" calcext:value-type="float">
            <text:p>-3.05E-10</text:p>
          </table:table-cell>
          <table:table-cell table:formula="of:=[.C102]*10^9" office:value-type="float" office:value="-0.304733" calcext:value-type="float">
            <text:p>-0.304733</text:p>
          </table:table-cell>
          <table:table-cell table:formula="of:=[.$N$1]*[.D102]" office:value-type="float" office:value="-0.253620476528251" calcext:value-type="float">
            <text:p>-0.253620476528251</text:p>
          </table:table-cell>
          <table:table-cell table:number-columns-repeated="9"/>
        </table:table-row>
        <table:table-row table:style-name="ro1">
          <table:table-cell office:value-type="time" office:time-value="PT16H00M03.723S" calcext:value-type="time">
            <text:p>16:00:03.7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8558" calcext:value-type="float">
            <text:p>-3.79E-10</text:p>
          </table:table-cell>
          <table:table-cell table:formula="of:=[.C103]*10^9" office:value-type="float" office:value="-0.378558" calcext:value-type="float">
            <text:p>-0.378558</text:p>
          </table:table-cell>
          <table:table-cell table:formula="of:=[.$N$1]*[.D103]" office:value-type="float" office:value="-0.315062892281379" calcext:value-type="float">
            <text:p>-0.315062892281379</text:p>
          </table:table-cell>
          <table:table-cell table:number-columns-repeated="9"/>
        </table:table-row>
        <table:table-row table:style-name="ro1">
          <table:table-cell office:value-type="time" office:time-value="PT16H00M04.107S" calcext:value-type="time">
            <text:p>16:00:04.1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751748" calcext:value-type="float">
            <text:p>-4.75E-10</text:p>
          </table:table-cell>
          <table:table-cell table:formula="of:=[.C104]*10^9" office:value-type="float" office:value="-0.4751748" calcext:value-type="float">
            <text:p>-0.4751748</text:p>
          </table:table-cell>
          <table:table-cell table:formula="of:=[.$N$1]*[.D104]" office:value-type="float" office:value="-0.395474265045847" calcext:value-type="float">
            <text:p>-0.395474265045847</text:p>
          </table:table-cell>
          <table:table-cell table:number-columns-repeated="9"/>
        </table:table-row>
        <table:table-row table:style-name="ro1">
          <table:table-cell office:value-type="time" office:time-value="PT16H00M04.49S" calcext:value-type="time">
            <text:p>16:00:04.4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329463" calcext:value-type="float">
            <text:p>-2.33E-10</text:p>
          </table:table-cell>
          <table:table-cell table:formula="of:=[.C105]*10^9" office:value-type="float" office:value="-0.2329463" calcext:value-type="float">
            <text:p>-0.2329463</text:p>
          </table:table-cell>
          <table:table-cell table:formula="of:=[.$N$1]*[.D105]" office:value-type="float" office:value="-0.193874479007829" calcext:value-type="float">
            <text:p>-0.19387447900782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16748252389421" calcext:value-type="float">
            <text:p>-0.216748252389421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81660661816763" calcext:value-type="float">
            <text:p>0.098166066181676</text:p>
          </table:table-cell>
          <table:table-cell/>
          <table:table-cell table:formula="of:=(MAX([.E104:.E108])-MIN([.E104:.E108]))/2" office:value-type="float" office:value="0.117934607699454" calcext:value-type="float">
            <text:p>0.117934607699454</text:p>
          </table:table-cell>
          <table:table-cell table:number-columns-repeated="2"/>
        </table:table-row>
        <table:table-row table:style-name="ro1">
          <table:table-cell office:value-type="time" office:time-value="PT16H00M04.874S" calcext:value-type="time">
            <text:p>16:00:04.8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17705" calcext:value-type="float">
            <text:p>-1.92E-10</text:p>
          </table:table-cell>
          <table:table-cell table:formula="of:=[.C106]*10^9" office:value-type="float" office:value="-0.1917705" calcext:value-type="float">
            <text:p>-0.1917705</text:p>
          </table:table-cell>
          <table:table-cell table:formula="of:=[.$N$1]*[.D106]" office:value-type="float" office:value="-0.15960504964694" calcext:value-type="float">
            <text:p>-0.15960504964694</text:p>
          </table:table-cell>
          <table:table-cell table:number-columns-repeated="9"/>
        </table:table-row>
        <table:table-row table:style-name="ro1">
          <table:table-cell office:value-type="time" office:time-value="PT16H00M05.259S" calcext:value-type="time">
            <text:p>16:00:05.2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25195" calcext:value-type="float">
            <text:p>-1.93E-10</text:p>
          </table:table-cell>
          <table:table-cell table:formula="of:=[.C107]*10^9" office:value-type="float" office:value="-0.1925195" calcext:value-type="float">
            <text:p>-0.1925195</text:p>
          </table:table-cell>
          <table:table-cell table:formula="of:=[.$N$1]*[.D107]" office:value-type="float" office:value="-0.160228420719057" calcext:value-type="float">
            <text:p>-0.160228420719057</text:p>
          </table:table-cell>
          <table:table-cell table:number-columns-repeated="9"/>
        </table:table-row>
        <table:table-row table:style-name="ro1">
          <table:table-cell office:value-type="time" office:time-value="PT16H00M05.643S" calcext:value-type="time">
            <text:p>16:00:05.6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097382" calcext:value-type="float">
            <text:p>-2.10E-10</text:p>
          </table:table-cell>
          <table:table-cell table:formula="of:=[.C108]*10^9" office:value-type="float" office:value="-0.2097382" calcext:value-type="float">
            <text:p>-0.2097382</text:p>
          </table:table-cell>
          <table:table-cell table:formula="of:=[.$N$1]*[.D108]" office:value-type="float" office:value="-0.174559047527434" calcext:value-type="float">
            <text:p>-0.174559047527434</text:p>
          </table:table-cell>
          <table:table-cell table:number-columns-repeated="9"/>
        </table:table-row>
        <table:table-row table:style-name="ro1">
          <table:table-cell office:value-type="time" office:time-value="PT16H00M06.026S" calcext:value-type="time">
            <text:p>16:00:06.0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891006" calcext:value-type="float">
            <text:p>-8.91E-10</text:p>
          </table:table-cell>
          <table:table-cell table:formula="of:=[.C109]*10^9" office:value-type="float" office:value="-0.891006" calcext:value-type="float">
            <text:p>-0.891006</text:p>
          </table:table-cell>
          <table:table-cell table:formula="of:=[.$N$1]*[.D109]" office:value-type="float" office:value="-0.741558565398334" calcext:value-type="float">
            <text:p>-0.741558565398334</text:p>
          </table:table-cell>
          <table:table-cell table:number-columns-repeated="9"/>
        </table:table-row>
        <table:table-row table:style-name="ro1">
          <table:table-cell office:value-type="time" office:time-value="PT16H00M06.409S" calcext:value-type="time">
            <text:p>16:00:06.4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129451" calcext:value-type="float">
            <text:p>-1.13E-09</text:p>
          </table:table-cell>
          <table:table-cell table:formula="of:=[.C110]*10^9" office:value-type="float" office:value="-1.129451" calcext:value-type="float">
            <text:p>-1.129451</text:p>
          </table:table-cell>
          <table:table-cell table:formula="of:=[.$N$1]*[.D110]" office:value-type="float" office:value="-0.940009453637476" calcext:value-type="float">
            <text:p>-0.940009453637476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789321256943996" calcext:value-type="float">
            <text:p>-0.789321256943996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7249333147936" calcext:value-type="float">
            <text:p>0.117249333147936</text:p>
          </table:table-cell>
          <table:table-cell/>
          <table:table-cell table:formula="of:=(MAX([.E109:.E113])-MIN([.E109:.E113]))/2" office:value-type="float" office:value="0.140711954148582" calcext:value-type="float">
            <text:p>0.140711954148582</text:p>
          </table:table-cell>
          <table:table-cell table:number-columns-repeated="2"/>
        </table:table-row>
        <table:table-row table:style-name="ro1">
          <table:table-cell office:value-type="time" office:time-value="PT16H00M06.793S" calcext:value-type="time">
            <text:p>16:00:06.7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9592587" calcext:value-type="float">
            <text:p>-9.59E-10</text:p>
          </table:table-cell>
          <table:table-cell table:formula="of:=[.C111]*10^9" office:value-type="float" office:value="-0.9592587" calcext:value-type="float">
            <text:p>-0.9592587</text:p>
          </table:table-cell>
          <table:table-cell table:formula="of:=[.$N$1]*[.D111]" office:value-type="float" office:value="-0.798363316765399" calcext:value-type="float">
            <text:p>-0.798363316765399</text:p>
          </table:table-cell>
          <table:table-cell table:number-columns-repeated="9"/>
        </table:table-row>
        <table:table-row table:style-name="ro1">
          <table:table-cell office:value-type="time" office:time-value="PT16H00M07.178S" calcext:value-type="time">
            <text:p>16:00:07.1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9709449" calcext:value-type="float">
            <text:p>-9.71E-10</text:p>
          </table:table-cell>
          <table:table-cell table:formula="of:=[.C112]*10^9" office:value-type="float" office:value="-0.9709449" calcext:value-type="float">
            <text:p>-0.9709449</text:p>
          </table:table-cell>
          <table:table-cell table:formula="of:=[.$N$1]*[.D112]" office:value-type="float" office:value="-0.808089403578459" calcext:value-type="float">
            <text:p>-0.808089403578459</text:p>
          </table:table-cell>
          <table:table-cell table:number-columns-repeated="9"/>
        </table:table-row>
        <table:table-row table:style-name="ro1">
          <table:table-cell office:value-type="time" office:time-value="PT16H00M07.562S" calcext:value-type="time">
            <text:p>16:00:07.5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7913113" calcext:value-type="float">
            <text:p>-7.91E-10</text:p>
          </table:table-cell>
          <table:table-cell table:formula="of:=[.C113]*10^9" office:value-type="float" office:value="-0.7913113" calcext:value-type="float">
            <text:p>-0.7913113</text:p>
          </table:table-cell>
          <table:table-cell table:formula="of:=[.$N$1]*[.D113]" office:value-type="float" office:value="-0.658585545340313" calcext:value-type="float">
            <text:p>-0.658585545340313</text:p>
          </table:table-cell>
          <table:table-cell table:number-columns-repeated="9"/>
        </table:table-row>
        <table:table-row table:style-name="ro1">
          <table:table-cell office:value-type="time" office:time-value="PT16H00M07.946S" calcext:value-type="time">
            <text:p>16:00:07.9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090003" calcext:value-type="float">
            <text:p>-2.09E-09</text:p>
          </table:table-cell>
          <table:table-cell table:formula="of:=[.C114]*10^9" office:value-type="float" office:value="-2.090003" calcext:value-type="float">
            <text:p>-2.090003</text:p>
          </table:table-cell>
          <table:table-cell table:formula="of:=[.$N$1]*[.D114]" office:value-type="float" office:value="-1.73944914664796" calcext:value-type="float">
            <text:p>-1.73944914664796</text:p>
          </table:table-cell>
          <table:table-cell table:number-columns-repeated="9"/>
        </table:table-row>
        <table:table-row table:style-name="ro1">
          <table:table-cell office:value-type="time" office:time-value="PT16H00M08.328S" calcext:value-type="time">
            <text:p>16:00:08.3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281324" calcext:value-type="float">
            <text:p>-2.28E-09</text:p>
          </table:table-cell>
          <table:table-cell table:formula="of:=[.C115]*10^9" office:value-type="float" office:value="-2.281324" calcext:value-type="float">
            <text:p>-2.281324</text:p>
          </table:table-cell>
          <table:table-cell table:formula="of:=[.$N$1]*[.D115]" office:value-type="float" office:value="-1.89868009042452" calcext:value-type="float">
            <text:p>-1.89868009042452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1.80292030649374" calcext:value-type="float">
            <text:p>-1.80292030649374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821530762830851" calcext:value-type="float">
            <text:p>0.082153076283085</text:p>
          </table:table-cell>
          <table:table-cell/>
          <table:table-cell table:formula="of:=(MAX([.E114:.E118])-MIN([.E114:.E118]))/2" office:value-type="float" office:value="0.0974601970648829" calcext:value-type="float">
            <text:p>0.097460197064883</text:p>
          </table:table-cell>
          <table:table-cell table:number-columns-repeated="2"/>
        </table:table-row>
        <table:table-row table:style-name="ro1">
          <table:table-cell office:value-type="time" office:time-value="PT16H00M08.712S" calcext:value-type="time">
            <text:p>16:00:08.7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297213" calcext:value-type="float">
            <text:p>-2.30E-09</text:p>
          </table:table-cell>
          <table:table-cell table:formula="of:=[.C116]*10^9" office:value-type="float" office:value="-2.297213" calcext:value-type="float">
            <text:p>-2.297213</text:p>
          </table:table-cell>
          <table:table-cell table:formula="of:=[.$N$1]*[.D116]" office:value-type="float" office:value="-1.91190404631888" calcext:value-type="float">
            <text:p>-1.91190404631888</text:p>
          </table:table-cell>
          <table:table-cell table:number-columns-repeated="9"/>
        </table:table-row>
        <table:table-row table:style-name="ro1">
          <table:table-cell office:value-type="time" office:time-value="PT16H00M09.096S" calcext:value-type="time">
            <text:p>16:00:09.1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099778" calcext:value-type="float">
            <text:p>-2.10E-09</text:p>
          </table:table-cell>
          <table:table-cell table:formula="of:=[.C117]*10^9" office:value-type="float" office:value="-2.099778" calcext:value-type="float">
            <text:p>-2.099778</text:p>
          </table:table-cell>
          <table:table-cell table:formula="of:=[.$N$1]*[.D117]" office:value-type="float" office:value="-1.74758459688822" calcext:value-type="float">
            <text:p>-1.74758459688822</text:p>
          </table:table-cell>
          <table:table-cell table:number-columns-repeated="9"/>
        </table:table-row>
        <table:table-row table:style-name="ro1">
          <table:table-cell office:value-type="time" office:time-value="PT16H00M09.48S" calcext:value-type="time">
            <text:p>16:00:09.4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06301" calcext:value-type="float">
            <text:p>-2.06E-09</text:p>
          </table:table-cell>
          <table:table-cell table:formula="of:=[.C118]*10^9" office:value-type="float" office:value="-2.06301" calcext:value-type="float">
            <text:p>-2.06301</text:p>
          </table:table-cell>
          <table:table-cell table:formula="of:=[.$N$1]*[.D118]" office:value-type="float" office:value="-1.71698365218912" calcext:value-type="float">
            <text:p>-1.71698365218912</text:p>
          </table:table-cell>
          <table:table-cell table:number-columns-repeated="9"/>
        </table:table-row>
        <table:table-row table:style-name="ro1">
          <table:table-cell office:value-type="time" office:time-value="PT16H00M09.864S" calcext:value-type="time">
            <text:p>16:00:09.8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3799038" calcext:value-type="float">
            <text:p>-3.80E-09</text:p>
          </table:table-cell>
          <table:table-cell table:formula="of:=[.C119]*10^9" office:value-type="float" office:value="-3.799038" calcext:value-type="float">
            <text:p>-3.799038</text:p>
          </table:table-cell>
          <table:table-cell table:formula="of:=[.$N$1]*[.D119]" office:value-type="float" office:value="-3.16182962760493" calcext:value-type="float">
            <text:p>-3.16182962760493</text:p>
          </table:table-cell>
          <table:table-cell table:number-columns-repeated="9"/>
        </table:table-row>
        <table:table-row table:style-name="ro1">
          <table:table-cell office:value-type="time" office:time-value="PT16H00M10.247S" calcext:value-type="time">
            <text:p>16:00:10.2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3983121" calcext:value-type="float">
            <text:p>-3.98E-09</text:p>
          </table:table-cell>
          <table:table-cell table:formula="of:=[.C120]*10^9" office:value-type="float" office:value="-3.983121" calcext:value-type="float">
            <text:p>-3.983121</text:p>
          </table:table-cell>
          <table:table-cell table:formula="of:=[.$N$1]*[.D120]" office:value-type="float" office:value="-3.31503659298363" calcext:value-type="float">
            <text:p>-3.31503659298363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3.30816236640518" calcext:value-type="float">
            <text:p>-3.30816236640518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4329213526994" calcext:value-type="float">
            <text:p>0.104329213526994</text:p>
          </table:table-cell>
          <table:table-cell/>
          <table:table-cell table:formula="of:=(MAX([.E119:.E123])-MIN([.E119:.E123]))/2" office:value-type="float" office:value="0.122019269536962" calcext:value-type="float">
            <text:p>0.122019269536962</text:p>
          </table:table-cell>
          <table:table-cell table:number-columns-repeated="2"/>
        </table:table-row>
        <table:table-row table:style-name="ro1">
          <table:table-cell office:value-type="time" office:time-value="PT16H00M10.631S" calcext:value-type="time">
            <text:p>16:00:10.6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4084397" calcext:value-type="float">
            <text:p>-4.08E-09</text:p>
          </table:table-cell>
          <table:table-cell table:formula="of:=[.C121]*10^9" office:value-type="float" office:value="-4.084397" calcext:value-type="float">
            <text:p>-4.084397</text:p>
          </table:table-cell>
          <table:table-cell table:formula="of:=[.$N$1]*[.D121]" office:value-type="float" office:value="-3.39932568337055" calcext:value-type="float">
            <text:p>-3.39932568337055</text:p>
          </table:table-cell>
          <table:table-cell table:number-columns-repeated="9"/>
        </table:table-row>
        <table:table-row table:style-name="ro1">
          <table:table-cell office:value-type="time" office:time-value="PT16H00M11.015S" calcext:value-type="time">
            <text:p>16:00:11.0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4092258" calcext:value-type="float">
            <text:p>-4.09E-09</text:p>
          </table:table-cell>
          <table:table-cell table:formula="of:=[.C122]*10^9" office:value-type="float" office:value="-4.092258" calcext:value-type="float">
            <text:p>-4.092258</text:p>
          </table:table-cell>
          <table:table-cell table:formula="of:=[.$N$1]*[.D122]" office:value-type="float" office:value="-3.40586816667885" calcext:value-type="float">
            <text:p>-3.40586816667885</text:p>
          </table:table-cell>
          <table:table-cell table:number-columns-repeated="9"/>
        </table:table-row>
        <table:table-row table:style-name="ro1">
          <table:table-cell office:value-type="time" office:time-value="PT16H00M11.399S" calcext:value-type="time">
            <text:p>16:00:11.4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3915493" calcext:value-type="float">
            <text:p>-3.92E-09</text:p>
          </table:table-cell>
          <table:table-cell table:formula="of:=[.C123]*10^9" office:value-type="float" office:value="-3.915493" calcext:value-type="float">
            <text:p>-3.915493</text:p>
          </table:table-cell>
          <table:table-cell table:formula="of:=[.$N$1]*[.D123]" office:value-type="float" office:value="-3.25875176138793" calcext:value-type="float">
            <text:p>-3.25875176138793</text:p>
          </table:table-cell>
          <table:table-cell table:number-columns-repeated="9"/>
        </table:table-row>
        <table:table-row table:style-name="ro1">
          <table:table-cell office:value-type="time" office:time-value="PT16H00M11.784S" calcext:value-type="time">
            <text:p>16:00:11.7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5755" calcext:value-type="float">
            <text:p>-5.76E-09</text:p>
          </table:table-cell>
          <table:table-cell table:formula="of:=[.C124]*10^9" office:value-type="float" office:value="-5.755" calcext:value-type="float">
            <text:p>-5.755</text:p>
          </table:table-cell>
          <table:table-cell table:formula="of:=[.$N$1]*[.D124]" office:value-type="float" office:value="-4.78972032047754" calcext:value-type="float">
            <text:p>-4.78972032047754</text:p>
          </table:table-cell>
          <table:table-cell table:number-columns-repeated="9"/>
        </table:table-row>
        <table:table-row table:style-name="ro1">
          <table:table-cell office:value-type="time" office:time-value="PT16H00M12.167S" calcext:value-type="time">
            <text:p>16:00:12.1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567361" calcext:value-type="float">
            <text:p>-5.67E-09</text:p>
          </table:table-cell>
          <table:table-cell table:formula="of:=[.C125]*10^9" office:value-type="float" office:value="-5.67361" calcext:value-type="float">
            <text:p>-5.67361</text:p>
          </table:table-cell>
          <table:table-cell table:formula="of:=[.$N$1]*[.D125]" office:value-type="float" office:value="-4.72198177366891" calcext:value-type="float">
            <text:p>-4.72198177366891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4.83095352878986" calcext:value-type="float">
            <text:p>-4.83095352878986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265565959467" calcext:value-type="float">
            <text:p>0.10265565959467</text:p>
          </table:table-cell>
          <table:table-cell/>
          <table:table-cell table:formula="of:=(MAX([.E124:.E128])-MIN([.E124:.E128]))/2" office:value-type="float" office:value="0.115991962054615" calcext:value-type="float">
            <text:p>0.115991962054615</text:p>
          </table:table-cell>
          <table:table-cell table:number-columns-repeated="2"/>
        </table:table-row>
        <table:table-row table:style-name="ro1">
          <table:table-cell office:value-type="time" office:time-value="PT16H00M12.551S" calcext:value-type="time">
            <text:p>16:00:12.5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5776127" calcext:value-type="float">
            <text:p>-5.78E-09</text:p>
          </table:table-cell>
          <table:table-cell table:formula="of:=[.C126]*10^9" office:value-type="float" office:value="-5.776127" calcext:value-type="float">
            <text:p>-5.776127</text:p>
          </table:table-cell>
          <table:table-cell table:formula="of:=[.$N$1]*[.D126]" office:value-type="float" office:value="-4.80730371252111" calcext:value-type="float">
            <text:p>-4.80730371252111</text:p>
          </table:table-cell>
          <table:table-cell table:number-columns-repeated="9"/>
        </table:table-row>
        <table:table-row table:style-name="ro1">
          <table:table-cell office:value-type="time" office:time-value="PT16H00M12.934S" calcext:value-type="time">
            <text:p>16:00:12.9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5952346" calcext:value-type="float">
            <text:p>-5.95E-09</text:p>
          </table:table-cell>
          <table:table-cell table:formula="of:=[.C127]*10^9" office:value-type="float" office:value="-5.952346" calcext:value-type="float">
            <text:p>-5.952346</text:p>
          </table:table-cell>
          <table:table-cell table:formula="of:=[.$N$1]*[.D127]" office:value-type="float" office:value="-4.95396569777814" calcext:value-type="float">
            <text:p>-4.95396569777814</text:p>
          </table:table-cell>
          <table:table-cell table:number-columns-repeated="9"/>
        </table:table-row>
        <table:table-row table:style-name="ro1">
          <table:table-cell office:value-type="time" office:time-value="PT16H00M13.318S" calcext:value-type="time">
            <text:p>16:00:13.3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5865632" calcext:value-type="float">
            <text:p>-5.87E-09</text:p>
          </table:table-cell>
          <table:table-cell table:formula="of:=[.C128]*10^9" office:value-type="float" office:value="-5.865632" calcext:value-type="float">
            <text:p>-5.865632</text:p>
          </table:table-cell>
          <table:table-cell table:formula="of:=[.$N$1]*[.D128]" office:value-type="float" office:value="-4.88179613950362" calcext:value-type="float">
            <text:p>-4.88179613950362</text:p>
          </table:table-cell>
          <table:table-cell table:number-columns-repeated="9"/>
        </table:table-row>
        <table:table-row table:style-name="ro1">
          <table:table-cell office:value-type="time" office:time-value="PT16H00M13.703S" calcext:value-type="time">
            <text:p>16:00:13.7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7826002" calcext:value-type="float">
            <text:p>-7.83E-09</text:p>
          </table:table-cell>
          <table:table-cell table:formula="of:=[.C129]*10^9" office:value-type="float" office:value="-7.826002" calcext:value-type="float">
            <text:p>-7.826002</text:p>
          </table:table-cell>
          <table:table-cell table:formula="of:=[.$N$1]*[.D129]" office:value-type="float" office:value="-6.51335548349225" calcext:value-type="float">
            <text:p>-6.51335548349225</text:p>
          </table:table-cell>
          <table:table-cell table:number-columns-repeated="9"/>
        </table:table-row>
        <table:table-row table:style-name="ro1">
          <table:table-cell office:value-type="time" office:time-value="PT16H00M14.086S" calcext:value-type="time">
            <text:p>16:00:14.0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76702" calcext:value-type="float">
            <text:p>-7.67E-09</text:p>
          </table:table-cell>
          <table:table-cell table:formula="of:=[.C130]*10^9" office:value-type="float" office:value="-7.6702" calcext:value-type="float">
            <text:p>-7.6702</text:p>
          </table:table-cell>
          <table:table-cell table:formula="of:=[.$N$1]*[.D130]" office:value-type="float" office:value="-6.38368597778051" calcext:value-type="float">
            <text:p>-6.3836859777805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6.51423219789461" calcext:value-type="float">
            <text:p>-6.51423219789461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077084177103" calcext:value-type="float">
            <text:p>0.11077084177103</text:p>
          </table:table-cell>
          <table:table-cell/>
          <table:table-cell table:formula="of:=(MAX([.E129:.E133])-MIN([.E129:.E133]))/2" office:value-type="float" office:value="0.120477071143591" calcext:value-type="float">
            <text:p>0.120477071143591</text:p>
          </table:table-cell>
          <table:table-cell table:number-columns-repeated="2"/>
        </table:table-row>
        <table:table-row table:style-name="ro1">
          <table:table-cell office:value-type="time" office:time-value="PT16H00M14.47S" calcext:value-type="time">
            <text:p>16:00:14.4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7723392" calcext:value-type="float">
            <text:p>-7.72E-09</text:p>
          </table:table-cell>
          <table:table-cell table:formula="of:=[.C131]*10^9" office:value-type="float" office:value="-7.723392" calcext:value-type="float">
            <text:p>-7.723392</text:p>
          </table:table-cell>
          <table:table-cell table:formula="of:=[.$N$1]*[.D131]" office:value-type="float" office:value="-6.42795614342549" calcext:value-type="float">
            <text:p>-6.42795614342549</text:p>
          </table:table-cell>
          <table:table-cell table:number-columns-repeated="9"/>
        </table:table-row>
        <table:table-row table:style-name="ro1">
          <table:table-cell office:value-type="time" office:time-value="PT16H00M14.854S" calcext:value-type="time">
            <text:p>16:00:14.8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7955969" calcext:value-type="float">
            <text:p>-7.96E-09</text:p>
          </table:table-cell>
          <table:table-cell table:formula="of:=[.C132]*10^9" office:value-type="float" office:value="-7.955969" calcext:value-type="float">
            <text:p>-7.955969</text:p>
          </table:table-cell>
          <table:table-cell table:formula="of:=[.$N$1]*[.D132]" office:value-type="float" office:value="-6.6215232647071" calcext:value-type="float">
            <text:p>-6.6215232647071</text:p>
          </table:table-cell>
          <table:table-cell table:number-columns-repeated="9"/>
        </table:table-row>
        <table:table-row table:style-name="ro1">
          <table:table-cell office:value-type="time" office:time-value="PT16H00M15.238S" calcext:value-type="time">
            <text:p>16:00:15.2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7959714" calcext:value-type="float">
            <text:p>-7.96E-09</text:p>
          </table:table-cell>
          <table:table-cell table:formula="of:=[.C133]*10^9" office:value-type="float" office:value="-7.959714" calcext:value-type="float">
            <text:p>-7.959714</text:p>
          </table:table-cell>
          <table:table-cell table:formula="of:=[.$N$1]*[.D133]" office:value-type="float" office:value="-6.62464012006769" calcext:value-type="float">
            <text:p>-6.62464012006769</text:p>
          </table:table-cell>
          <table:table-cell table:number-columns-repeated="9"/>
        </table:table-row>
        <table:table-row table:style-name="ro1">
          <table:table-cell office:value-type="time" office:time-value="PT16H00M15.622S" calcext:value-type="time">
            <text:p>16:00:15.6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9966339" calcext:value-type="float">
            <text:p>-9.97E-09</text:p>
          </table:table-cell>
          <table:table-cell table:formula="of:=[.C134]*10^9" office:value-type="float" office:value="-9.966339" calcext:value-type="float">
            <text:p>-9.966339</text:p>
          </table:table-cell>
          <table:table-cell table:formula="of:=[.$N$1]*[.D134]" office:value-type="float" office:value="-8.29469616491187" calcext:value-type="float">
            <text:p>-8.29469616491187</text:p>
          </table:table-cell>
          <table:table-cell table:number-columns-repeated="9"/>
        </table:table-row>
        <table:table-row table:style-name="ro1">
          <table:table-cell office:value-type="time" office:time-value="PT16H00M16.005S" calcext:value-type="time">
            <text:p>16:00:16.0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9674743" calcext:value-type="float">
            <text:p>-9.67E-09</text:p>
          </table:table-cell>
          <table:table-cell table:formula="of:=[.C135]*10^9" office:value-type="float" office:value="-9.674743" calcext:value-type="float">
            <text:p>-9.674743</text:p>
          </table:table-cell>
          <table:table-cell table:formula="of:=[.$N$1]*[.D135]" office:value-type="float" office:value="-8.05200923414385" calcext:value-type="float">
            <text:p>-8.0520092341438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8.18670715553452" calcext:value-type="float">
            <text:p>-8.18670715553452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2605356557058" calcext:value-type="float">
            <text:p>0.12605356557058</text:p>
          </table:table-cell>
          <table:table-cell/>
          <table:table-cell table:formula="of:=(MAX([.E134:.E138])-MIN([.E134:.E138]))/2" office:value-type="float" office:value="0.133738895374113" calcext:value-type="float">
            <text:p>0.133738895374113</text:p>
          </table:table-cell>
          <table:table-cell table:number-columns-repeated="2"/>
        </table:table-row>
        <table:table-row table:style-name="ro1">
          <table:table-cell office:value-type="time" office:time-value="PT16H00M16.389S" calcext:value-type="time">
            <text:p>16:00:16.3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9701132" calcext:value-type="float">
            <text:p>-9.70E-09</text:p>
          </table:table-cell>
          <table:table-cell table:formula="of:=[.C136]*10^9" office:value-type="float" office:value="-9.701132" calcext:value-type="float">
            <text:p>-9.701132</text:p>
          </table:table-cell>
          <table:table-cell table:formula="of:=[.$N$1]*[.D136]" office:value-type="float" office:value="-8.0739720368436" calcext:value-type="float">
            <text:p>-8.0739720368436</text:p>
          </table:table-cell>
          <table:table-cell table:number-columns-repeated="9"/>
        </table:table-row>
        <table:table-row table:style-name="ro1">
          <table:table-cell office:value-type="time" office:time-value="PT16H00M16.773S" calcext:value-type="time">
            <text:p>16:00:16.7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9844594" calcext:value-type="float">
            <text:p>-9.84E-09</text:p>
          </table:table-cell>
          <table:table-cell table:formula="of:=[.C137]*10^9" office:value-type="float" office:value="-9.844594" calcext:value-type="float">
            <text:p>-9.844594</text:p>
          </table:table-cell>
          <table:table-cell table:formula="of:=[.$N$1]*[.D137]" office:value-type="float" office:value="-8.19337131688119" calcext:value-type="float">
            <text:p>-8.19337131688119</text:p>
          </table:table-cell>
          <table:table-cell table:number-columns-repeated="9"/>
        </table:table-row>
        <table:table-row table:style-name="ro1">
          <table:table-cell office:value-type="time" office:time-value="PT16H00M17.157S" calcext:value-type="time">
            <text:p>16:00:17.1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9996126" calcext:value-type="float">
            <text:p>-1.00E-08</text:p>
          </table:table-cell>
          <table:table-cell table:formula="of:=[.C138]*10^9" office:value-type="float" office:value="-9.996126" calcext:value-type="float">
            <text:p>-9.996126</text:p>
          </table:table-cell>
          <table:table-cell table:formula="of:=[.$N$1]*[.D138]" office:value-type="float" office:value="-8.31948702489207" calcext:value-type="float">
            <text:p>-8.31948702489207</text:p>
          </table:table-cell>
          <table:table-cell table:number-columns-repeated="9"/>
        </table:table-row>
        <table:table-row table:style-name="ro1">
          <table:table-cell office:value-type="time" office:time-value="PT16H00M17.542S" calcext:value-type="time">
            <text:p>16:00:17.5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1206217" calcext:value-type="float">
            <text:p>-1.21E-08</text:p>
          </table:table-cell>
          <table:table-cell table:formula="of:=[.C139]*10^9" office:value-type="float" office:value="-12.06217" calcext:value-type="float">
            <text:p>-12.06217</text:p>
          </table:table-cell>
          <table:table-cell table:formula="of:=[.$N$1]*[.D139]" office:value-type="float" office:value="-10.0389957876724" calcext:value-type="float">
            <text:p>-10.0389957876724</text:p>
          </table:table-cell>
          <table:table-cell table:number-columns-repeated="9"/>
        </table:table-row>
        <table:table-row table:style-name="ro1">
          <table:table-cell office:value-type="time" office:time-value="PT16H00M17.925S" calcext:value-type="time">
            <text:p>16:00:17.9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1190945" calcext:value-type="float">
            <text:p>-1.19E-08</text:p>
          </table:table-cell>
          <table:table-cell table:formula="of:=[.C140]*10^9" office:value-type="float" office:value="-11.90945" calcext:value-type="float">
            <text:p>-11.90945</text:p>
          </table:table-cell>
          <table:table-cell table:formula="of:=[.$N$1]*[.D140]" office:value-type="float" office:value="-9.91189134156581" calcext:value-type="float">
            <text:p>-9.91189134156581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9.87677116466164" calcext:value-type="float">
            <text:p>-9.87677116466164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33253513938775" calcext:value-type="float">
            <text:p>0.133253513938775</text:p>
          </table:table-cell>
          <table:table-cell/>
          <table:table-cell table:formula="of:=(MAX([.E139:.E143])-MIN([.E139:.E143]))/2" office:value-type="float" office:value="0.135202444146235" calcext:value-type="float">
            <text:p>0.135202444146235</text:p>
          </table:table-cell>
          <table:table-cell table:number-columns-repeated="2"/>
        </table:table-row>
        <table:table-row table:style-name="ro1">
          <table:table-cell office:value-type="time" office:time-value="PT16H00M18.309S" calcext:value-type="time">
            <text:p>16:00:18.3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1180734" calcext:value-type="float">
            <text:p>-1.18E-08</text:p>
          </table:table-cell>
          <table:table-cell table:formula="of:=[.C141]*10^9" office:value-type="float" office:value="-11.80734" calcext:value-type="float">
            <text:p>-11.80734</text:p>
          </table:table-cell>
          <table:table-cell table:formula="of:=[.$N$1]*[.D141]" office:value-type="float" office:value="-9.82690813706121" calcext:value-type="float">
            <text:p>-9.82690813706121</text:p>
          </table:table-cell>
          <table:table-cell table:number-columns-repeated="9"/>
        </table:table-row>
        <table:table-row table:style-name="ro1">
          <table:table-cell office:value-type="time" office:time-value="PT16H00M18.693S" calcext:value-type="time">
            <text:p>16:00:18.6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1173727" calcext:value-type="float">
            <text:p>-1.17E-08</text:p>
          </table:table-cell>
          <table:table-cell table:formula="of:=[.C142]*10^9" office:value-type="float" office:value="-11.73727" calcext:value-type="float">
            <text:p>-11.73727</text:p>
          </table:table-cell>
          <table:table-cell table:formula="of:=[.$N$1]*[.D142]" office:value-type="float" office:value="-9.76859089937991" calcext:value-type="float">
            <text:p>-9.76859089937991</text:p>
          </table:table-cell>
          <table:table-cell table:number-columns-repeated="9"/>
        </table:table-row>
        <table:table-row table:style-name="ro1">
          <table:table-cell office:value-type="time" office:time-value="PT16H00M19.076S" calcext:value-type="time">
            <text:p>16:00:19.0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1182003" calcext:value-type="float">
            <text:p>-1.18E-08</text:p>
          </table:table-cell>
          <table:table-cell table:formula="of:=[.C143]*10^9" office:value-type="float" office:value="-11.82003" calcext:value-type="float">
            <text:p>-11.82003</text:p>
          </table:table-cell>
          <table:table-cell table:formula="of:=[.$N$1]*[.D143]" office:value-type="float" office:value="-9.83746965762887" calcext:value-type="float">
            <text:p>-9.83746965762887</text:p>
          </table:table-cell>
          <table:table-cell table:number-columns-repeated="9"/>
        </table:table-row>
        <table:table-row table:style-name="ro1">
          <table:table-cell office:value-type="time" office:time-value="PT16H00M19.461S" calcext:value-type="time">
            <text:p>16:00:19.4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1391637" calcext:value-type="float">
            <text:p>-1.39E-08</text:p>
          </table:table-cell>
          <table:table-cell table:formula="of:=[.C144]*10^9" office:value-type="float" office:value="-13.91637" calcext:value-type="float">
            <text:p>-13.91637</text:p>
          </table:table-cell>
          <table:table-cell table:formula="of:=[.$N$1]*[.D144]" office:value-type="float" office:value="-11.5821929063917" calcext:value-type="float">
            <text:p>-11.5821929063917</text:p>
          </table:table-cell>
          <table:table-cell table:number-columns-repeated="9"/>
        </table:table-row>
        <table:table-row table:style-name="ro1">
          <table:table-cell office:value-type="time" office:time-value="PT16H00M19.844S" calcext:value-type="time">
            <text:p>16:00:19.8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1411351" calcext:value-type="float">
            <text:p>-1.41E-08</text:p>
          </table:table-cell>
          <table:table-cell table:formula="of:=[.C145]*10^9" office:value-type="float" office:value="-14.11351" calcext:value-type="float">
            <text:p>-14.11351</text:p>
          </table:table-cell>
          <table:table-cell table:formula="of:=[.$N$1]*[.D145]" office:value-type="float" office:value="-11.7462668358407" calcext:value-type="float">
            <text:p>-11.7462668358407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11.653658363295" calcext:value-type="float">
            <text:p>-11.653658363295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2974908601327" calcext:value-type="float">
            <text:p>0.12974908601327</text:p>
          </table:table-cell>
          <table:table-cell/>
          <table:table-cell table:formula="of:=(MAX([.E144:.E148])-MIN([.E144:.E148]))/2" office:value-type="float" office:value="0.118594473860374" calcext:value-type="float">
            <text:p>0.118594473860374</text:p>
          </table:table-cell>
          <table:table-cell table:number-columns-repeated="2"/>
        </table:table-row>
        <table:table-row table:style-name="ro1">
          <table:table-cell office:value-type="time" office:time-value="PT16H00M20.228S" calcext:value-type="time">
            <text:p>16:00:20.2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1410154" calcext:value-type="float">
            <text:p>-1.41E-08</text:p>
          </table:table-cell>
          <table:table-cell table:formula="of:=[.C146]*10^9" office:value-type="float" office:value="-14.10154" calcext:value-type="float">
            <text:p>-14.10154</text:p>
          </table:table-cell>
          <table:table-cell table:formula="of:=[.$N$1]*[.D146]" office:value-type="float" office:value="-11.7363045504825" calcext:value-type="float">
            <text:p>-11.7363045504825</text:p>
          </table:table-cell>
          <table:table-cell table:number-columns-repeated="9"/>
        </table:table-row>
        <table:table-row table:style-name="ro1">
          <table:table-cell office:value-type="time" office:time-value="PT16H00M20.612S" calcext:value-type="time">
            <text:p>16:00:20.6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1405125" calcext:value-type="float">
            <text:p>-1.41E-08</text:p>
          </table:table-cell>
          <table:table-cell table:formula="of:=[.C147]*10^9" office:value-type="float" office:value="-14.05125" calcext:value-type="float">
            <text:p>-14.05125</text:p>
          </table:table-cell>
          <table:table-cell table:formula="of:=[.$N$1]*[.D147]" office:value-type="float" office:value="-11.6944496356403" calcext:value-type="float">
            <text:p>-11.6944496356403</text:p>
          </table:table-cell>
          <table:table-cell table:number-columns-repeated="9"/>
        </table:table-row>
        <table:table-row table:style-name="ro1">
          <table:table-cell office:value-type="time" office:time-value="PT16H00M20.995S" calcext:value-type="time">
            <text:p>16:00:21.0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1382852" calcext:value-type="float">
            <text:p>-1.38E-08</text:p>
          </table:table-cell>
          <table:table-cell table:formula="of:=[.C148]*10^9" office:value-type="float" office:value="-13.82852" calcext:value-type="float">
            <text:p>-13.82852</text:p>
          </table:table-cell>
          <table:table-cell table:formula="of:=[.$N$1]*[.D148]" office:value-type="float" office:value="-11.5090778881199" calcext:value-type="float">
            <text:p>-11.5090778881199</text:p>
          </table:table-cell>
          <table:table-cell table:number-columns-repeated="9"/>
        </table:table-row>
        <table:table-row table:style-name="ro1">
          <table:table-cell office:value-type="time" office:time-value="PT16H00M21.38S" calcext:value-type="time">
            <text:p>16:00:21.3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1594258" calcext:value-type="float">
            <text:p>-1.59E-08</text:p>
          </table:table-cell>
          <table:table-cell table:formula="of:=[.C149]*10^9" office:value-type="float" office:value="-15.94258" calcext:value-type="float">
            <text:p>-15.94258</text:p>
          </table:table-cell>
          <table:table-cell table:formula="of:=[.$N$1]*[.D149]" office:value-type="float" office:value="-13.2685489812057" calcext:value-type="float">
            <text:p>-13.2685489812057</text:p>
          </table:table-cell>
          <table:table-cell table:number-columns-repeated="9"/>
        </table:table-row>
        <table:table-row table:style-name="ro1">
          <table:table-cell office:value-type="time" office:time-value="PT16H00M21.764S" calcext:value-type="time">
            <text:p>16:00:21.7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1598673" calcext:value-type="float">
            <text:p>-1.60E-08</text:p>
          </table:table-cell>
          <table:table-cell table:formula="of:=[.C150]*10^9" office:value-type="float" office:value="-15.98673" calcext:value-type="float">
            <text:p>-15.98673</text:p>
          </table:table-cell>
          <table:table-cell table:formula="of:=[.$N$1]*[.D150]" office:value-type="float" office:value="-13.3052937513446" calcext:value-type="float">
            <text:p>-13.305293751344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3.3908878428544" calcext:value-type="float">
            <text:p>-13.3908878428544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33484791865201" calcext:value-type="float">
            <text:p>0.133484791865201</text:p>
          </table:table-cell>
          <table:table-cell/>
          <table:table-cell table:formula="of:=(MAX([.E149:.E153])-MIN([.E149:.E153]))/2" office:value-type="float" office:value="0.110471507686981" calcext:value-type="float">
            <text:p>0.110471507686981</text:p>
          </table:table-cell>
          <table:table-cell table:number-columns-repeated="2"/>
        </table:table-row>
        <table:table-row table:style-name="ro1">
          <table:table-cell office:value-type="time" office:time-value="PT16H00M22.148S" calcext:value-type="time">
            <text:p>16:00:22.1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1612941" calcext:value-type="float">
            <text:p>-1.61E-08</text:p>
          </table:table-cell>
          <table:table-cell table:formula="of:=[.C151]*10^9" office:value-type="float" office:value="-16.12941" calcext:value-type="float">
            <text:p>-16.12941</text:p>
          </table:table-cell>
          <table:table-cell table:formula="of:=[.$N$1]*[.D151]" office:value-type="float" office:value="-13.4240421953629" calcext:value-type="float">
            <text:p>-13.4240421953629</text:p>
          </table:table-cell>
          <table:table-cell table:number-columns-repeated="9"/>
        </table:table-row>
        <table:table-row table:style-name="ro1">
          <table:table-cell office:value-type="time" office:time-value="PT16H00M22.532S" calcext:value-type="time">
            <text:p>16:00:22.5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161811" calcext:value-type="float">
            <text:p>-1.62E-08</text:p>
          </table:table-cell>
          <table:table-cell table:formula="of:=[.C152]*10^9" office:value-type="float" office:value="-16.1811" calcext:value-type="float">
            <text:p>-16.1811</text:p>
          </table:table-cell>
          <table:table-cell table:formula="of:=[.$N$1]*[.D152]" office:value-type="float" office:value="-13.4670622897792" calcext:value-type="float">
            <text:p>-13.4670622897792</text:p>
          </table:table-cell>
          <table:table-cell table:number-columns-repeated="9"/>
        </table:table-row>
        <table:table-row table:style-name="ro1">
          <table:table-cell office:value-type="time" office:time-value="PT16H00M22.915S" calcext:value-type="time">
            <text:p>16:00:22.9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1620805" calcext:value-type="float">
            <text:p>-1.62E-08</text:p>
          </table:table-cell>
          <table:table-cell table:formula="of:=[.C153]*10^9" office:value-type="float" office:value="-16.20805" calcext:value-type="float">
            <text:p>-16.20805</text:p>
          </table:table-cell>
          <table:table-cell table:formula="of:=[.$N$1]*[.D153]" office:value-type="float" office:value="-13.4894919965797" calcext:value-type="float">
            <text:p>-13.4894919965797</text:p>
          </table:table-cell>
          <table:table-cell table:number-columns-repeated="9"/>
        </table:table-row>
        <table:table-row table:style-name="ro1">
          <table:table-cell office:value-type="time" office:time-value="PT16H00M23.299S" calcext:value-type="time">
            <text:p>16:00:23.3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827846" calcext:value-type="float">
            <text:p>-1.83E-08</text:p>
          </table:table-cell>
          <table:table-cell table:formula="of:=[.C154]*10^9" office:value-type="float" office:value="-18.27846" calcext:value-type="float">
            <text:p>-18.27846</text:p>
          </table:table-cell>
          <table:table-cell table:formula="of:=[.$N$1]*[.D154]" office:value-type="float" office:value="-15.2126344550888" calcext:value-type="float">
            <text:p>-15.2126344550888</text:p>
          </table:table-cell>
          <table:table-cell table:number-columns-repeated="9"/>
        </table:table-row>
        <table:table-row table:style-name="ro1">
          <table:table-cell office:value-type="time" office:time-value="PT16H00M23.683S" calcext:value-type="time">
            <text:p>16:00:23.6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803687" calcext:value-type="float">
            <text:p>-1.80E-08</text:p>
          </table:table-cell>
          <table:table-cell table:formula="of:=[.C155]*10^9" office:value-type="float" office:value="-18.03687" calcext:value-type="float">
            <text:p>-18.03687</text:p>
          </table:table-cell>
          <table:table-cell table:formula="of:=[.$N$1]*[.D155]" office:value-type="float" office:value="-15.0115660741636" calcext:value-type="float">
            <text:p>-15.0115660741636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15.0254633373976" calcext:value-type="float">
            <text:p>-15.0254633373976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52489887285357" calcext:value-type="float">
            <text:p>0.152489887285357</text:p>
          </table:table-cell>
          <table:table-cell/>
          <table:table-cell table:formula="of:=(MAX([.E154:.E158])-MIN([.E154:.E158]))/2" office:value-type="float" office:value="0.128639986330948" calcext:value-type="float">
            <text:p>0.128639986330948</text:p>
          </table:table-cell>
          <table:table-cell table:number-columns-repeated="2"/>
        </table:table-row>
        <table:table-row table:style-name="ro1">
          <table:table-cell office:value-type="time" office:time-value="PT16H00M24.067S" calcext:value-type="time">
            <text:p>16:00:24.0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800051" calcext:value-type="float">
            <text:p>-1.80E-08</text:p>
          </table:table-cell>
          <table:table-cell table:formula="of:=[.C156]*10^9" office:value-type="float" office:value="-18.00051" calcext:value-type="float">
            <text:p>-18.00051</text:p>
          </table:table-cell>
          <table:table-cell table:formula="of:=[.$N$1]*[.D156]" office:value-type="float" office:value="-14.9813046960833" calcext:value-type="float">
            <text:p>-14.9813046960833</text:p>
          </table:table-cell>
          <table:table-cell table:number-columns-repeated="9"/>
        </table:table-row>
        <table:table-row table:style-name="ro1">
          <table:table-cell office:value-type="time" office:time-value="PT16H00M24.451S" calcext:value-type="time">
            <text:p>16:00:24.4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796933" calcext:value-type="float">
            <text:p>-1.80E-08</text:p>
          </table:table-cell>
          <table:table-cell table:formula="of:=[.C157]*10^9" office:value-type="float" office:value="-17.96933" calcext:value-type="float">
            <text:p>-17.96933</text:p>
          </table:table-cell>
          <table:table-cell table:formula="of:=[.$N$1]*[.D157]" office:value-type="float" office:value="-14.9553544824269" calcext:value-type="float">
            <text:p>-14.9553544824269</text:p>
          </table:table-cell>
          <table:table-cell table:number-columns-repeated="9"/>
        </table:table-row>
        <table:table-row table:style-name="ro1">
          <table:table-cell office:value-type="time" office:time-value="PT16H00M24.834S" calcext:value-type="time">
            <text:p>16:00:24.8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798267" calcext:value-type="float">
            <text:p>-1.80E-08</text:p>
          </table:table-cell>
          <table:table-cell table:formula="of:=[.C158]*10^9" office:value-type="float" office:value="-17.98267" calcext:value-type="float">
            <text:p>-17.98267</text:p>
          </table:table-cell>
          <table:table-cell table:formula="of:=[.$N$1]*[.D158]" office:value-type="float" office:value="-14.9664569792253" calcext:value-type="float">
            <text:p>-14.9664569792253</text:p>
          </table:table-cell>
          <table:table-cell table:number-columns-repeated="9"/>
        </table:table-row>
        <table:table-row table:style-name="ro1">
          <table:table-cell office:value-type="time" office:time-value="PT16H00M25.218S" calcext:value-type="time">
            <text:p>16:00:25.2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005782" calcext:value-type="float">
            <text:p>-2.01E-08</text:p>
          </table:table-cell>
          <table:table-cell table:formula="of:=[.C159]*10^9" office:value-type="float" office:value="-20.05782" calcext:value-type="float">
            <text:p>-20.05782</text:p>
          </table:table-cell>
          <table:table-cell table:formula="of:=[.$N$1]*[.D159]" office:value-type="float" office:value="-16.6935444028637" calcext:value-type="float">
            <text:p>-16.6935444028637</text:p>
          </table:table-cell>
          <table:table-cell table:number-columns-repeated="9"/>
        </table:table-row>
        <table:table-row table:style-name="ro1">
          <table:table-cell office:value-type="time" office:time-value="PT16H00M25.601S" calcext:value-type="time">
            <text:p>16:00:25.6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027661" calcext:value-type="float">
            <text:p>-2.03E-08</text:p>
          </table:table-cell>
          <table:table-cell table:formula="of:=[.C160]*10^9" office:value-type="float" office:value="-20.27661" calcext:value-type="float">
            <text:p>-20.27661</text:p>
          </table:table-cell>
          <table:table-cell table:formula="of:=[.$N$1]*[.D160]" office:value-type="float" office:value="-16.8756370021543" calcext:value-type="float">
            <text:p>-16.8756370021543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6.8933210990039" calcext:value-type="float">
            <text:p>-16.8933210990039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67557367410319" calcext:value-type="float">
            <text:p>0.167557367410319</text:p>
          </table:table-cell>
          <table:table-cell/>
          <table:table-cell table:formula="of:=(MAX([.E159:.E163])-MIN([.E159:.E163]))/2" office:value-type="float" office:value="0.137894841233418" calcext:value-type="float">
            <text:p>0.137894841233418</text:p>
          </table:table-cell>
          <table:table-cell table:number-columns-repeated="2"/>
        </table:table-row>
        <table:table-row table:style-name="ro1">
          <table:table-cell office:value-type="time" office:time-value="PT16H00M25.985S" calcext:value-type="time">
            <text:p>16:00:25.9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037735" calcext:value-type="float">
            <text:p>-2.04E-08</text:p>
          </table:table-cell>
          <table:table-cell table:formula="of:=[.C161]*10^9" office:value-type="float" office:value="-20.37735" calcext:value-type="float">
            <text:p>-20.37735</text:p>
          </table:table-cell>
          <table:table-cell table:formula="of:=[.$N$1]*[.D161]" office:value-type="float" office:value="-16.9594799952186" calcext:value-type="float">
            <text:p>-16.9594799952186</text:p>
          </table:table-cell>
          <table:table-cell table:number-columns-repeated="9"/>
        </table:table-row>
        <table:table-row table:style-name="ro1">
          <table:table-cell office:value-type="time" office:time-value="PT16H00M26.369S" calcext:value-type="time">
            <text:p>16:00:26.3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038832" calcext:value-type="float">
            <text:p>-2.04E-08</text:p>
          </table:table-cell>
          <table:table-cell table:formula="of:=[.C162]*10^9" office:value-type="float" office:value="-20.38832" calcext:value-type="float">
            <text:p>-20.38832</text:p>
          </table:table-cell>
          <table:table-cell table:formula="of:=[.$N$1]*[.D162]" office:value-type="float" office:value="-16.9686100094524" calcext:value-type="float">
            <text:p>-16.9686100094524</text:p>
          </table:table-cell>
          <table:table-cell table:number-columns-repeated="9"/>
        </table:table-row>
        <table:table-row table:style-name="ro1">
          <table:table-cell office:value-type="time" office:time-value="PT16H00M26.753S" calcext:value-type="time">
            <text:p>16:00:26.7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038919" calcext:value-type="float">
            <text:p>-2.04E-08</text:p>
          </table:table-cell>
          <table:table-cell table:formula="of:=[.C163]*10^9" office:value-type="float" office:value="-20.38919" calcext:value-type="float">
            <text:p>-20.38919</text:p>
          </table:table-cell>
          <table:table-cell table:formula="of:=[.$N$1]*[.D163]" office:value-type="float" office:value="-16.9693340853306" calcext:value-type="float">
            <text:p>-16.9693340853306</text:p>
          </table:table-cell>
          <table:table-cell table:number-columns-repeated="9"/>
        </table:table-row>
        <table:table-row table:style-name="ro1">
          <table:table-cell office:value-type="time" office:time-value="PT16H00M27.137S" calcext:value-type="time">
            <text:p>16:00:27.1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2246102" calcext:value-type="float">
            <text:p>-2.25E-08</text:p>
          </table:table-cell>
          <table:table-cell table:formula="of:=[.C164]*10^9" office:value-type="float" office:value="-22.46102" calcext:value-type="float">
            <text:p>-22.46102</text:p>
          </table:table-cell>
          <table:table-cell table:formula="of:=[.$N$1]*[.D164]" office:value-type="float" office:value="-18.6936583688362" calcext:value-type="float">
            <text:p>-18.6936583688362</text:p>
          </table:table-cell>
          <table:table-cell table:number-columns-repeated="9"/>
        </table:table-row>
        <table:table-row table:style-name="ro1">
          <table:table-cell office:value-type="time" office:time-value="PT16H00M27.512S" calcext:value-type="time">
            <text:p>16:00:27.5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2217998" calcext:value-type="float">
            <text:p>-2.22E-08</text:p>
          </table:table-cell>
          <table:table-cell table:formula="of:=[.C165]*10^9" office:value-type="float" office:value="-22.17998" calcext:value-type="float">
            <text:p>-22.17998</text:p>
          </table:table-cell>
          <table:table-cell table:formula="of:=[.$N$1]*[.D165]" office:value-type="float" office:value="-18.4597568920565" calcext:value-type="float">
            <text:p>-18.459756892056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8.5685696833928" calcext:value-type="float">
            <text:p>-18.568569683392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65773576025356" calcext:value-type="float">
            <text:p>0.165773576025356</text:p>
          </table:table-cell>
          <table:table-cell/>
          <table:table-cell table:formula="of:=(MAX([.E164:.E168])-MIN([.E164:.E168]))/2" office:value-type="float" office:value="0.116950738389836" calcext:value-type="float">
            <text:p>0.116950738389836</text:p>
          </table:table-cell>
          <table:table-cell table:number-columns-repeated="2"/>
        </table:table-row>
        <table:table-row table:style-name="ro1">
          <table:table-cell office:value-type="time" office:time-value="PT16H00M27.888S" calcext:value-type="time">
            <text:p>16:00:27.8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222116" calcext:value-type="float">
            <text:p>-2.22E-08</text:p>
          </table:table-cell>
          <table:table-cell table:formula="of:=[.C166]*10^9" office:value-type="float" office:value="-22.2116" calcext:value-type="float">
            <text:p>-22.2116</text:p>
          </table:table-cell>
          <table:table-cell table:formula="of:=[.$N$1]*[.D166]" office:value-type="float" office:value="-18.4860733050076" calcext:value-type="float">
            <text:p>-18.4860733050076</text:p>
          </table:table-cell>
          <table:table-cell table:number-columns-repeated="9"/>
        </table:table-row>
        <table:table-row table:style-name="ro1">
          <table:table-cell office:value-type="time" office:time-value="PT16H00M28.272S" calcext:value-type="time">
            <text:p>16:00:28.2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2234344" calcext:value-type="float">
            <text:p>-2.23E-08</text:p>
          </table:table-cell>
          <table:table-cell table:formula="of:=[.C167]*10^9" office:value-type="float" office:value="-22.34344" calcext:value-type="float">
            <text:p>-22.34344</text:p>
          </table:table-cell>
          <table:table-cell table:formula="of:=[.$N$1]*[.D167]" office:value-type="float" office:value="-18.5957999300383" calcext:value-type="float">
            <text:p>-18.5957999300383</text:p>
          </table:table-cell>
          <table:table-cell table:number-columns-repeated="9"/>
        </table:table-row>
        <table:table-row table:style-name="ro1">
          <table:table-cell office:value-type="time" office:time-value="PT16H00M28.656S" calcext:value-type="time">
            <text:p>16:00:28.6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2235757" calcext:value-type="float">
            <text:p>-2.24E-08</text:p>
          </table:table-cell>
          <table:table-cell table:formula="of:=[.C168]*10^9" office:value-type="float" office:value="-22.35757" calcext:value-type="float">
            <text:p>-22.35757</text:p>
          </table:table-cell>
          <table:table-cell table:formula="of:=[.$N$1]*[.D168]" office:value-type="float" office:value="-18.607559921025" calcext:value-type="float">
            <text:p>-18.607559921025</text:p>
          </table:table-cell>
          <table:table-cell table:number-columns-repeated="9"/>
        </table:table-row>
        <table:table-row table:style-name="ro1">
          <table:table-cell office:value-type="time" office:time-value="PT16H00M29.04S" calcext:value-type="time">
            <text:p>16:00:29.0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2457005" calcext:value-type="float">
            <text:p>-2.46E-08</text:p>
          </table:table-cell>
          <table:table-cell table:formula="of:=[.C169]*10^9" office:value-type="float" office:value="-24.57005" calcext:value-type="float">
            <text:p>-24.57005</text:p>
          </table:table-cell>
          <table:table-cell table:formula="of:=[.$N$1]*[.D169]" office:value-type="float" office:value="-20.4489431381667" calcext:value-type="float">
            <text:p>-20.4489431381667</text:p>
          </table:table-cell>
          <table:table-cell table:number-columns-repeated="9"/>
        </table:table-row>
        <table:table-row table:style-name="ro1">
          <table:table-cell office:value-type="time" office:time-value="PT16H00M29.423S" calcext:value-type="time">
            <text:p>16:00:29.4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2425748" calcext:value-type="float">
            <text:p>-2.43E-08</text:p>
          </table:table-cell>
          <table:table-cell table:formula="of:=[.C170]*10^9" office:value-type="float" office:value="-24.25748" calcext:value-type="float">
            <text:p>-24.25748</text:p>
          </table:table-cell>
          <table:table-cell table:formula="of:=[.$N$1]*[.D170]" office:value-type="float" office:value="-20.1888001528371" calcext:value-type="float">
            <text:p>-20.1888001528371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0.3594689986752" calcext:value-type="float">
            <text:p>-20.3594689986752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8291260303821" calcext:value-type="float">
            <text:p>0.18291260303821</text:p>
          </table:table-cell>
          <table:table-cell/>
          <table:table-cell table:formula="of:=(MAX([.E169:.E173])-MIN([.E169:.E173]))/2" office:value-type="float" office:value="0.130570855339377" calcext:value-type="float">
            <text:p>0.130570855339377</text:p>
          </table:table-cell>
          <table:table-cell table:number-columns-repeated="2"/>
        </table:table-row>
        <table:table-row table:style-name="ro1">
          <table:table-cell office:value-type="time" office:time-value="PT16H00M29.807S" calcext:value-type="time">
            <text:p>16:00:29.8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2436991" calcext:value-type="float">
            <text:p>-2.44E-08</text:p>
          </table:table-cell>
          <table:table-cell table:formula="of:=[.C171]*10^9" office:value-type="float" office:value="-24.36991" calcext:value-type="float">
            <text:p>-24.36991</text:p>
          </table:table-cell>
          <table:table-cell table:formula="of:=[.$N$1]*[.D171]" office:value-type="float" office:value="-20.2823723953447" calcext:value-type="float">
            <text:p>-20.2823723953447</text:p>
          </table:table-cell>
          <table:table-cell table:number-columns-repeated="9"/>
        </table:table-row>
        <table:table-row table:style-name="ro1">
          <table:table-cell office:value-type="time" office:time-value="PT16H00M30.191S" calcext:value-type="time">
            <text:p>16:00:30.1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2454403" calcext:value-type="float">
            <text:p>-2.45E-08</text:p>
          </table:table-cell>
          <table:table-cell table:formula="of:=[.C172]*10^9" office:value-type="float" office:value="-24.54403" calcext:value-type="float">
            <text:p>-24.54403</text:p>
          </table:table-cell>
          <table:table-cell table:formula="of:=[.$N$1]*[.D172]" office:value-type="float" office:value="-20.4272874435118" calcext:value-type="float">
            <text:p>-20.4272874435118</text:p>
          </table:table-cell>
          <table:table-cell table:number-columns-repeated="9"/>
        </table:table-row>
        <table:table-row table:style-name="ro1">
          <table:table-cell office:value-type="time" office:time-value="PT16H00M30.575S" calcext:value-type="time">
            <text:p>16:00:30.5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2457125" calcext:value-type="float">
            <text:p>-2.46E-08</text:p>
          </table:table-cell>
          <table:table-cell table:formula="of:=[.C173]*10^9" office:value-type="float" office:value="-24.57125" calcext:value-type="float">
            <text:p>-24.57125</text:p>
          </table:table-cell>
          <table:table-cell table:formula="of:=[.$N$1]*[.D173]" office:value-type="float" office:value="-20.4499418635159" calcext:value-type="float">
            <text:p>-20.4499418635159</text:p>
          </table:table-cell>
          <table:table-cell table:number-columns-repeated="9"/>
        </table:table-row>
        <table:table-row table:style-name="ro1">
          <table:table-cell office:value-type="time" office:time-value="PT16H00M30.959S" calcext:value-type="time">
            <text:p>16:00:30.9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676416" calcext:value-type="float">
            <text:p>-2.68E-08</text:p>
          </table:table-cell>
          <table:table-cell table:formula="of:=[.C174]*10^9" office:value-type="float" office:value="-26.76416" calcext:value-type="float">
            <text:p>-26.76416</text:p>
          </table:table-cell>
          <table:table-cell table:formula="of:=[.$N$1]*[.D174]" office:value-type="float" office:value="-22.2750375347545" calcext:value-type="float">
            <text:p>-22.2750375347545</text:p>
          </table:table-cell>
          <table:table-cell table:number-columns-repeated="9"/>
        </table:table-row>
        <table:table-row table:style-name="ro1">
          <table:table-cell office:value-type="time" office:time-value="PT16H00M31.343S" calcext:value-type="time">
            <text:p>16:00:31.3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656639" calcext:value-type="float">
            <text:p>-2.66E-08</text:p>
          </table:table-cell>
          <table:table-cell table:formula="of:=[.C175]*10^9" office:value-type="float" office:value="-26.56639" calcext:value-type="float">
            <text:p>-26.56639</text:p>
          </table:table-cell>
          <table:table-cell table:formula="of:=[.$N$1]*[.D175]" office:value-type="float" office:value="-22.1104392744972" calcext:value-type="float">
            <text:p>-22.1104392744972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22.1234826275576" calcext:value-type="float">
            <text:p>-22.1234826275576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95253386652169" calcext:value-type="float">
            <text:p>0.195253386652169</text:p>
          </table:table-cell>
          <table:table-cell/>
          <table:table-cell table:formula="of:=(MAX([.E174:.E178])-MIN([.E174:.E178]))/2" office:value-type="float" office:value="0.134669790626665" calcext:value-type="float">
            <text:p>0.134669790626665</text:p>
          </table:table-cell>
          <table:table-cell table:number-columns-repeated="2"/>
        </table:table-row>
        <table:table-row table:style-name="ro1">
          <table:table-cell office:value-type="time" office:time-value="PT16H00M31.718S" calcext:value-type="time">
            <text:p>16:00:31.7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644054" calcext:value-type="float">
            <text:p>-2.64E-08</text:p>
          </table:table-cell>
          <table:table-cell table:formula="of:=[.C176]*10^9" office:value-type="float" office:value="-26.44054" calcext:value-type="float">
            <text:p>-26.44054</text:p>
          </table:table-cell>
          <table:table-cell table:formula="of:=[.$N$1]*[.D176]" office:value-type="float" office:value="-22.0056979535012" calcext:value-type="float">
            <text:p>-22.0056979535012</text:p>
          </table:table-cell>
          <table:table-cell table:number-columns-repeated="9"/>
        </table:table-row>
        <table:table-row table:style-name="ro1">
          <table:table-cell office:value-type="time" office:time-value="PT16H00M32.094S" calcext:value-type="time">
            <text:p>16:00:32.0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648915" calcext:value-type="float">
            <text:p>-2.65E-08</text:p>
          </table:table-cell>
          <table:table-cell table:formula="of:=[.C177]*10^9" office:value-type="float" office:value="-26.48915" calcext:value-type="float">
            <text:p>-26.48915</text:p>
          </table:table-cell>
          <table:table-cell table:formula="of:=[.$N$1]*[.D177]" office:value-type="float" office:value="-22.0461546528545" calcext:value-type="float">
            <text:p>-22.0461546528545</text:p>
          </table:table-cell>
          <table:table-cell table:number-columns-repeated="9"/>
        </table:table-row>
        <table:table-row table:style-name="ro1">
          <table:table-cell office:value-type="time" office:time-value="PT16H00M32.478S" calcext:value-type="time">
            <text:p>16:00:32.4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665007" calcext:value-type="float">
            <text:p>-2.67E-08</text:p>
          </table:table-cell>
          <table:table-cell table:formula="of:=[.C178]*10^9" office:value-type="float" office:value="-26.65007" calcext:value-type="float">
            <text:p>-26.65007</text:p>
          </table:table-cell>
          <table:table-cell table:formula="of:=[.$N$1]*[.D178]" office:value-type="float" office:value="-22.1800837221805" calcext:value-type="float">
            <text:p>-22.1800837221805</text:p>
          </table:table-cell>
          <table:table-cell table:number-columns-repeated="9"/>
        </table:table-row>
        <table:table-row table:style-name="ro1">
          <table:table-cell office:value-type="time" office:time-value="PT16H00M32.863S" calcext:value-type="time">
            <text:p>16:00:32.8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872964" calcext:value-type="float">
            <text:p>-2.87E-08</text:p>
          </table:table-cell>
          <table:table-cell table:formula="of:=[.C179]*10^9" office:value-type="float" office:value="-28.72964" calcext:value-type="float">
            <text:p>-28.72964</text:p>
          </table:table-cell>
          <table:table-cell table:formula="of:=[.$N$1]*[.D179]" office:value-type="float" office:value="-23.9108497841884" calcext:value-type="float">
            <text:p>-23.9108497841884</text:p>
          </table:table-cell>
          <table:table-cell table:number-columns-repeated="9"/>
        </table:table-row>
        <table:table-row table:style-name="ro1">
          <table:table-cell office:value-type="time" office:time-value="PT16H00M33.246S" calcext:value-type="time">
            <text:p>16:00:33.2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883821" calcext:value-type="float">
            <text:p>-2.88E-08</text:p>
          </table:table-cell>
          <table:table-cell table:formula="of:=[.C180]*10^9" office:value-type="float" office:value="-28.83821" calcext:value-type="float">
            <text:p>-28.83821</text:p>
          </table:table-cell>
          <table:table-cell table:formula="of:=[.$N$1]*[.D180]" office:value-type="float" office:value="-24.0012094601561" calcext:value-type="float">
            <text:p>-24.001209460156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23.9083562998999" calcext:value-type="float">
            <text:p>-23.9083562998999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96169574897348" calcext:value-type="float">
            <text:p>0.196169574897348</text:p>
          </table:table-cell>
          <table:table-cell/>
          <table:table-cell table:formula="of:=(MAX([.E179:.E183])-MIN([.E179:.E183]))/2" office:value-type="float" office:value="0.111620041838549" calcext:value-type="float">
            <text:p>0.111620041838549</text:p>
          </table:table-cell>
          <table:table-cell table:number-columns-repeated="2"/>
        </table:table-row>
        <table:table-row table:style-name="ro1">
          <table:table-cell office:value-type="time" office:time-value="PT16H00M33.63S" calcext:value-type="time">
            <text:p>16:00:33.6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88192" calcext:value-type="float">
            <text:p>-2.88E-08</text:p>
          </table:table-cell>
          <table:table-cell table:formula="of:=[.C181]*10^9" office:value-type="float" office:value="-28.8192" calcext:value-type="float">
            <text:p>-28.8192</text:p>
          </table:table-cell>
          <table:table-cell table:formula="of:=[.$N$1]*[.D181]" office:value-type="float" office:value="-23.9853879860828" calcext:value-type="float">
            <text:p>-23.9853879860828</text:p>
          </table:table-cell>
          <table:table-cell table:number-columns-repeated="9"/>
        </table:table-row>
        <table:table-row table:style-name="ro1">
          <table:table-cell office:value-type="time" office:time-value="PT16H00M34.013S" calcext:value-type="time">
            <text:p>16:00:34.0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867619" calcext:value-type="float">
            <text:p>-2.87E-08</text:p>
          </table:table-cell>
          <table:table-cell table:formula="of:=[.C182]*10^9" office:value-type="float" office:value="-28.67619" calcext:value-type="float">
            <text:p>-28.67619</text:p>
          </table:table-cell>
          <table:table-cell table:formula="of:=[.$N$1]*[.D182]" office:value-type="float" office:value="-23.8663648925934" calcext:value-type="float">
            <text:p>-23.8663648925934</text:p>
          </table:table-cell>
          <table:table-cell table:number-columns-repeated="9"/>
        </table:table-row>
        <table:table-row table:style-name="ro1">
          <table:table-cell office:value-type="time" office:time-value="PT16H00M34.397S" calcext:value-type="time">
            <text:p>16:00:34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856998" calcext:value-type="float">
            <text:p>-2.86E-08</text:p>
          </table:table-cell>
          <table:table-cell table:formula="of:=[.C183]*10^9" office:value-type="float" office:value="-28.56998" calcext:value-type="float">
            <text:p>-28.56998</text:p>
          </table:table-cell>
          <table:table-cell table:formula="of:=[.$N$1]*[.D183]" office:value-type="float" office:value="-23.777969376479" calcext:value-type="float">
            <text:p>-23.777969376479</text:p>
          </table:table-cell>
          <table:table-cell table:number-columns-repeated="9"/>
        </table:table-row>
        <table:table-row table:style-name="ro1">
          <table:table-cell office:value-type="time" office:time-value="PT16H00M34.782S" calcext:value-type="time">
            <text:p>16:00:34.7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3077803" calcext:value-type="float">
            <text:p>-3.08E-08</text:p>
          </table:table-cell>
          <table:table-cell table:formula="of:=[.C184]*10^9" office:value-type="float" office:value="-30.77803" calcext:value-type="float">
            <text:p>-30.77803</text:p>
          </table:table-cell>
          <table:table-cell table:formula="of:=[.$N$1]*[.D184]" office:value-type="float" office:value="-25.6156656325399" calcext:value-type="float">
            <text:p>-25.6156656325399</text:p>
          </table:table-cell>
          <table:table-cell table:number-columns-repeated="9"/>
        </table:table-row>
        <table:table-row table:style-name="ro1">
          <table:table-cell office:value-type="time" office:time-value="PT16H00M35.166S" calcext:value-type="time">
            <text:p>16:00:35.1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30749" calcext:value-type="float">
            <text:p>-3.07E-08</text:p>
          </table:table-cell>
          <table:table-cell table:formula="of:=[.C185]*10^9" office:value-type="float" office:value="-30.749" calcext:value-type="float">
            <text:p>-30.749</text:p>
          </table:table-cell>
          <table:table-cell table:formula="of:=[.$N$1]*[.D185]" office:value-type="float" office:value="-25.5915048018008" calcext:value-type="float">
            <text:p>-25.5915048018008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25.6864602789171" calcext:value-type="float">
            <text:p>-25.6864602789171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211774560450441" calcext:value-type="float">
            <text:p>0.211774560450441</text:p>
          </table:table-cell>
          <table:table-cell/>
          <table:table-cell table:formula="of:=(MAX([.E184:.E188])-MIN([.E184:.E188]))/2" office:value-type="float" office:value="0.122477018655339" calcext:value-type="float">
            <text:p>0.122477018655339</text:p>
          </table:table-cell>
          <table:table-cell table:number-columns-repeated="2"/>
        </table:table-row>
        <table:table-row table:style-name="ro1">
          <table:table-cell office:value-type="time" office:time-value="PT16H00M35.55S" calcext:value-type="time">
            <text:p>16:00:35.5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3075135" calcext:value-type="float">
            <text:p>-3.08E-08</text:p>
          </table:table-cell>
          <table:table-cell table:formula="of:=[.C186]*10^9" office:value-type="float" office:value="-30.75135" calcext:value-type="float">
            <text:p>-30.75135</text:p>
          </table:table-cell>
          <table:table-cell table:formula="of:=[.$N$1]*[.D186]" office:value-type="float" office:value="-25.593460638943" calcext:value-type="float">
            <text:p>-25.593460638943</text:p>
          </table:table-cell>
          <table:table-cell table:number-columns-repeated="9"/>
        </table:table-row>
        <table:table-row table:style-name="ro1">
          <table:table-cell office:value-type="time" office:time-value="PT16H00M35.933S" calcext:value-type="time">
            <text:p>16:00:35.9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3099376" calcext:value-type="float">
            <text:p>-3.10E-08</text:p>
          </table:table-cell>
          <table:table-cell table:formula="of:=[.C187]*10^9" office:value-type="float" office:value="-30.99376" calcext:value-type="float">
            <text:p>-30.99376</text:p>
          </table:table-cell>
          <table:table-cell table:formula="of:=[.$N$1]*[.D187]" office:value-type="float" office:value="-25.7952114821901" calcext:value-type="float">
            <text:p>-25.7952114821901</text:p>
          </table:table-cell>
          <table:table-cell table:number-columns-repeated="9"/>
        </table:table-row>
        <table:table-row table:style-name="ro1">
          <table:table-cell office:value-type="time" office:time-value="PT16H00M36.317S" calcext:value-type="time">
            <text:p>16:00:36.3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3104332" calcext:value-type="float">
            <text:p>-3.10E-08</text:p>
          </table:table-cell>
          <table:table-cell table:formula="of:=[.C188]*10^9" office:value-type="float" office:value="-31.04332" calcext:value-type="float">
            <text:p>-31.04332</text:p>
          </table:table-cell>
          <table:table-cell table:formula="of:=[.$N$1]*[.D188]" office:value-type="float" office:value="-25.8364588391115" calcext:value-type="float">
            <text:p>-25.8364588391115</text:p>
          </table:table-cell>
          <table:table-cell table:number-columns-repeated="9"/>
        </table:table-row>
        <table:table-row table:style-name="ro1">
          <table:table-cell office:value-type="time" office:time-value="PT16H00M36.701S" calcext:value-type="time">
            <text:p>16:00:36.7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3325013" calcext:value-type="float">
            <text:p>-3.33E-08</text:p>
          </table:table-cell>
          <table:table-cell table:formula="of:=[.C189]*10^9" office:value-type="float" office:value="-33.25013" calcext:value-type="float">
            <text:p>-33.25013</text:p>
          </table:table-cell>
          <table:table-cell table:formula="of:=[.$N$1]*[.D189]" office:value-type="float" office:value="-27.6731230789783" calcext:value-type="float">
            <text:p>-27.6731230789783</text:p>
          </table:table-cell>
          <table:table-cell table:number-columns-repeated="9"/>
        </table:table-row>
        <table:table-row table:style-name="ro1">
          <table:table-cell office:value-type="time" office:time-value="PT16H00M37.084S" calcext:value-type="time">
            <text:p>16:00:37.0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3314842" calcext:value-type="float">
            <text:p>-3.31E-08</text:p>
          </table:table-cell>
          <table:table-cell table:formula="of:=[.C190]*10^9" office:value-type="float" office:value="-33.14842" calcext:value-type="float">
            <text:p>-33.14842</text:p>
          </table:table-cell>
          <table:table-cell table:formula="of:=[.$N$1]*[.D190]" office:value-type="float" office:value="-27.5884727829234" calcext:value-type="float">
            <text:p>-27.5884727829234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7.5588505890665" calcext:value-type="float">
            <text:p>-27.5588505890665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214283774714083" calcext:value-type="float">
            <text:p>0.214283774714083</text:p>
          </table:table-cell>
          <table:table-cell/>
          <table:table-cell table:formula="of:=(MAX([.E189:.E193])-MIN([.E189:.E193]))/2" office:value-type="float" office:value="0.0950120715526897" calcext:value-type="float">
            <text:p>0.09501207155269</text:p>
          </table:table-cell>
          <table:table-cell table:number-columns-repeated="2"/>
        </table:table-row>
        <table:table-row table:style-name="ro1">
          <table:table-cell office:value-type="time" office:time-value="PT16H00M37.468S" calcext:value-type="time">
            <text:p>16:00:37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3308516" calcext:value-type="float">
            <text:p>-3.31E-08</text:p>
          </table:table-cell>
          <table:table-cell table:formula="of:=[.C191]*10^9" office:value-type="float" office:value="-33.08516" calcext:value-type="float">
            <text:p>-33.08516</text:p>
          </table:table-cell>
          <table:table-cell table:formula="of:=[.$N$1]*[.D191]" office:value-type="float" office:value="-27.5358233115987" calcext:value-type="float">
            <text:p>-27.5358233115987</text:p>
          </table:table-cell>
          <table:table-cell table:number-columns-repeated="9"/>
        </table:table-row>
        <table:table-row table:style-name="ro1">
          <table:table-cell office:value-type="time" office:time-value="PT16H00M37.852S" calcext:value-type="time">
            <text:p>16:00:37.8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3305862" calcext:value-type="float">
            <text:p>-3.31E-08</text:p>
          </table:table-cell>
          <table:table-cell table:formula="of:=[.C192]*10^9" office:value-type="float" office:value="-33.05862" calcext:value-type="float">
            <text:p>-33.05862</text:p>
          </table:table-cell>
          <table:table-cell table:formula="of:=[.$N$1]*[.D192]" office:value-type="float" office:value="-27.5137348359592" calcext:value-type="float">
            <text:p>-27.5137348359592</text:p>
          </table:table-cell>
          <table:table-cell table:number-columns-repeated="9"/>
        </table:table-row>
        <table:table-row table:style-name="ro1">
          <table:table-cell office:value-type="time" office:time-value="PT16H00M38.236S" calcext:value-type="time">
            <text:p>16:00:38.2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3302181" calcext:value-type="float">
            <text:p>-3.30E-08</text:p>
          </table:table-cell>
          <table:table-cell table:formula="of:=[.C193]*10^9" office:value-type="float" office:value="-33.02181" calcext:value-type="float">
            <text:p>-33.02181</text:p>
          </table:table-cell>
          <table:table-cell table:formula="of:=[.$N$1]*[.D193]" office:value-type="float" office:value="-27.4830989358729" calcext:value-type="float">
            <text:p>-27.4830989358729</text:p>
          </table:table-cell>
          <table:table-cell table:number-columns-repeated="9"/>
        </table:table-row>
        <table:table-row table:style-name="ro1">
          <table:table-cell office:value-type="time" office:time-value="PT16H00M38.621S" calcext:value-type="time">
            <text:p>16:00:38.6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3549695" calcext:value-type="float">
            <text:p>-3.55E-08</text:p>
          </table:table-cell>
          <table:table-cell table:formula="of:=[.C194]*10^9" office:value-type="float" office:value="-35.49695" calcext:value-type="float">
            <text:p>-35.49695</text:p>
          </table:table-cell>
          <table:table-cell table:formula="of:=[.$N$1]*[.D194]" office:value-type="float" office:value="-29.5430864865291" calcext:value-type="float">
            <text:p>-29.5430864865291</text:p>
          </table:table-cell>
          <table:table-cell table:number-columns-repeated="9"/>
        </table:table-row>
        <table:table-row table:style-name="ro1">
          <table:table-cell office:value-type="time" office:time-value="PT16H00M38.995S" calcext:value-type="time">
            <text:p>16:00:39.0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3527405" calcext:value-type="float">
            <text:p>-3.53E-08</text:p>
          </table:table-cell>
          <table:table-cell table:formula="of:=[.C195]*10^9" office:value-type="float" office:value="-35.27405" calcext:value-type="float">
            <text:p>-35.27405</text:p>
          </table:table-cell>
          <table:table-cell table:formula="of:=[.$N$1]*[.D195]" office:value-type="float" office:value="-29.3575732529176" calcext:value-type="float">
            <text:p>-29.3575732529176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9.3901716483151" calcext:value-type="float">
            <text:p>-29.3901716483151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229793115496169" calcext:value-type="float">
            <text:p>0.229793115496169</text:p>
          </table:table-cell>
          <table:table-cell/>
          <table:table-cell table:formula="of:=(MAX([.E194:.E198])-MIN([.E194:.E198]))/2" office:value-type="float" office:value="0.105390492472992" calcext:value-type="float">
            <text:p>0.105390492472992</text:p>
          </table:table-cell>
          <table:table-cell table:number-columns-repeated="2"/>
        </table:table-row>
        <table:table-row table:style-name="ro1">
          <table:table-cell office:value-type="time" office:time-value="PT16H00M39.372S" calcext:value-type="time">
            <text:p>16:00:39.3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3524369" calcext:value-type="float">
            <text:p>-3.52E-08</text:p>
          </table:table-cell>
          <table:table-cell table:formula="of:=[.C196]*10^9" office:value-type="float" office:value="-35.24369" calcext:value-type="float">
            <text:p>-35.24369</text:p>
          </table:table-cell>
          <table:table-cell table:formula="of:=[.$N$1]*[.D196]" office:value-type="float" office:value="-29.3323055015832" calcext:value-type="float">
            <text:p>-29.3323055015832</text:p>
          </table:table-cell>
          <table:table-cell table:number-columns-repeated="9"/>
        </table:table-row>
        <table:table-row table:style-name="ro1">
          <table:table-cell office:value-type="time" office:time-value="PT16H00M39.756S" calcext:value-type="time">
            <text:p>16:00:39.7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3527839" calcext:value-type="float">
            <text:p>-3.53E-08</text:p>
          </table:table-cell>
          <table:table-cell table:formula="of:=[.C197]*10^9" office:value-type="float" office:value="-35.27839" calcext:value-type="float">
            <text:p>-35.27839</text:p>
          </table:table-cell>
          <table:table-cell table:formula="of:=[.$N$1]*[.D197]" office:value-type="float" office:value="-29.3611853095972" calcext:value-type="float">
            <text:p>-29.3611853095972</text:p>
          </table:table-cell>
          <table:table-cell table:number-columns-repeated="9"/>
        </table:table-row>
        <table:table-row table:style-name="ro1">
          <table:table-cell office:value-type="time" office:time-value="PT16H00M40.14S" calcext:value-type="time">
            <text:p>16:00:40.1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3527301" calcext:value-type="float">
            <text:p>-3.53E-08</text:p>
          </table:table-cell>
          <table:table-cell table:formula="of:=[.C198]*10^9" office:value-type="float" office:value="-35.27301" calcext:value-type="float">
            <text:p>-35.27301</text:p>
          </table:table-cell>
          <table:table-cell table:formula="of:=[.$N$1]*[.D198]" office:value-type="float" office:value="-29.3567076909483" calcext:value-type="float">
            <text:p>-29.3567076909483</text:p>
          </table:table-cell>
          <table:table-cell table:number-columns-repeated="9"/>
        </table:table-row>
        <table:table-row table:style-name="ro1">
          <table:table-cell office:value-type="time" office:time-value="PT16H00M40.523S" calcext:value-type="time">
            <text:p>16:00:40.5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3789207" calcext:value-type="float">
            <text:p>-3.79E-08</text:p>
          </table:table-cell>
          <table:table-cell table:formula="of:=[.C199]*10^9" office:value-type="float" office:value="-37.89207" calcext:value-type="float">
            <text:p>-37.89207</text:p>
          </table:table-cell>
          <table:table-cell table:formula="of:=[.$N$1]*[.D199]" office:value-type="float" office:value="-31.5364757018171" calcext:value-type="float">
            <text:p>-31.5364757018171</text:p>
          </table:table-cell>
          <table:table-cell table:number-columns-repeated="9"/>
        </table:table-row>
        <table:table-row table:style-name="ro1">
          <table:table-cell office:value-type="time" office:time-value="PT16H00M40.907S" calcext:value-type="time">
            <text:p>16:00:40.9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3796903" calcext:value-type="float">
            <text:p>-3.80E-08</text:p>
          </table:table-cell>
          <table:table-cell table:formula="of:=[.C200]*10^9" office:value-type="float" office:value="-37.96903" calcext:value-type="float">
            <text:p>-37.96903</text:p>
          </table:table-cell>
          <table:table-cell table:formula="of:=[.$N$1]*[.D200]" office:value-type="float" office:value="-31.600527287545" calcext:value-type="float">
            <text:p>-31.600527287545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1.5007662769569" calcext:value-type="float">
            <text:p>-31.5007662769569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251654735362853" calcext:value-type="float">
            <text:p>0.251654735362853</text:p>
          </table:table-cell>
          <table:table-cell/>
          <table:table-cell table:formula="of:=(MAX([.E199:.E203])-MIN([.E199:.E203]))/2" office:value-type="float" office:value="0.128889667668243" calcext:value-type="float">
            <text:p>0.128889667668243</text:p>
          </table:table-cell>
          <table:table-cell table:number-columns-repeated="2"/>
        </table:table-row>
        <table:table-row table:style-name="ro1">
          <table:table-cell office:value-type="time" office:time-value="PT16H00M41.291S" calcext:value-type="time">
            <text:p>16:00:41.2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3788177" calcext:value-type="float">
            <text:p>-3.79E-08</text:p>
          </table:table-cell>
          <table:table-cell table:formula="of:=[.C201]*10^9" office:value-type="float" office:value="-37.88177" calcext:value-type="float">
            <text:p>-37.88177</text:p>
          </table:table-cell>
          <table:table-cell table:formula="of:=[.$N$1]*[.D201]" office:value-type="float" office:value="-31.5279033092366" calcext:value-type="float">
            <text:p>-31.5279033092366</text:p>
          </table:table-cell>
          <table:table-cell table:number-columns-repeated="9"/>
        </table:table-row>
        <table:table-row table:style-name="ro1">
          <table:table-cell office:value-type="time" office:time-value="PT16H00M41.675S" calcext:value-type="time">
            <text:p>16:00:41.6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3784365" calcext:value-type="float">
            <text:p>-3.78E-08</text:p>
          </table:table-cell>
          <table:table-cell table:formula="of:=[.C202]*10^9" office:value-type="float" office:value="-37.84365" calcext:value-type="float">
            <text:p>-37.84365</text:p>
          </table:table-cell>
          <table:table-cell table:formula="of:=[.$N$1]*[.D202]" office:value-type="float" office:value="-31.4961771339774" calcext:value-type="float">
            <text:p>-31.4961771339774</text:p>
          </table:table-cell>
          <table:table-cell table:number-columns-repeated="9"/>
        </table:table-row>
        <table:table-row table:style-name="ro1">
          <table:table-cell office:value-type="time" office:time-value="PT16H00M42.059S" calcext:value-type="time">
            <text:p>16:00:42.0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376593" calcext:value-type="float">
            <text:p>-3.77E-08</text:p>
          </table:table-cell>
          <table:table-cell table:formula="of:=[.C203]*10^9" office:value-type="float" office:value="-37.6593" calcext:value-type="float">
            <text:p>-37.6593</text:p>
          </table:table-cell>
          <table:table-cell table:formula="of:=[.$N$1]*[.D203]" office:value-type="float" office:value="-31.3427479522085" calcext:value-type="float">
            <text:p>-31.3427479522085</text:p>
          </table:table-cell>
          <table:table-cell table:number-columns-repeated="9"/>
        </table:table-row>
        <table:table-row table:style-name="ro1">
          <table:table-cell office:value-type="time" office:time-value="PT16H00M42.443S" calcext:value-type="time">
            <text:p>16:00:42.4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4043202" calcext:value-type="float">
            <text:p>-4.04E-08</text:p>
          </table:table-cell>
          <table:table-cell table:formula="of:=[.C204]*10^9" office:value-type="float" office:value="-40.43202" calcext:value-type="float">
            <text:p>-40.43202</text:p>
          </table:table-cell>
          <table:table-cell table:formula="of:=[.$N$1]*[.D204]" office:value-type="float" office:value="-33.6504027440407" calcext:value-type="float">
            <text:p>-33.6504027440407</text:p>
          </table:table-cell>
          <table:table-cell table:number-columns-repeated="9"/>
        </table:table-row>
        <table:table-row table:style-name="ro1">
          <table:table-cell office:value-type="time" office:time-value="PT16H00M42.826S" calcext:value-type="time">
            <text:p>16:00:42.8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4044518" calcext:value-type="float">
            <text:p>-4.04E-08</text:p>
          </table:table-cell>
          <table:table-cell table:formula="of:=[.C205]*10^9" office:value-type="float" office:value="-40.44518" calcext:value-type="float">
            <text:p>-40.44518</text:p>
          </table:table-cell>
          <table:table-cell table:formula="of:=[.$N$1]*[.D205]" office:value-type="float" office:value="-33.6613554320368" calcext:value-type="float">
            <text:p>-33.6613554320368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33.7753466143085" calcext:value-type="float">
            <text:p>-33.7753466143085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259135120548758" calcext:value-type="float">
            <text:p>0.259135120548758</text:p>
          </table:table-cell>
          <table:table-cell/>
          <table:table-cell table:formula="of:=(MAX([.E204:.E208])-MIN([.E204:.E208]))/2" office:value-type="float" office:value="0.10456654405991" calcext:value-type="float">
            <text:p>0.10456654405991</text:p>
          </table:table-cell>
          <table:table-cell table:number-columns-repeated="2"/>
        </table:table-row>
        <table:table-row table:style-name="ro1">
          <table:table-cell office:value-type="time" office:time-value="PT16H00M43.202S" calcext:value-type="time">
            <text:p>16:00:43.2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4067805" calcext:value-type="float">
            <text:p>-4.07E-08</text:p>
          </table:table-cell>
          <table:table-cell table:formula="of:=[.C206]*10^9" office:value-type="float" office:value="-40.67805" calcext:value-type="float">
            <text:p>-40.67805</text:p>
          </table:table-cell>
          <table:table-cell table:formula="of:=[.$N$1]*[.D206]" office:value-type="float" office:value="-33.8551664087578" calcext:value-type="float">
            <text:p>-33.8551664087578</text:p>
          </table:table-cell>
          <table:table-cell table:number-columns-repeated="9"/>
        </table:table-row>
        <table:table-row table:style-name="ro1">
          <table:table-cell office:value-type="time" office:time-value="PT16H00M43.57S" calcext:value-type="time">
            <text:p>16:00:43.5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4067217" calcext:value-type="float">
            <text:p>-4.07E-08</text:p>
          </table:table-cell>
          <table:table-cell table:formula="of:=[.C207]*10^9" office:value-type="float" office:value="-40.67217" calcext:value-type="float">
            <text:p>-40.67217</text:p>
          </table:table-cell>
          <table:table-cell table:formula="of:=[.$N$1]*[.D207]" office:value-type="float" office:value="-33.8502726545468" calcext:value-type="float">
            <text:p>-33.8502726545468</text:p>
          </table:table-cell>
          <table:table-cell table:number-columns-repeated="9"/>
        </table:table-row>
        <table:table-row table:style-name="ro1">
          <table:table-cell office:value-type="time" office:time-value="PT16H00M43.946S" calcext:value-type="time">
            <text:p>16:00:43.9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406833" calcext:value-type="float">
            <text:p>-4.07E-08</text:p>
          </table:table-cell>
          <table:table-cell table:formula="of:=[.C208]*10^9" office:value-type="float" office:value="-40.6833" calcext:value-type="float">
            <text:p>-40.6833</text:p>
          </table:table-cell>
          <table:table-cell table:formula="of:=[.$N$1]*[.D208]" office:value-type="float" office:value="-33.8595358321605" calcext:value-type="float">
            <text:p>-33.8595358321605</text:p>
          </table:table-cell>
          <table:table-cell table:number-columns-repeated="9"/>
        </table:table-row>
        <table:table-row table:style-name="ro1">
          <table:table-cell office:value-type="time" office:time-value="PT16H00M44.33S" calcext:value-type="time">
            <text:p>16:00:44.3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15437" calcext:value-type="float">
            <text:p>-4.42E-08</text:p>
          </table:table-cell>
          <table:table-cell table:formula="of:=[.C209]*10^9" office:value-type="float" office:value="-44.15437" calcext:value-type="float">
            <text:p>-44.15437</text:p>
          </table:table-cell>
          <table:table-cell table:formula="of:=[.$N$1]*[.D209]" office:value-type="float" office:value="-36.7484071636636" calcext:value-type="float">
            <text:p>-36.7484071636636</text:p>
          </table:table-cell>
          <table:table-cell table:number-columns-repeated="9"/>
        </table:table-row>
        <table:table-row table:style-name="ro1">
          <table:table-cell office:value-type="time" office:time-value="PT16H00M44.713S" calcext:value-type="time">
            <text:p>16:00:44.7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09216" calcext:value-type="float">
            <text:p>-4.41E-08</text:p>
          </table:table-cell>
          <table:table-cell table:formula="of:=[.C210]*10^9" office:value-type="float" office:value="-44.09216" calcext:value-type="float">
            <text:p>-44.09216</text:p>
          </table:table-cell>
          <table:table-cell table:formula="of:=[.$N$1]*[.D210]" office:value-type="float" office:value="-36.6966315770195" calcext:value-type="float">
            <text:p>-36.6966315770195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6.6796998532662" calcext:value-type="float">
            <text:p>-36.6796998532662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274823519778073" calcext:value-type="float">
            <text:p>0.274823519778073</text:p>
          </table:table-cell>
          <table:table-cell/>
          <table:table-cell table:formula="of:=(MAX([.E209:.E213])-MIN([.E209:.E213]))/2" office:value-type="float" office:value="0.0871762389171842" calcext:value-type="float">
            <text:p>0.087176238917184</text:p>
          </table:table-cell>
          <table:table-cell table:number-columns-repeated="2"/>
        </table:table-row>
        <table:table-row table:style-name="ro1">
          <table:table-cell office:value-type="time" office:time-value="PT16H00M45.089S" calcext:value-type="time">
            <text:p>16:00:45.0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94488" calcext:value-type="float">
            <text:p>-4.39E-08</text:p>
          </table:table-cell>
          <table:table-cell table:formula="of:=[.C211]*10^9" office:value-type="float" office:value="-43.94488" calcext:value-type="float">
            <text:p>-43.94488</text:p>
          </table:table-cell>
          <table:table-cell table:formula="of:=[.$N$1]*[.D211]" office:value-type="float" office:value="-36.5740546858292" calcext:value-type="float">
            <text:p>-36.5740546858292</text:p>
          </table:table-cell>
          <table:table-cell table:number-columns-repeated="9"/>
        </table:table-row>
        <table:table-row table:style-name="ro1">
          <table:table-cell office:value-type="time" office:time-value="PT16H00M45.466S" calcext:value-type="time">
            <text:p>16:00:45.4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12725" calcext:value-type="float">
            <text:p>-4.41E-08</text:p>
          </table:table-cell>
          <table:table-cell table:formula="of:=[.C212]*10^9" office:value-type="float" office:value="-44.12725" calcext:value-type="float">
            <text:p>-44.12725</text:p>
          </table:table-cell>
          <table:table-cell table:formula="of:=[.$N$1]*[.D212]" office:value-type="float" office:value="-36.7258359707719" calcext:value-type="float">
            <text:p>-36.7258359707719</text:p>
          </table:table-cell>
          <table:table-cell table:number-columns-repeated="9"/>
        </table:table-row>
        <table:table-row table:style-name="ro1">
          <table:table-cell office:value-type="time" office:time-value="PT16H00M45.85S" calcext:value-type="time">
            <text:p>16:00:45.8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04042" calcext:value-type="float">
            <text:p>-4.40E-08</text:p>
          </table:table-cell>
          <table:table-cell table:formula="of:=[.C213]*10^9" office:value-type="float" office:value="-44.04042" calcext:value-type="float">
            <text:p>-44.04042</text:p>
          </table:table-cell>
          <table:table-cell table:formula="of:=[.$N$1]*[.D213]" office:value-type="float" office:value="-36.653569869047" calcext:value-type="float">
            <text:p>-36.653569869047</text:p>
          </table:table-cell>
          <table:table-cell table:number-columns-repeated="9"/>
        </table:table-row>
        <table:table-row table:style-name="ro1">
          <table:table-cell office:value-type="time" office:time-value="PT16H00M46.233S" calcext:value-type="time">
            <text:p>16:00:46.2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4191" calcext:value-type="float">
            <text:p>-4.91E-08</text:p>
          </table:table-cell>
          <table:table-cell table:formula="of:=[.C214]*10^9" office:value-type="float" office:value="-49.14191" calcext:value-type="float">
            <text:p>-49.14191</text:p>
          </table:table-cell>
          <table:table-cell table:formula="of:=[.$N$1]*[.D214]" office:value-type="float" office:value="-40.8993926870684" calcext:value-type="float">
            <text:p>-40.8993926870684</text:p>
          </table:table-cell>
          <table:table-cell table:number-columns-repeated="9"/>
        </table:table-row>
        <table:table-row table:style-name="ro1">
          <table:table-cell office:value-type="time" office:time-value="PT16H00M46.617S" calcext:value-type="time">
            <text:p>16:00:46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42" calcext:value-type="float">
            <text:p>-4.90E-08</text:p>
          </table:table-cell>
          <table:table-cell table:formula="of:=[.C215]*10^9" office:value-type="float" office:value="-49.042" calcext:value-type="float">
            <text:p>-49.042</text:p>
          </table:table-cell>
          <table:table-cell table:formula="of:=[.$N$1]*[.D215]" office:value-type="float" office:value="-40.8162404790373" calcext:value-type="float">
            <text:p>-40.816240479037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40.950495798644" calcext:value-type="float">
            <text:p>-40.95049579864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307732044764152" calcext:value-type="float">
            <text:p>0.307732044764152</text:p>
          </table:table-cell>
          <table:table-cell/>
          <table:table-cell table:formula="of:=(MAX([.E214:.E218])-MIN([.E214:.E218]))/2" office:value-type="float" office:value="0.101387268364999" calcext:value-type="float">
            <text:p>0.101387268364999</text:p>
          </table:table-cell>
          <table:table-cell table:number-columns-repeated="2"/>
        </table:table-row>
        <table:table-row table:style-name="ro1">
          <table:table-cell office:value-type="time" office:time-value="PT16H00M47S" calcext:value-type="time">
            <text:p>16:00:47.0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8285" calcext:value-type="float">
            <text:p>-4.93E-08</text:p>
          </table:table-cell>
          <table:table-cell table:formula="of:=[.C216]*10^9" office:value-type="float" office:value="-49.28285" calcext:value-type="float">
            <text:p>-49.28285</text:p>
          </table:table-cell>
          <table:table-cell table:formula="of:=[.$N$1]*[.D216]" office:value-type="float" office:value="-41.0166929793304" calcext:value-type="float">
            <text:p>-41.0166929793304</text:p>
          </table:table-cell>
          <table:table-cell table:number-columns-repeated="9"/>
        </table:table-row>
        <table:table-row table:style-name="ro1">
          <table:table-cell office:value-type="time" office:time-value="PT16H00M47.385S" calcext:value-type="time">
            <text:p>16:00:47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8564" calcext:value-type="float">
            <text:p>-4.93E-08</text:p>
          </table:table-cell>
          <table:table-cell table:formula="of:=[.C217]*10^9" office:value-type="float" office:value="-49.28564" calcext:value-type="float">
            <text:p>-49.28564</text:p>
          </table:table-cell>
          <table:table-cell table:formula="of:=[.$N$1]*[.D217]" office:value-type="float" office:value="-41.0190150157673" calcext:value-type="float">
            <text:p>-41.0190150157673</text:p>
          </table:table-cell>
          <table:table-cell table:number-columns-repeated="9"/>
        </table:table-row>
        <table:table-row table:style-name="ro1">
          <table:table-cell office:value-type="time" office:time-value="PT16H00M47.769S" calcext:value-type="time">
            <text:p>16:00:47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416" calcext:value-type="float">
            <text:p>-4.93E-08</text:p>
          </table:table-cell>
          <table:table-cell table:formula="of:=[.C218]*10^9" office:value-type="float" office:value="-49.26416" calcext:value-type="float">
            <text:p>-49.26416</text:p>
          </table:table-cell>
          <table:table-cell table:formula="of:=[.$N$1]*[.D218]" office:value-type="float" office:value="-41.0011378320168" calcext:value-type="float">
            <text:p>-41.0011378320168</text:p>
          </table:table-cell>
          <table:table-cell table:number-columns-repeated="9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1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12636069010375" calcext:value-type="float">
            <text:p>-0.212636069010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739379304521" calcext:value-type="float">
            <text:p>0.095673937930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88208064353454" calcext:value-type="float">
            <text:p>-0.078820806435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181676445286" calcext:value-type="float">
            <text:p>0.086918167644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05341188825544" calcext:value-type="float">
            <text:p>-0.07053411888255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484291424411" calcext:value-type="float">
            <text:p>0.0716484291424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23480771016074" calcext:value-type="float">
            <text:p>-0.0723480771016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233374028023" calcext:value-type="float">
            <text:p>0.077223337402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8905314921796" calcext:value-type="float">
            <text:p>-0.1389053149217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6356127562192" calcext:value-type="float">
            <text:p>0.079635612756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05127756130839" calcext:value-type="float">
            <text:p>-0.10512775613083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595818368719" calcext:value-type="float">
            <text:p>0.088159581836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4711716013395" calcext:value-type="float">
            <text:p>-0.1747117160133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12041208281" calcext:value-type="float">
            <text:p>0.097412041208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8493667521951" calcext:value-type="float">
            <text:p>-0.1484936675219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94860841282" calcext:value-type="float">
            <text:p>0.090294860841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09343860211553" calcext:value-type="float">
            <text:p>-0.10934386021155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800385469301" calcext:value-type="float">
            <text:p>0.099280038546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0887831986571013" calcext:value-type="float">
            <text:p>-0.08878319865710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.106696140272535" calcext:value-type="float">
            <text:p>0.106696140272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1539798146937" calcext:value-type="float">
            <text:p>-0.1515397981469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91356327171" calcext:value-type="float">
            <text:p>0.100291356327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58172136774904" calcext:value-type="float">
            <text:p>-0.1581721367749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00220087131" calcext:value-type="float">
            <text:p>0.104800220087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40092851533297" calcext:value-type="float">
            <text:p>-0.240092851533297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57180288726" calcext:value-type="float">
            <text:p>0.1125571802887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76885248649001" calcext:value-type="float">
            <text:p>-0.1768852486490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71971430819" calcext:value-type="float">
            <text:p>0.109871971430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1835246092151" calcext:value-type="float">
            <text:p>-0.2718352460921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3674620877153" calcext:value-type="float">
            <text:p>0.1036746208771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26035264013085" calcext:value-type="float">
            <text:p>-0.126035264013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610194859592" calcext:value-type="float">
            <text:p>0.089861019485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93985237649054" calcext:value-type="float">
            <text:p>-0.1939852376490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022652267334" calcext:value-type="float">
            <text:p>0.095902265226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4045912996084" calcext:value-type="float">
            <text:p>-0.244045912996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199568738006" calcext:value-type="float">
            <text:p>0.0991199568738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25433539789383" calcext:value-type="float">
            <text:p>-0.325433539789383</text:p>
          </table:table-cell>
          <table:table-cell office:value-type="float" office:value="0.05" calcext:value-type="float">
            <text:p>0.05</text:p>
          </table:table-cell>
          <table:table-cell office:value-type="float" office:value="0.0487301374923384" calcext:value-type="float">
            <text:p>0.0487301374923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34166688296148" calcext:value-type="float">
            <text:p>-0.234166688296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381006899588" calcext:value-type="float">
            <text:p>0.096238100689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14405115120982" calcext:value-type="float">
            <text:p>-0.3144051151209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886140847534" calcext:value-type="float">
            <text:p>0.095688614084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850222713111737" calcext:value-type="float">
            <text:p>-0.850222713111737</text:p>
          </table:table-cell>
          <table:table-cell office:value-type="float" office:value="0.05" calcext:value-type="float">
            <text:p>0.05</text:p>
          </table:table-cell>
          <table:table-cell office:value-type="float" office:value="0.123758988304506" calcext:value-type="float">
            <text:p>0.123758988304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85299506386819" calcext:value-type="float">
            <text:p>-1.852995063868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773677487102" calcext:value-type="float">
            <text:p>0.09867736774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.21769083319835" calcext:value-type="float">
            <text:p>-3.217690833198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761698559746" calcext:value-type="float">
            <text:p>0.11761698559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.74440715265956" calcext:value-type="float">
            <text:p>-4.74440715265956</text:p>
          </table:table-cell>
          <table:table-cell office:value-type="float" office:value="0.05" calcext:value-type="float">
            <text:p>0.05</text:p>
          </table:table-cell>
          <table:table-cell office:value-type="float" office:value="0.0354667532443925" calcext:value-type="float">
            <text:p>0.035466753244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6.54660072000754" calcext:value-type="float">
            <text:p>-6.546600720007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24207696558" calcext:value-type="float">
            <text:p>0.1026242076965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.26252638914342" calcext:value-type="float">
            <text:p>-8.26252638914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1886814881902" calcext:value-type="float">
            <text:p>0.07718868148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9.87204552921773" calcext:value-type="float">
            <text:p>-9.8720455292177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528055521194" calcext:value-type="float">
            <text:p>0.1265280555211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1.526825237575" calcext:value-type="float">
            <text:p>-11.526825237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820504766281" calcext:value-type="float">
            <text:p>0.098182050476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.3574155627764" calcext:value-type="float">
            <text:p>-13.3574155627764</text:p>
          </table:table-cell>
          <table:table-cell office:value-type="float" office:value="0.05" calcext:value-type="float">
            <text:p>0.05</text:p>
          </table:table-cell>
          <table:table-cell office:value-type="float" office:value="0.132256022638638" calcext:value-type="float">
            <text:p>0.132256022638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5.0673681885072" calcext:value-type="float">
            <text:p>-15.0673681885072</text:p>
          </table:table-cell>
          <table:table-cell office:value-type="float" office:value="0.05" calcext:value-type="float">
            <text:p>0.05</text:p>
          </table:table-cell>
          <table:table-cell office:value-type="float" office:value="0.150247638099472" calcext:value-type="float">
            <text:p>0.1502476380994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6.8398992800759" calcext:value-type="float">
            <text:p>-16.8398992800759</text:p>
          </table:table-cell>
          <table:table-cell office:value-type="float" office:value="0.05" calcext:value-type="float">
            <text:p>0.05</text:p>
          </table:table-cell>
          <table:table-cell office:value-type="float" office:value="0.16518374335771" calcext:value-type="float">
            <text:p>0.16518374335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8.6374201444235" calcext:value-type="float">
            <text:p>-18.6374201444235</text:p>
          </table:table-cell>
          <table:table-cell office:value-type="float" office:value="0.05" calcext:value-type="float">
            <text:p>0.05</text:p>
          </table:table-cell>
          <table:table-cell office:value-type="float" office:value="0.142459650691627" calcext:value-type="float">
            <text:p>0.142459650691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0.2775735200419" calcext:value-type="float">
            <text:p>-20.2775735200419</text:p>
          </table:table-cell>
          <table:table-cell office:value-type="float" office:value="0.05" calcext:value-type="float">
            <text:p>0.05</text:p>
          </table:table-cell>
          <table:table-cell office:value-type="float" office:value="0.164943650256219" calcext:value-type="float">
            <text:p>0.164943650256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2.1167478896196" calcext:value-type="float">
            <text:p>-22.1167478896196</text:p>
          </table:table-cell>
          <table:table-cell office:value-type="float" office:value="0.05" calcext:value-type="float">
            <text:p>0.05</text:p>
          </table:table-cell>
          <table:table-cell office:value-type="float" office:value="0.194820622924353" calcext:value-type="float">
            <text:p>0.194820622924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9094082906011" calcext:value-type="float">
            <text:p>-23.9094082906011</text:p>
          </table:table-cell>
          <table:table-cell office:value-type="float" office:value="0.05" calcext:value-type="float">
            <text:p>0.05</text:p>
          </table:table-cell>
          <table:table-cell office:value-type="float" office:value="0.196764786493322" calcext:value-type="float">
            <text:p>0.196764786493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5.6218061288952" calcext:value-type="float">
            <text:p>-25.6218061288952</text:p>
          </table:table-cell>
          <table:table-cell office:value-type="float" office:value="0.05" calcext:value-type="float">
            <text:p>0.05</text:p>
          </table:table-cell>
          <table:table-cell office:value-type="float" office:value="0.208934973173226" calcext:value-type="float">
            <text:p>0.2089349731732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7.5712098152627" calcext:value-type="float">
            <text:p>-27.5712098152627</text:p>
          </table:table-cell>
          <table:table-cell office:value-type="float" office:value="0.05" calcext:value-type="float">
            <text:p>0.05</text:p>
          </table:table-cell>
          <table:table-cell office:value-type="float" office:value="0.210723865978664" calcext:value-type="float">
            <text:p>0.210723865978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9.317449462014" calcext:value-type="float">
            <text:p>-29.3174494620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41451907183" calcext:value-type="float">
            <text:p>0.2334414519071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1.3617453728923" calcext:value-type="float">
            <text:p>-31.3617453728923</text:p>
          </table:table-cell>
          <table:table-cell office:value-type="float" office:value="0.05" calcext:value-type="float">
            <text:p>0.05</text:p>
          </table:table-cell>
          <table:table-cell office:value-type="float" office:value="0.246472119502927" calcext:value-type="float">
            <text:p>0.246472119502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3.5868188946847" calcext:value-type="float">
            <text:p>-33.5868188946847</text:p>
          </table:table-cell>
          <table:table-cell office:value-type="float" office:value="0.05" calcext:value-type="float">
            <text:p>0.05</text:p>
          </table:table-cell>
          <table:table-cell office:value-type="float" office:value="0.260634746117676" calcext:value-type="float">
            <text:p>0.260634746117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1133277013688" calcext:value-type="float">
            <text:p>-36.1133277013688</text:p>
          </table:table-cell>
          <table:table-cell office:value-type="float" office:value="0.05" calcext:value-type="float">
            <text:p>0.05</text:p>
          </table:table-cell>
          <table:table-cell office:value-type="float" office:value="0.288126539911199" calcext:value-type="float">
            <text:p>0.288126539911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9.7871006138827" calcext:value-type="float">
            <text:p>-39.7871006138827</text:p>
          </table:table-cell>
          <table:table-cell office:value-type="float" office:value="0.05" calcext:value-type="float">
            <text:p>0.05</text:p>
          </table:table-cell>
          <table:table-cell office:value-type="float" office:value="0.303223957870683" calcext:value-type="float">
            <text:p>0.303223957870683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95158107502252" calcext:value-type="float">
            <text:p>-0.079515810750225</text:p>
          </table:table-cell>
          <table:table-cell office:value-type="float" office:value="0.05" calcext:value-type="float">
            <text:p>0.05</text:p>
          </table:table-cell>
          <table:table-cell office:value-type="float" office:value="0.142227160294466" calcext:value-type="float">
            <text:p>0.142227160294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40802943639005" calcext:value-type="float">
            <text:p>-0.0540802943639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70231551355" calcext:value-type="float">
            <text:p>0.116270231551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93617576980215" calcext:value-type="float">
            <text:p>-0.079361757698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8561264924" calcext:value-type="float">
            <text:p>0.10558561264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3051783096345" calcext:value-type="float">
            <text:p>-0.123051783096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91580661389" calcext:value-type="float">
            <text:p>0.097191580661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06175440661186" calcext:value-type="float">
            <text:p>-0.10617544066118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86185217007" calcext:value-type="float">
            <text:p>0.110786185217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14889457489852" calcext:value-type="float">
            <text:p>-0.114889457489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073892727235" calcext:value-type="float">
            <text:p>0.092207389272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07599072045643" calcext:value-type="float">
            <text:p>-0.1075990720456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51332379722" calcext:value-type="float">
            <text:p>0.099251332379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3252839606668" calcext:value-type="float">
            <text:p>-0.1432528396066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75090176149" calcext:value-type="float">
            <text:p>0.101875090176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1540714758" calcext:value-type="float">
            <text:p>-0.1715407147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34280981992" calcext:value-type="float">
            <text:p>0.105334280981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29843177391791" calcext:value-type="float">
            <text:p>-0.1298431773917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03291992882" calcext:value-type="float">
            <text:p>0.105503291992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19666292588783" calcext:value-type="float">
            <text:p>-0.1196662925887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052210021142" calcext:value-type="float">
            <text:p>0.1080522100211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0167622209995" calcext:value-type="float">
            <text:p>-0.2001676222099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738252830859" calcext:value-type="float">
            <text:p>0.1037382528308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59799085336864" calcext:value-type="float">
            <text:p>-0.1597990853368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7173436783996" calcext:value-type="float">
            <text:p>0.117173436783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18935877039704" calcext:value-type="float">
            <text:p>-0.2189358770397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0253792524" calcext:value-type="float">
            <text:p>0.08150253792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97792843087444" calcext:value-type="float">
            <text:p>-0.197792843087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85209676085" calcext:value-type="float">
            <text:p>0.107785209676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77169066418733" calcext:value-type="float">
            <text:p>-0.1771690664187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68549985707" calcext:value-type="float">
            <text:p>0.105968549985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2166515519481" calcext:value-type="float">
            <text:p>-0.2521665155194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44368597319516" calcext:value-type="float">
            <text:p>0.074436859731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30559765064882" calcext:value-type="float">
            <text:p>-0.23055976506488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09696973999" calcext:value-type="float">
            <text:p>0.112109696973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13965037877151" calcext:value-type="float">
            <text:p>-0.2139650378771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67002862264" calcext:value-type="float">
            <text:p>0.115867002862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6551159505893" calcext:value-type="float">
            <text:p>-0.316551159505893</text:p>
          </table:table-cell>
          <table:table-cell office:value-type="float" office:value="0.05" calcext:value-type="float">
            <text:p>0.05</text:p>
          </table:table-cell>
          <table:table-cell office:value-type="float" office:value="0.0268328438552011" calcext:value-type="float">
            <text:p>0.026832843855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22092847868485" calcext:value-type="float">
            <text:p>-0.2220928478684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7353635486337" calcext:value-type="float">
            <text:p>0.0677353635486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875166145034451" calcext:value-type="float">
            <text:p>-0.87516614503445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5780687098826" calcext:value-type="float">
            <text:p>0.079578068709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85260689261581" calcext:value-type="float">
            <text:p>-1.852606892615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114468079472" calcext:value-type="float">
            <text:p>0.094611446807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.20866335476704" calcext:value-type="float">
            <text:p>-3.208663354767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29005772188" calcext:value-type="float">
            <text:p>0.1000290057721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.82550398392202" calcext:value-type="float">
            <text:p>-4.825503983922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37940953902" calcext:value-type="float">
            <text:p>0.0916379409539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6.51837524355148" calcext:value-type="float">
            <text:p>-6.5183752435514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135703270176" calcext:value-type="float">
            <text:p>0.101135703270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.28254916785238" calcext:value-type="float">
            <text:p>-8.28254916785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755818643673453" calcext:value-type="float">
            <text:p>0.075581864367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9.94514889569375" calcext:value-type="float">
            <text:p>-9.94514889569375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19792091345" calcext:value-type="float">
            <text:p>0.131319792091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1.712033859955" calcext:value-type="float">
            <text:p>-11.71203385995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28230527312" calcext:value-type="float">
            <text:p>0.122128230527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.3532974852532" calcext:value-type="float">
            <text:p>-13.3532974852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31117394604158" calcext:value-type="float">
            <text:p>0.1311173946041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5.0616421631719" calcext:value-type="float">
            <text:p>-15.0616421631719</text:p>
          </table:table-cell>
          <table:table-cell office:value-type="float" office:value="0.05" calcext:value-type="float">
            <text:p>0.05</text:p>
          </table:table-cell>
          <table:table-cell office:value-type="float" office:value="0.152208184689815" calcext:value-type="float">
            <text:p>0.152208184689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6.7831533702773" calcext:value-type="float">
            <text:p>-16.7831533702773</text:p>
          </table:table-cell>
          <table:table-cell office:value-type="float" office:value="0.05" calcext:value-type="float">
            <text:p>0.05</text:p>
          </table:table-cell>
          <table:table-cell office:value-type="float" office:value="0.151049614976704" calcext:value-type="float">
            <text:p>0.1510496149767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8.6347385668609" calcext:value-type="float">
            <text:p>-18.6347385668609</text:p>
          </table:table-cell>
          <table:table-cell office:value-type="float" office:value="0.05" calcext:value-type="float">
            <text:p>0.05</text:p>
          </table:table-cell>
          <table:table-cell office:value-type="float" office:value="0.16403735143317" calcext:value-type="float">
            <text:p>0.16403735143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0.3633257430653" calcext:value-type="float">
            <text:p>-20.3633257430653</text:p>
          </table:table-cell>
          <table:table-cell office:value-type="float" office:value="0.05" calcext:value-type="float">
            <text:p>0.05</text:p>
          </table:table-cell>
          <table:table-cell office:value-type="float" office:value="0.183908729388797" calcext:value-type="float">
            <text:p>0.183908729388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2.0661824251902" calcext:value-type="float">
            <text:p>-22.0661824251902</text:p>
          </table:table-cell>
          <table:table-cell office:value-type="float" office:value="0.05" calcext:value-type="float">
            <text:p>0.05</text:p>
          </table:table-cell>
          <table:table-cell office:value-type="float" office:value="0.197721942028792" calcext:value-type="float">
            <text:p>0.197721942028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8889144464358" calcext:value-type="float">
            <text:p>-23.8889144464358</text:p>
          </table:table-cell>
          <table:table-cell office:value-type="float" office:value="0.05" calcext:value-type="float">
            <text:p>0.05</text:p>
          </table:table-cell>
          <table:table-cell office:value-type="float" office:value="0.195428883363598" calcext:value-type="float">
            <text:p>0.195428883363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5.7272881711919" calcext:value-type="float">
            <text:p>-25.7272881711919</text:p>
          </table:table-cell>
          <table:table-cell office:value-type="float" office:value="0.05" calcext:value-type="float">
            <text:p>0.05</text:p>
          </table:table-cell>
          <table:table-cell office:value-type="float" office:value="0.201695515789932" calcext:value-type="float">
            <text:p>0.2016955157899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7.5170689140832" calcext:value-type="float">
            <text:p>-27.5170689140832</text:p>
          </table:table-cell>
          <table:table-cell office:value-type="float" office:value="0.05" calcext:value-type="float">
            <text:p>0.05</text:p>
          </table:table-cell>
          <table:table-cell office:value-type="float" office:value="0.220116770282263" calcext:value-type="float">
            <text:p>0.2201167702822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9.4393921626075" calcext:value-type="float">
            <text:p>-29.4393921626075</text:p>
          </table:table-cell>
          <table:table-cell office:value-type="float" office:value="0.05" calcext:value-type="float">
            <text:p>0.05</text:p>
          </table:table-cell>
          <table:table-cell office:value-type="float" office:value="0.232021669552142" calcext:value-type="float">
            <text:p>0.2320216695521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1.4372090602769" calcext:value-type="float">
            <text:p>-31.4372090602769</text:p>
          </table:table-cell>
          <table:table-cell office:value-type="float" office:value="0.05" calcext:value-type="float">
            <text:p>0.05</text:p>
          </table:table-cell>
          <table:table-cell office:value-type="float" office:value="0.246175469051778" calcext:value-type="float">
            <text:p>0.246175469051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3.6658430379391" calcext:value-type="float">
            <text:p>-33.6658430379391</text:p>
          </table:table-cell>
          <table:table-cell office:value-type="float" office:value="0.05" calcext:value-type="float">
            <text:p>0.05</text:p>
          </table:table-cell>
          <table:table-cell office:value-type="float" office:value="0.260735854355627" calcext:value-type="float">
            <text:p>0.260735854355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4561068866324" calcext:value-type="float">
            <text:p>-36.4561068866324</text:p>
          </table:table-cell>
          <table:table-cell office:value-type="float" office:value="0.05" calcext:value-type="float">
            <text:p>0.05</text:p>
          </table:table-cell>
          <table:table-cell office:value-type="float" office:value="0.281236611313418" calcext:value-type="float">
            <text:p>0.281236611313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0.3773789215551" calcext:value-type="float">
            <text:p>-40.3773789215551</text:p>
          </table:table-cell>
          <table:table-cell office:value-type="float" office:value="0.05" calcext:value-type="float">
            <text:p>0.05</text:p>
          </table:table-cell>
          <table:table-cell office:value-type="float" office:value="0.307593615601159" calcext:value-type="float">
            <text:p>0.307593615601159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48982257373068" calcext:value-type="float">
            <text:p>0.0074898225737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99454711387" calcext:value-type="float">
            <text:p>0.1134994547113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2020303769413" calcext:value-type="float">
            <text:p>-0.1020203037694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255923106857" calcext:value-type="float">
            <text:p>0.0878255923106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15035079538903" calcext:value-type="float">
            <text:p>-0.09150350795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763178205672574" calcext:value-type="float">
            <text:p>0.0763178205672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55270348689509" calcext:value-type="float">
            <text:p>-0.0755270348689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100812879" calcext:value-type="float">
            <text:p>0.1017100812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0576819394255" calcext:value-type="float">
            <text:p>-0.1305768193942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8140957687026" calcext:value-type="float">
            <text:p>0.092814095768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5586770310722" calcext:value-type="float">
            <text:p>-0.165586770310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980673124597" calcext:value-type="float">
            <text:p>0.08349806731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36566707966851" calcext:value-type="float">
            <text:p>-0.1365667079668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5803327044" calcext:value-type="float">
            <text:p>0.11415803327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788975919357296" calcext:value-type="float">
            <text:p>-0.078897591935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5575453384271" calcext:value-type="float">
            <text:p>0.0865575453384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50210473068119" calcext:value-type="float">
            <text:p>-0.1502104730681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011007208377" calcext:value-type="float">
            <text:p>0.096301100720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29151610023746" calcext:value-type="float">
            <text:p>-0.1291516100237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52700277699" calcext:value-type="float">
            <text:p>0.113352700277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7203040277743" calcext:value-type="float">
            <text:p>-0.1572030402777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904770377297" calcext:value-type="float">
            <text:p>0.087890477037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79024463417066" calcext:value-type="float">
            <text:p>-0.1790244634170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7738478457" calcext:value-type="float">
            <text:p>0.10527738478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09804431299549" calcext:value-type="float">
            <text:p>-0.2098044312995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800655010811" calcext:value-type="float">
            <text:p>0.096480065501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2148227189097" calcext:value-type="float">
            <text:p>-0.222148227189097</text:p>
          </table:table-cell>
          <table:table-cell office:value-type="float" office:value="0.05" calcext:value-type="float">
            <text:p>0.05</text:p>
          </table:table-cell>
          <table:table-cell office:value-type="float" office:value="0.0917142077422177" calcext:value-type="float">
            <text:p>0.091714207742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33585145506196" calcext:value-type="float">
            <text:p>-0.2335851455061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423401936071" calcext:value-type="float">
            <text:p>0.0944234019360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83192112672922" calcext:value-type="float">
            <text:p>-0.1831921126729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6957066148003" calcext:value-type="float">
            <text:p>0.07769570661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7138136979308" calcext:value-type="float">
            <text:p>-0.17138136979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177342310806" calcext:value-type="float">
            <text:p>0.096317734231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8855938506342" calcext:value-type="float">
            <text:p>-0.208855938506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758633111806" calcext:value-type="float">
            <text:p>0.095975863311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19074466827326" calcext:value-type="float">
            <text:p>-0.2190744668273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783483270097" calcext:value-type="float">
            <text:p>0.103783483270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09125913942734" calcext:value-type="float">
            <text:p>-0.2091259139427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924127810252" calcext:value-type="float">
            <text:p>0.080392412781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16748252389421" calcext:value-type="float">
            <text:p>-0.2167482523894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660661816763" calcext:value-type="float">
            <text:p>0.098166066181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789321256943996" calcext:value-type="float">
            <text:p>-0.7893212569439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49333147936" calcext:value-type="float">
            <text:p>0.1172493331479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80292030649374" calcext:value-type="float">
            <text:p>-1.80292030649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1530762830851" calcext:value-type="float">
            <text:p>0.082153076283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.30816236640518" calcext:value-type="float">
            <text:p>-3.308162366405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29213526994" calcext:value-type="float">
            <text:p>0.104329213526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.83095352878986" calcext:value-type="float">
            <text:p>-4.830953528789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5565959467" calcext:value-type="float">
            <text:p>0.10265565959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6.51423219789461" calcext:value-type="float">
            <text:p>-6.514232197894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7084177103" calcext:value-type="float">
            <text:p>0.11077084177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.18670715553452" calcext:value-type="float">
            <text:p>-8.18670715553452</text:p>
          </table:table-cell>
          <table:table-cell office:value-type="float" office:value="0.05" calcext:value-type="float">
            <text:p>0.05</text:p>
          </table:table-cell>
          <table:table-cell office:value-type="float" office:value="0.12605356557058" calcext:value-type="float">
            <text:p>0.126053565570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9.87677116466164" calcext:value-type="float">
            <text:p>-9.87677116466164</text:p>
          </table:table-cell>
          <table:table-cell office:value-type="float" office:value="0.05" calcext:value-type="float">
            <text:p>0.05</text:p>
          </table:table-cell>
          <table:table-cell office:value-type="float" office:value="0.133253513938775" calcext:value-type="float">
            <text:p>0.133253513938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1.653658363295" calcext:value-type="float">
            <text:p>-11.65365836329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74908601327" calcext:value-type="float">
            <text:p>0.12974908601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.3908878428544" calcext:value-type="float">
            <text:p>-13.3908878428544</text:p>
          </table:table-cell>
          <table:table-cell office:value-type="float" office:value="0.05" calcext:value-type="float">
            <text:p>0.05</text:p>
          </table:table-cell>
          <table:table-cell office:value-type="float" office:value="0.133484791865201" calcext:value-type="float">
            <text:p>0.133484791865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5.0254633373976" calcext:value-type="float">
            <text:p>-15.0254633373976</text:p>
          </table:table-cell>
          <table:table-cell office:value-type="float" office:value="0.05" calcext:value-type="float">
            <text:p>0.05</text:p>
          </table:table-cell>
          <table:table-cell office:value-type="float" office:value="0.152489887285357" calcext:value-type="float">
            <text:p>0.152489887285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6.8933210990039" calcext:value-type="float">
            <text:p>-16.8933210990039</text:p>
          </table:table-cell>
          <table:table-cell office:value-type="float" office:value="0.05" calcext:value-type="float">
            <text:p>0.05</text:p>
          </table:table-cell>
          <table:table-cell office:value-type="float" office:value="0.167557367410319" calcext:value-type="float">
            <text:p>0.1675573674103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8.5685696833928" calcext:value-type="float">
            <text:p>-18.5685696833928</text:p>
          </table:table-cell>
          <table:table-cell office:value-type="float" office:value="0.05" calcext:value-type="float">
            <text:p>0.05</text:p>
          </table:table-cell>
          <table:table-cell office:value-type="float" office:value="0.165773576025356" calcext:value-type="float">
            <text:p>0.1657735760253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0.3594689986752" calcext:value-type="float">
            <text:p>-20.3594689986752</text:p>
          </table:table-cell>
          <table:table-cell office:value-type="float" office:value="0.05" calcext:value-type="float">
            <text:p>0.05</text:p>
          </table:table-cell>
          <table:table-cell office:value-type="float" office:value="0.18291260303821" calcext:value-type="float">
            <text:p>0.18291260303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2.1234826275576" calcext:value-type="float">
            <text:p>-22.1234826275576</text:p>
          </table:table-cell>
          <table:table-cell office:value-type="float" office:value="0.05" calcext:value-type="float">
            <text:p>0.05</text:p>
          </table:table-cell>
          <table:table-cell office:value-type="float" office:value="0.195253386652169" calcext:value-type="float">
            <text:p>0.195253386652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9083562998999" calcext:value-type="float">
            <text:p>-23.9083562998999</text:p>
          </table:table-cell>
          <table:table-cell office:value-type="float" office:value="0.05" calcext:value-type="float">
            <text:p>0.05</text:p>
          </table:table-cell>
          <table:table-cell office:value-type="float" office:value="0.196169574897348" calcext:value-type="float">
            <text:p>0.1961695748973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5.6864602789171" calcext:value-type="float">
            <text:p>-25.6864602789171</text:p>
          </table:table-cell>
          <table:table-cell office:value-type="float" office:value="0.05" calcext:value-type="float">
            <text:p>0.05</text:p>
          </table:table-cell>
          <table:table-cell office:value-type="float" office:value="0.211774560450441" calcext:value-type="float">
            <text:p>0.2117745604504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7.5588505890665" calcext:value-type="float">
            <text:p>-27.5588505890665</text:p>
          </table:table-cell>
          <table:table-cell office:value-type="float" office:value="0.05" calcext:value-type="float">
            <text:p>0.05</text:p>
          </table:table-cell>
          <table:table-cell office:value-type="float" office:value="0.214283774714083" calcext:value-type="float">
            <text:p>0.214283774714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9.3901716483151" calcext:value-type="float">
            <text:p>-29.3901716483151</text:p>
          </table:table-cell>
          <table:table-cell office:value-type="float" office:value="0.05" calcext:value-type="float">
            <text:p>0.05</text:p>
          </table:table-cell>
          <table:table-cell office:value-type="float" office:value="0.229793115496169" calcext:value-type="float">
            <text:p>0.229793115496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1.5007662769569" calcext:value-type="float">
            <text:p>-31.5007662769569</text:p>
          </table:table-cell>
          <table:table-cell office:value-type="float" office:value="0.05" calcext:value-type="float">
            <text:p>0.05</text:p>
          </table:table-cell>
          <table:table-cell office:value-type="float" office:value="0.251654735362853" calcext:value-type="float">
            <text:p>0.251654735362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3.7753466143085" calcext:value-type="float">
            <text:p>-33.7753466143085</text:p>
          </table:table-cell>
          <table:table-cell office:value-type="float" office:value="0.05" calcext:value-type="float">
            <text:p>0.05</text:p>
          </table:table-cell>
          <table:table-cell office:value-type="float" office:value="0.259135120548758" calcext:value-type="float">
            <text:p>0.259135120548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6796998532662" calcext:value-type="float">
            <text:p>-36.6796998532662</text:p>
          </table:table-cell>
          <table:table-cell office:value-type="float" office:value="0.05" calcext:value-type="float">
            <text:p>0.05</text:p>
          </table:table-cell>
          <table:table-cell office:value-type="float" office:value="0.274823519778073" calcext:value-type="float">
            <text:p>0.2748235197780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0.950495798644" calcext:value-type="float">
            <text:p>-40.950495798644</text:p>
          </table:table-cell>
          <table:table-cell office:value-type="float" office:value="0.05" calcext:value-type="float">
            <text:p>0.05</text:p>
          </table:table-cell>
          <table:table-cell office:value-type="float" office:value="0.307732044764152" calcext:value-type="float">
            <text:p>0.307732044764152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09:48:34.217573602</dc:date>
    <meta:editing-duration>PT54M54S</meta:editing-duration>
    <meta:editing-cycles>7</meta:editing-cycles>
    <meta:generator>LibreOffice/5.3.5.2$Linux_X86_64 LibreOffice_project/30$Build-2</meta:generator>
    <meta:document-statistic meta:table-count="4" meta:cell-count="1865" meta:object-count="0"/>
  </office:meta>
</office:document-meta>
</file>